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11EA997D913A827D.png" manifest:media-type="image/png"/>
  <manifest:file-entry manifest:full-path="Pictures/100002010000004800000075C9BD9F2CB7D95C9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1cm" svg:stroke-color="#000000" draw:stroke-linejoin="miter" svg:stroke-linecap="butt" draw:fill="none" fo:padding-top="0.015cm" fo:padding-bottom="0.015cm" fo:padding-left="0.015cm" fo:padding-right="0.015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1cm" svg:stroke-color="#370700" draw:stroke-linejoin="miter" svg:stroke-linecap="butt" draw:fill="none" fo:padding-top="0.015cm" fo:padding-bottom="0.015cm" fo:padding-left="0.015cm" fo:padding-right="0.015cm"/>
    </style:style>
    <style:style style:name="gr6" style:family="graphic" style:parent-style-name="standard">
      <style:graphic-properties draw:stroke="solid" svg:stroke-width="0.031cm" svg:stroke-color="#000137" draw:stroke-linejoin="miter" svg:stroke-linecap="butt" draw:fill="none" fo:padding-top="0.015cm" fo:padding-bottom="0.015cm" fo:padding-left="0.015cm" fo:padding-right="0.015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46cm" svg:stroke-color="#000000" draw:stroke-linejoin="bevel" svg:stroke-linecap="round" draw:fill="none" fo:padding-top="0.023cm" fo:padding-bottom="0.023cm" fo:padding-left="0.023cm" fo:padding-right="0.023cm"/>
    </style:style>
    <style:style style:name="gr9" style:family="graphic" style:parent-style-name="standard">
      <style:graphic-properties draw:stroke="solid" svg:stroke-width="0.036cm" svg:stroke-color="#000000" draw:stroke-linejoin="bevel" svg:stroke-linecap="round" draw:fill="solid" draw:fill-color="#ffffff" fo:padding-top="0.018cm" fo:padding-bottom="0.018cm" fo:padding-left="0.018cm" fo:padding-right="0.018cm"/>
    </style:style>
    <style:style style:name="gr10" style:family="graphic" style:parent-style-name="standard">
      <style:graphic-properties draw:stroke="solid" svg:stroke-width="0.036cm" svg:stroke-color="#000000" draw:stroke-linejoin="bevel" svg:stroke-linecap="round" draw:fill="none" fo:padding-top="0.018cm" fo:padding-bottom="0.018cm" fo:padding-left="0.018cm" fo:padding-right="0.018cm"/>
    </style:style>
    <style:style style:name="gr11" style:family="graphic" style:parent-style-name="standard">
      <style:graphic-properties draw:stroke="solid" svg:stroke-width="0.046cm" svg:stroke-color="#ff0000" draw:stroke-linejoin="bevel" svg:stroke-linecap="round" draw:fill="solid" draw:fill-color="#000000" fo:padding-top="0.023cm" fo:padding-bottom="0.023cm" fo:padding-left="0.023cm" fo:padding-right="0.023cm"/>
    </style:style>
    <style:style style:name="gr12"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polygon draw:style-name="gr1" draw:text-style-name="P1" draw:layer="layout" svg:width="29.7cm" svg:height="20.99cm" svg:x="0cm" svg:y="0cm" svg:viewBox="0 0 29701 20991" draw:points="0,0 29701,0 29701,20991 0,20991">
          <text:p/>
        </draw:polygon>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89cm">
          <draw:image xlink:href="Pictures/100002010000004800000075C9BD9F2CB7D95C9F.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4cm">
          <draw:image xlink:href="Pictures/10000201000000670000006711EA997D913A827D.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546 287v-25c7-14 15-28 25-39 11-10 21-21 28-32 11-10 21-17 32-24 11-11 21-18 28-25s14-18 21-25c4-10 8-21 8-31 0-14-4-25-15-37-10-7-21-10-35-10s-28 3-39 10c-7 8-14 19-14 37l-35-4c0-21 11-40 28-54 14-14 35-17 60-17s46 3 64 17c14 14 21 33 21 58 0 10-4 21-7 31-4 11-11 22-21 32-11 11-29 25-57 46-14 14-25 25-35 35-7 7-14 18-18 28h141v29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547 291v-25c7-18 18-28 25-42 10-11 21-21 31-32 11-7 21-18 32-25 11-8 18-15 25-25 10-8 14-15 21-25 3-7 7-18 7-28 0-14-4-25-14-32-7-7-18-14-32-14s-28 7-35 14c-11 7-14 18-18 32v3l-35-3-4-4c4-25 11-42 29-53 17-14 35-21 63-21s50 7 64 21c17 11 24 32 24 57 0 10-3 21-7 31-7 11-14 22-24 32-7 12-29 29-53 51l-4-4 4 4c-14 10-29 24-36 31-10 11-14 18-17 28h-4v-3h141 4v3 29 3h-4-180-3zM550 287h180v4h-3v-29h3v4h-141-3v-7c3-7 10-18 21-28 7-11 21-21 35-32 25-21 46-40 53-50 11-11 18-22 21-32 7-7 7-18 7-28 0-25-7-43-21-53-14-14-35-21-60-21s-46 7-60 21c-14 10-25 28-28 49v-3l35 3v4h-3c0-18 7-29 17-39 11-7 25-11 39-11s28 4 39 11c7 10 14 25 14 39 0 10-3 21-11 31-3 11-10 18-17 25-11 11-18 19-28 26-11 7-22 17-32 28-11 7-21 18-32 28-7 11-14 25-21 39h-4 4v25h-4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5.062cm" svg:height="0.522cm" svg:x="18.612cm" svg:y="15.458cm" svg:viewBox="0 0 5063 523" svg:d="M307 406h-307v-39l236-300h-215v-46h275v39l-236 304h247zM314 520v-35h325v35zM720 113v187c0 18 0 32 3 42 4 11 11 22 18 25 10 4 21 7 39 7 24 0 42-7 56-25 14-17 18-38 18-67v-169h49v229c0 36 4 57 4 64h-46v-7c0-4 0-7 0-14-4-4-4-14-4-28-10 21-24 35-38 42-15 10-36 14-57 14-32 0-56-7-70-25-15-17-22-42-22-81v-194zM1231 258c0 102-35 155-109 155-46 0-74-18-92-53 0 4 0 18 0 49v114h-49v-350c0-32 0-53 0-60h46v7c3 4 3 11 3 18 0 10 0 17 0 21 11-18 21-32 35-39 15-10 32-14 57-14 35 0 63 14 81 35 18 25 28 64 28 117zM1178 258c0-39-3-71-14-88-14-18-32-25-56-25-18 0-32 3-46 10-11 11-18 22-25 39-3 18-7 39-7 67 0 39 7 67 18 88 14 18 35 25 60 25 24 0 42-7 56-25 11-17 14-49 14-91zM1542 258c0 102-39 155-110 155-46 0-74-18-91-53 0 4 0 18 0 49v114h-50v-350c0-32 0-53 0-60h46v7c0 4 0 11 4 18 0 10 0 17 0 21 10-18 21-32 35-39 14-10 32-14 56-14 36 0 64 14 81 35 18 25 29 64 29 117zM1489 258c0-39-4-71-18-88-10-18-28-25-53-25-17 0-32 3-42 10-14 11-21 22-25 39-7 18-10 39-10 67 0 39 7 67 17 88 14 18 32 25 60 25 25 0 43-7 53-25 14-17 18-49 18-91zM1640 268c0 36 8 60 22 78 14 21 31 28 60 28 21 0 38-3 49-10 14-11 25-22 28-32l43 10c-18 46-57 71-120 71-43 0-78-14-99-39-25-28-35-67-35-116 0-50 10-85 35-113 21-25 53-39 95-39 88 0 131 53 131 159v3zM1799 233c-3-32-10-53-24-70-11-15-32-22-57-22-21 0-42 11-56 25-14 18-22 39-22 67zM1912 406v-226c0-21 0-42 0-67h46c0 32 0 53 0 60h4c7-28 17-42 28-53 7-10 21-14 42-14 7 0 14 0 21 4v42c-7 0-17 0-28 0-21 0-35 7-46 25-10 17-17 42-17 77v152zM2053 520v-35h325v35zM2410 406v-406h49v406zM2572 268c0 36 7 60 21 78 14 21 32 28 60 28 21 0 39-3 49-10 14-11 25-22 29-32l42 10c-18 46-57 71-120 71-46 0-78-14-99-39-25-28-35-67-35-116 0-50 10-85 35-113 21-25 53-39 95-39 89 0 131 53 131 159v3zM2731 233c-4-32-11-53-25-70-14-15-32-22-57-22-21 0-42 11-56 25-14 18-21 39-21 67zM2903 148v258h-49v-258h-39v-35h39v-35c0-25 7-46 18-57 14-14 31-17 56-17 14 0 25 0 32 0v39c-7 0-14-4-21-4-11 0-21 7-25 11-7 7-11 17-11 35v28h57v35zM3115 406c-18 3-35 7-49 7-39 0-60-25-60-67v-198h-36v-35h39l14-67h32v67h53v35h-53v184c0 14 4 25 7 32 4 7 11 10 25 10 7 0 14-3 28-7zM3112 520v-35h328v35zM3468 50v-50h49v50zM3468 406v-293h49v293zM3782 406v-187c0-18-4-32-7-46-4-10-11-18-18-21-7-7-21-7-39-7-21 0-42 7-56 25-11 14-18 35-18 67v169h-49v-233c0-32 0-53-4-60h50v7c0 4 0 7 0 11 0 7 0 17 0 32h3c11-22 21-36 39-43 14-10 32-14 53-14 32 0 56 7 71 25 17 14 24 42 24 81v194zM4124 325c0 28-11 49-32 63-21 18-49 25-88 25-35 0-63-7-85-18-17-14-31-31-38-56l42-11c7 18 14 29 28 36 11 7 32 10 53 10 25 0 46-3 57-10 10-7 17-18 17-36 0-10-3-21-14-28-7-7-21-14-39-18l-35-10c-28-7-46-14-60-21-11-7-21-14-28-25-4-11-7-21-7-35 0-28 7-50 28-64 18-14 46-21 81-21s60 7 81 18c18 10 28 28 36 56l-46 4c-4-11-11-21-22-29-10-7-28-10-49-10s-35 3-46 10c-10 4-17 18-17 29 0 10 3 14 7 21 3 7 10 10 17 14 11 3 29 11 57 18 24 3 42 10 56 17 11 4 18 11 25 18s14 14 18 25c3 7 3 17 3 28zM4224 268c0 36 7 60 21 78 14 21 35 28 63 28 22 0 39-3 50-10 14-11 21-22 28-32l42 10c-17 46-56 71-120 71-42 0-77-14-98-39-25-28-36-67-36-116 0-50 11-85 36-113 21-25 53-39 95-39 88 0 130 53 130 159v3zM4386 233c-3-32-10-53-25-70-14-15-31-22-56-22s-42 11-56 25c-15 18-22 39-25 67zM4499 406v-226c0-21 0-42 0-67h46c0 32 0 53 0 60h3c7-28 14-42 25-53 11-10 25-14 46-14 3 0 11 0 18 4v42c-7 0-15 0-25 0-21 0-39 7-46 25-14 17-18 42-18 77v152zM4799 406c-18 3-35 7-50 7-42 0-60-25-60-67v-198h-35v-35h35l18-67h32v67h53v35h-53v184c0 14 0 25 7 32 3 7 11 10 25 10 3 0 14-3 28-7zM5063 325c0 28-10 49-31 63-21 18-50 25-89 25-35 0-63-7-84-18-18-14-32-31-39-56l42-11c4 18 14 29 29 36 10 7 28 10 52 10 25 0 43-3 57-10 11-7 14-18 14-36 0-10-3-21-11-28-7-7-21-14-38-18l-36-10c-28-7-49-14-60-21-10-7-21-14-28-25s-10-21-10-35c0-28 10-50 28-64 21-14 49-21 84-21 32 0 60 7 78 18 21 10 32 28 39 56l-46 4c-3-11-11-21-21-29-14-7-28-10-50-10-21 0-38 3-49 10-10 4-14 18-14 29 0 10 0 14 7 21 4 7 11 10 18 14 10 3 28 11 56 18 25 3 42 10 53 17 14 4 21 11 28 18s11 14 18 25c0 7 3 17 3 28z">
          <text:p/>
        </draw:path>
        <draw:path draw:style-name="gr3" draw:text-style-name="P3" draw:layer="layout" svg:width="5.066cm" svg:height="0.526cm" svg:x="18.612cm" svg:y="15.458cm" svg:viewBox="0 0 5067 527" svg:d="M307 410h-307v-3-39l233-303 3 3h-215v-47-3h275v3 40 4l-232 303h-4v-3h247 4v3 39 3zM307 407v-39h-247-3l3-3 233-304h3-3v-40h3v4h-275v-4h4v47h-4v-3h215 4v3l-236 304-4-4h4v39h-4zM311 520v-35-4h3 325 3v4 35 3h-3-325-3zM314 516h325v4h-4v-35h4v3h-325v-3h4v35h-4zM723 114v187c0 18 0 32 4 46 3 7 10 14 17 21 7 4 18 7 36 7 21 0 42-10 53-25 14-17 21-38 21-67v-169-3h49 4v3 233c0 35 3 53 3 60v3h-3-46-4c0-3 0-3 0-10 0-4 0-7 0-14-3-4-3-14-3-28h3v3-3l4 3c-11 21-25 35-42 42-15 11-32 15-57 15-32 0-56-11-74-25-14-18-21-46-21-81v-198-3h3 50 3zM720 118h-50v-4h4v198c0 35 7 60 21 77 14 14 35 21 67 21 21 0 39-3 53-10 18-11 28-25 39-42v-4h3 4v4c0 14 0 24 0 28 0 7 0 10 0 14 0 7 0 7 3 7h-3 46l-4 3c0-10 0-28 0-63v-233 4h-49v-4h3v169c0 32-7 53-21 71s-32 25-56 25c-18 0-29-4-39-7-7-4-14-14-18-25-7-11-7-25-7-46v-187h4zM1235 259c0 106-39 159-113 159-46 0-78-18-95-53l3-4v4-4c4 4 4 18 4 49v113 4h-4-49-4v-4-349c0-32 0-49 0-60v-3h4 46 3v3c0 0 0 4 0 7 0 4 0 11 0 21 4 11 4 14 4 18h-4c7-18 18-32 32-42 18-7 35-11 60-11 35 0 67 11 85 35 17 25 28 64 28 117zM1228 259c0-53-11-88-25-113-21-25-46-35-81-35-25 0-42 3-57 14-14 7-24 21-31 39h-4-3v-4c0-4 0-7 0-18 0-10 0-14-4-21 0-3 0-7 0-7h4v4h-46v-4c3 11 3 28 3 60v349h-3v-3h49v3h-3v-113c0-31 0-45 0-45l-4-4h7 4c14 35 42 49 88 49 70 0 106-49 106-151zM1175 259c0-39-4-67-14-85-11-18-29-25-53-25-18 0-32 4-43 11-10 7-17 21-24 39-4 14-7 39-7 67 0 39 3 63 17 81 11 21 32 28 57 28 24 0 42-7 53-25 10-17 14-49 14-91zM1182 259c0 46-7 74-18 95-10 18-32 28-56 28-28 0-50-10-60-32-14-17-21-45-21-84 0-28 3-53 10-71 4-17 14-31 25-39 11-10 28-14 46-14 28 0 46 11 56 29 11 17 18 49 18 88zM1545 259c0 106-39 159-113 159-46 0-77-18-95-53l4-4v4-4c3 4 3 18 3 49v113 4h-3-50-3v-4-349c0-32 0-49 0-60v-3h3 46 4v3c0 0 0 4 0 7 0 4 0 11 3 21 0 11 0 14 0 18h-3-4c11-18 21-32 39-42 14-7 32-11 56-11 39 0 64 11 85 35 18 25 28 64 28 117zM1538 259c0-53-7-88-28-113-14-25-42-35-78-35-21 0-42 3-56 14-14 7-25 21-32 39h-3-4v-4c0-4 0-7 0-18 0-10 0-14 0-21-3-3-3-7-3-7h3v4h-46v-4c4 11 4 28 4 60v349h-4v-3h50v3h-4v-113c0-31 0-45 0-45l-3-4h7 3c14 35 42 49 88 49 71 0 106-49 106-151zM1485 259c0-39-3-67-14-85-10-18-28-25-53-25-17 0-32 4-42 11-11 7-18 21-25 39-3 14-7 39-7 67 0 39 7 63 18 81 10 21 32 28 56 28 25 0 43-7 53-25 11-17 14-49 14-91zM1492 259c0 46-7 74-17 95-11 18-32 28-57 28-28 0-49-10-60-32-14-17-21-45-21-84 0-28 4-53 11-71 3-17 14-31 24-39 11-10 29-14 46-14 25 0 46 11 57 29 10 17 17 49 17 88zM1644 273c0 32 4 56 18 74s35 28 60 28c21 0 35-3 49-14 14-7 21-18 25-28l3-4 43 11 3 3v4c-18 46-60 71-123 71-46 0-78-15-103-39-21-29-35-67-35-120 0-50 14-88 35-113 25-28 57-39 99-39 88 0 134 53 134 159v7h-3-209zM1640 269h209v4h-4v-7c0-106-39-155-127-155-42 0-70 14-95 38-21 25-32 60-32 110 0 53 11 88 32 116 25 25 56 35 99 35 63 0 98-21 116-67h4v4l-43-14h4c-7 14-14 25-28 35-15 7-32 14-53 14-29 0-50-10-64-32-14-17-21-45-21-77v-4zM1796 234c-4-32-11-53-21-67-15-14-32-21-57-21-21 0-42 7-53 25-14 14-21 35-21 63h-4v-3h159v3zM1799 238h-159-3v-4c0-28 7-53 25-67 14-18 31-25 56-25s46 7 60 22c14 14 21 38 25 70v4zM1912 407v-226c0-21-3-42-3-67v-3h3 46 4v3c0 32 0 53 0 60h-4v-3h4v3h-4c7-28 18-46 28-53 11-10 25-14 46-14 7 0 14 0 21 0v4 45 4h-3c-7-4-14-4-25-4-21 0-35 8-46 25-7 18-14 42-14 74v152 3h-3-50zM1912 407h50-4v-152c0-35 7-60 18-77 10-18 28-29 49-29 11 0 21 4 28 4v3h-3v-45h3l-3 3c-7-3-11-3-18-3-18 0-32 3-42 14-11 7-18 24-25 49v4h-3-4v-4c0-7 0-28-4-60h4v4h-46v-4h4c0 25 0 46 0 67v226zM2050 520v-35-4h3 325 3v4 35 3h-3-325-3zM2053 516h325v4h-4v-35h4v3h-325v-3 35zM2406 407v-407h4 49v407 3h-49-4zM2410 407h49-4v-407h4v4h-49v-4h3v407zM2572 273c0 32 7 56 21 74s35 28 60 28c21 0 35-3 49-14 11-7 22-18 25-28v-4h4l42 11 3 3v4c-17 46-60 71-123 71-46 0-78-15-102-39-25-29-36-67-36-120 0-50 11-88 36-113 24-28 56-39 98-39 89 0 134 53 134 159v7h-3zM2572 269h208v4h-4v-7c0-106-38-155-127-155-42 0-70 14-95 38-21 25-32 60-32 110 0 53 11 88 32 116 25 25 57 35 99 35 60 0 99-21 116-67h4v4l-42-14h3c-7 14-14 25-28 35-14 7-32 14-53 14-28 0-49-10-64-32-14-17-21-45-21-77v-4zM2727 234c-3-32-11-53-21-67-14-14-32-21-57-21-21 0-42 7-52 25-15 14-22 35-25 63v-3h159v3zM2731 238h-159-4v-4c0-28 7-53 25-67 14-18 32-25 56-25 25 0 46 7 60 22 11 14 22 38 25 70v4zM2907 149v258 3h-4-49-3v-3-258h3v4h-39-3v-4-35-3h3 39v3h-3v-35c0-28 7-46 21-61 10-14 28-18 56-18 14 0 25 0 32 4h3v40 3h-3c-7 0-14-3-21-3-11 0-18 3-25 10-4 7-7 18-7 32v28h-4v-3h57 3v3 35 4h-3-57v-4zM2903 146h57v3-35 4h-57-3v-4-28c0-14 3-28 10-35 8-7 18-11 29-11 7 0 14 0 21 0v4-40 3c-7 0-18-3-32-3-25 0-42 7-53 17-10 12-17 33-17 58v35 4h-4-39v-4 35-3h39 4v3 258h-4 49-3v-258-3zM3115 410c-18 4-35 4-49 4-43 0-64-21-64-67v-198h4v4h-36-3v-4-35-3h3 39v3h-3l14-67v-3h3 32 4v3 67h-4v-3h53 4v3 35 4h-4-53v-4h4v187c0 14 0 22 7 29 3 3 7 7 21 7 7 0 14 0 28-4h4v4 35zM3112 407v-35h3v3c-14 0-21 0-28 0-14 0-21 0-28-7-4-7-7-18-7-32v-187-3h3 53v3-35 4h-53-3v-4-67h3v4h-32v-4l-14 67v4h-39v-4h4v35h-4v-3h36 3v3 198c0 42 18 63 57 63 14 0 31-3 49-7v4zM3108 520v-35-4h4 328v4 35 3h-328-4zM3112 516h328v4h-4v-35h4v3h-328v-3h3v35h-3zM3468 51v-51h49 4v51 3h-4-49zM3468 47h49v4-51 4h-49v-4h3v51h-3zM3468 407v-293-3h49 4v3 293 3h-4-49zM3468 407h49v-293 4h-49v-4h3v293zM3778 407v-187c0-18-3-32-7-42-3-11-7-18-14-22-10-3-21-7-39-7-21 0-38 7-53 25-14 14-17 35-17 64v169 3h-4-49-4v-3-229c0-36 0-57-3-64v-3h3 50v3c3 0 3 4 3 7 0 4 0 7 0 14 0 4 0 14 0 29h-3v-4h3v4h-3c10-22 24-36 39-46 17-7 35-11 56-11 35 0 60 7 74 25 14 14 21 42 21 81v194 3h-49-4zM3782 407h49-3v-194c0-39-7-64-21-78-18-17-39-24-71-24-21 0-39 3-53 14-14 7-28 21-39 42h-3-4v-3c0-15 0-25 0-29 0-7 0-10 0-14 0-3 0-7 0-7h4v4h-50v-4h4c0 7 3 28 3 64v229h-3 49-3v-169c0-29 7-53 21-71 14-14 35-25 56-25 18 0 32 4 39 7 11 7 18 15 21 25 4 14 4 28 4 46zM4128 326c0 28-11 53-32 67-21 17-53 25-92 25-35 0-63-8-85-18-21-14-35-32-42-60v-4h4l42-7 3-3v3c4 18 15 29 25 36 14 7 32 10 53 10 25 0 42-3 53-14 14-7 18-14 18-32 0-10-4-17-11-24s-21-11-39-18v-4 4l-35-7v-4 4c-28-11-46-18-60-25s-21-14-28-24c-7-11-11-25-11-39 0-28 11-50 28-64 22-14 50-21 85-21s60 7 81 18c18 10 32 28 39 56v4h-3l-43 3h-3-4c0-14-7-21-18-28-14-7-28-11-49-11s-35 4-46 11c-10 4-14 14-14 28 0 7 0 11 7 18 4 3 7 10 18 14 7 3 25 7 53 14 24 7 46 14 56 18 11 7 21 14 28 21s11 14 18 21c0 11 4 21 4 32zM4124 326c0-11-3-18-7-28-4-7-7-15-14-22s-14-14-28-17c-11-7-29-11-53-18v-3 3c-28-7-46-14-57-18-7-3-14-10-21-14-3-7-7-14-7-21 0-14 7-28 18-35 10-7 28-11 49-11s39 4 53 11c11 7 18 21 21 35h-3v-3l46-7v3h-4c-4-25-18-42-35-53-18-10-43-17-78-17s-60 7-81 21c-18 14-25 35-25 60 0 14 0 24 7 35s18 18 29 25c10 7 31 14 60 21l35 7c17 7 28 14 39 21 7 7 14 18 14 28 0 18-7 32-21 39-11 7-32 11-57 11-21 0-42-4-53-11-14-7-25-21-28-35v-4l3 4-42 10-3-3h3c7 25 18 42 39 53 18 14 46 17 81 17 39 0 67-7 88-21s32-35 32-63zM4227 273c0 32 7 56 22 74 14 18 31 28 59 28 22 0 36-3 50-14 10-7 21-18 25-28v-4h3l42 11 4 3v4c-21 46-60 71-124 71-45 0-77-15-102-39-26-29-36-67-36-120 0-50 10-88 36-113 25-28 57-39 99-39 88 0 134 53 134 159v7h-4-211zM4224 269h211v4h-3v-7c0-106-39-155-127-155-42 0-74 14-95 38-21 25-37 60-37 110 0 53 16 88 37 116 21 25 56 35 98 35 60 0 99-21 117-67h3v4l-42-14c-3 14-14 25-25 35-14 7-31 14-53 14-28 0-49-10-63-32-14-17-21-45-21-77zM4383 234c-4-32-11-53-25-67-11-14-28-21-53-21s-42 7-53 25c-14 14-21 35-25 63h-3v-3h162v3zM4386 238h-162v-4c0-28 7-53 21-67 14-18 35-25 60-25s46 7 60 22c11 14 21 38 21 70l4 4zM4495 407v-226c0-21 0-42 0-67v-3h4 46v3c3 32 3 53 3 60h-3v-3h3v3h-3c7-28 17-46 28-53 11-10 25-14 46-14 3 0 11 0 18 0h3v4 45 4h-3c-7-4-15-4-25-4-21 0-35 8-46 25-11 18-14 42-14 74v152 3h-4-49-4zM4499 407h49-3v-152c0-35 7-60 17-77 11-18 29-29 50-29 10 0 21 4 25 4v3h-4v-45h4v3c-7-3-15-3-18-3-21 0-32 3-42 14-11 7-18 24-29 49v4h-3v-4c0-7-4-28-4-60h4v4h-46v-4c4 25 4 46 4 67v226zM4799 410c-18 4-32 4-50 4-42 0-63-21-63-67v-198h3v4h-35v-4-35-3h35v3l15-67v-3h3 32 3v3 67h-3v-3h53 3v3 35 4h-3-53v-4h3v187c0 14 0 22 4 29 7 3 14 7 25 7 3 0 14 0 28-4v4 35zM4795 407v-35h4v3c-14 0-21 0-28 0-14 0-22 0-29-7-3-7-7-18-7-32v-187-3h4 53v3h-4v-35h4v4h-53-4v-4-67h4v4h-32v-4l-14 67v4h-4-35v-4h4v35h-4v-3h35 4v3 198c0 42 18 63 56 63 15 0 32-3 46-7l4 4zM5067 326c0 28-11 53-32 67-21 17-53 25-92 25-35 0-67-8-84-18-21-14-35-32-43-60v-4h4l42-7 4-3v3c3 18 14 29 25 36 14 7 28 10 52 10 25 0 43-3 53-14 11-7 18-14 18-32 0-10-3-17-11-24-10-7-21-11-38-18v-4 4l-36-7v-4 4c-28-11-49-18-60-25-14-7-21-14-28-24-7-11-14-25-14-39 0-28 14-50 32-64 21-14 49-21 84-21 36 0 60 7 82 18 17 10 31 28 35 56v4l-46 3h-3c-4-14-8-21-22-28-10-7-24-11-46-11-21 0-35 4-45 11-11 4-14 14-14 28 0 7 0 11 3 18 7 3 11 10 21 14 7 3 25 7 53 14 25 7 46 14 57 18 10 7 21 14 28 21s10 14 14 21c3 11 7 21 7 32zM5060 326c0-11 0-18-4-28-3-7-10-15-14-22-7-7-17-14-28-17-11-7-28-11-56-18l3-3-3 3c-25-7-43-14-53-18-11-3-18-10-21-14-4-7-8-14-8-21 0-14 8-28 18-35 11-7 28-11 49-11 22 0 39 4 50 11 14 7 21 21 25 35h-4v-3l46-7v3h-4c-7-25-17-42-35-53-21-10-46-17-78-17-35 0-63 7-81 21-17 14-28 35-28 60 0 14 4 24 11 35s14 18 28 25c11 7 28 14 56 21l36 7c17 7 31 14 42 21 7 7 11 18 11 28 0 18-4 32-18 39-11 7-32 11-57 11-24 0-42-4-56-11s-21-21-28-35l3-4v4l-42 10v-3h4c3 25 17 42 35 53 21 14 49 17 84 17 39 0 68-7 89-21 17-14 28-35 28-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3cm" svg:height="0.282cm" svg:x="18.591cm" svg:y="18.845cm" svg:viewBox="0 0 1874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8-10-72-35-18-25-25-61-25-107s7-81 25-106c14-21 40-35 72-35 31 0 56 14 70 39 18 21 25 56 25 102zM1176 141c0-39-4-67-14-85-11-17-25-28-46-28s-36 11-47 28c-7 18-14 46-14 85s7 68 14 86c11 17 26 28 47 28s35-11 46-28c10-18 14-47 14-86zM1433 141c0 46-10 82-25 107-17 25-42 35-70 35-32 0-57-10-71-35-17-25-24-61-24-107s7-81 21-106c17-21 42-35 74-35s56 14 70 39c15 21 25 56 25 102zM1398 141c0-39-7-67-14-85-11-17-25-28-46-28s-35 11-46 28c-11 18-14 46-14 85s3 68 14 86c11 17 25 28 46 28s35-11 42-28c11-18 18-47 18-86zM1652 191c0 29-11 50-25 67-17 18-42 25-74 25-25 0-42-7-60-18-14-10-25-28-28-49l35-3c7 28 25 42 57 42 17 0 31-7 42-18 11-10 18-28 18-46s-7-32-18-43-25-14-42-14c-11 0-18 0-25 3-11 4-18 8-25 15h-35l11-145h151v28h-123l-4 85c14-11 36-14 57-14 28 0 49 7 63 21 18 18 25 35 25 64zM1874 141c0 46-7 82-25 107-17 25-38 35-70 35s-53-10-71-35c-14-25-24-61-24-107s10-81 24-106c14-21 39-35 71-35 35 0 56 14 70 39 18 21 25 56 25 102zM1839 141c0-39-7-67-14-85-11-17-25-28-46-28s-35 11-46 28c-7 18-14 46-14 85s7 68 14 86c11 17 25 28 46 28s35-11 46-28c7-18 14-47 14-86z">
          <text:p/>
        </draw:path>
        <draw:path draw:style-name="gr3" draw:text-style-name="P3" draw:layer="layout" svg:width="1.873cm" svg:height="0.286cm" svg:x="18.591cm" svg:y="18.845cm" svg:viewBox="0 0 1874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8-14-75-39-15-25-25-60-25-106 0-47 10-82 25-107 17-25 43-35 75-35 35 0 56 10 74 35 14 25 21 60 21 107zM1207 142c0-47-7-82-21-103-14-25-39-36-70-36-32 0-58 11-72 36-14 21-21 56-21 103 0 46 7 81 21 102 18 25 40 39 72 39 31 0 53-14 70-39 14-21 21-56 21-102zM1172 142c0-40-3-68-14-86-7-14-21-24-42-24s-36 7-47 24c-7 18-11 46-11 86 0 39 4 67 11 85 11 17 26 24 47 24s35-7 42-24c11-18 14-46 14-85zM1176 142c0 39-4 67-14 85-11 21-25 28-46 28s-39-7-51-25c-7-21-14-49-14-88 0-40 7-68 14-89 12-14 30-25 51-25s38 11 49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52 191c0 29-7 50-25 71-17 14-42 25-74 25-25 0-46-7-60-18-17-14-28-28-32-49v-4h4l35-3c7 28 25 38 57 38 17 0 31-3 42-14 11-14 14-28 14-46 0-17-3-31-14-42-11-7-25-14-42-14-11 0-18 0-25 3-7 4-18 11-25 18h-35-4l4-3 7-146v-4h4 151 4v4 28 4h-4-123v-4h3l-3 86h-4c14-11 36-19 57-19 28 0 49 8 63 26 18 14 25 35 25 63zM1648 191c0-24-7-45-21-60-17-17-35-25-63-25-21 0-39 8-57 18v4-7l4-86h123v-28h-151l-7 146h-4 35-3c7-7 17-15 24-18 11 0 18-4 29-4 17 0 31 7 42 18 14 11 18 25 18 42 0 18-4 36-18 46-7 14-25 18-42 18-32 0-53-14-60-39l3-3v3l-35 4v-4c7 21 14 39 28 49 18 11 35 18 60 18 32 0 53-10 71-28 17-14 24-35 24-64zM1874 142c0 46-7 81-21 106-18 25-42 39-74 39s-57-14-74-39c-14-25-21-60-21-106 0-47 7-82 21-107 17-25 42-35 74-35 35 0 60 10 74 35s21 60 21 107zM1871 142c0-47-7-82-22-103-14-25-38-36-70-36s-53 11-71 36c-14 21-21 56-21 103 0 46 7 81 25 102 14 25 35 39 67 39s53-14 70-39c15-21 22-56 22-102zM1835 142c0-40-3-68-10-86-11-14-25-24-46-24-18 0-35 7-42 24-11 18-15 46-15 86 0 39 4 67 15 85 10 17 24 24 42 24 21 0 35-7 42-24 11-18 14-46 14-85zM1839 142c0 39-4 67-14 85-7 21-25 28-46 28s-35-7-46-25c-11-21-14-49-14-88 0-40 3-68 14-89 7-14 25-25 46-25s39 11 46 28c10 18 14 46 14 86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8.41cm" svg:height="6.7cm" svg:x="1.481cm" svg:y="1.368cm" svg:viewBox="0 0 8411 6701" svg:d="M7773 417l638 906v2421l-448 364-712-145-508-681c-43-113-88-226-141-342l-67 53c-124 102-226 388-226 642v1824l-445 363-628-127v639l-444 367-639-131v-201l-479-325v-24l-865-579c-35 57-81 106-131 148l-163 134c-155 124-366 173-585 127l-177-35c-338-70-642-353-747-702-57-183-145-360-258-522l-402-81c-212-43-346-131-346-230v-913c0-39 25-78 67-113l1168-953c159-130 434-229 765-278 770-114 1300-407 1338-739v-91c0-131 124-254 346-346l2046-847z">
          <text:p/>
        </draw:path>
        <draw:polygon draw:style-name="gr7" draw:text-style-name="P2" draw:layer="layout" svg:width="0cm" svg:height="0cm" svg:x="7.016cm" svg:y="4.893cm" svg:viewBox="0 0 0 0" draw:points="0,0">
          <text:p/>
        </draw:polygon>
        <draw:path draw:style-name="gr1" draw:text-style-name="P1" draw:layer="layout" svg:width="7.772cm" svg:height="4.174cm" svg:x="1.481cm" svg:y="1.368cm" svg:viewBox="0 0 7773 4175" svg:d="M7773 417l-2043-417-2046 851c-222 92-346 216-346 343 0 7 4 14 4 21s0 21 0 32c0 14 0 24-4 38-38 336-568 625-1338 738-331 49-606 148-765 278l-1168 953c-42 35-67 74-67 113 0 99 134 187 346 229l2830 579z">
          <text:p/>
        </draw:path>
        <draw:polygon draw:style-name="gr7" draw:text-style-name="P2" draw:layer="layout" svg:width="0cm" svg:height="0cm" svg:x="7.016cm" svg:y="4.893cm" svg:viewBox="0 0 0 0" draw:points="0,0">
          <text:p/>
        </draw:polygon>
        <draw:path draw:style-name="gr1" draw:text-style-name="P1" draw:layer="layout" svg:width="5.235cm" svg:height="4.66cm" svg:x="4.656cm" svg:y="1.785cm" svg:viewBox="0 0 5236 4661" svg:d="M4598 0l638 907-123 103c-57-8-99 3-134 31s-57 71-67 131l-1903 1552c-56-7-98 7-134 32-35 28-56 70-63 130l-875 713c-57-4-99 7-134 35-32 25-57 71-67 131l-1101 896-635-903z">
          <text:p/>
        </draw:path>
        <draw:polygon draw:style-name="gr7" draw:text-style-name="P2" draw:layer="layout" svg:width="0cm" svg:height="0cm" svg:x="7.016cm" svg:y="4.893cm" svg:viewBox="0 0 0 0" draw:points="0,0">
          <text:p/>
        </draw:polygon>
        <draw:path draw:style-name="gr1" draw:text-style-name="P1" draw:layer="layout" svg:width="4.6cm" svg:height="5.377cm" svg:x="5.291cm" svg:y="2.691cm" svg:viewBox="0 0 4601 5378" svg:d="M4601 0v2417l-448 367v-1828c0-169-45-289-123-307-28-3-64 7-99 36l-998 815-141 116-67 53c-124 102-226 388-226 638v1828l-445 363v-1824c0-173-49-293-123-307-32-7-67 4-99 32l-180 148c-128 99-227 385-227 639v1185 639l-448 368v-2284l-635 519-342 278v-137l1101-900c-32 85-50 184-50 272 0 28 4 60 8 88 7 28 14 49 24 71 32 63 92 63 148-4 57-67 99-190 117-314 14-127-4-233-46-275l876-713c-32 85-50 184-50 268 0 32 0 64 7 89 4 28 11 53 22 70 35 67 91 67 148-3 56-67 102-187 116-314 14-124 0-230-46-272l1902-1552c-32 81-50 180-50 268 0 32 4 60 8 88 7 28 14 53 24 71 32 63 92 63 145-4 56-67 102-187 120-314 14-123-4-229-46-275z">
          <text:p/>
        </draw:path>
        <draw:polygon draw:style-name="gr7" draw:text-style-name="P2" draw:layer="layout" svg:width="0cm" svg:height="0cm" svg:x="7.016cm" svg:y="4.893cm" svg:viewBox="0 0 0 0" draw:points="0,0">
          <text:p/>
        </draw:polygon>
        <draw:path draw:style-name="gr1" draw:text-style-name="P1" draw:layer="layout" svg:width="3.81cm" svg:height="1.848cm" svg:x="1.481cm" svg:y="4.734cm" svg:viewBox="0 0 3811 1849" svg:d="M3811 1711v138l-137-28-653-135-32-7-786-159-209-42-74-14-370-78-21-3-780-159-403-81c-212-46-346-134-346-230v-913c0 99 134 187 346 229l2830 575z">
          <text:p/>
        </draw:path>
        <draw:polygon draw:style-name="gr7" draw:text-style-name="P2" draw:layer="layout" svg:width="0cm" svg:height="0cm" svg:x="7.016cm" svg:y="4.893cm" svg:viewBox="0 0 0 0" draw:points="0,0">
          <text:p/>
        </draw:polygon>
        <draw:path draw:style-name="gr1" draw:text-style-name="P1" draw:layer="layout" svg:width="1.224cm" svg:height="2.133cm" svg:x="8.219cm" svg:y="3.342cm" svg:viewBox="0 0 1225 2134" svg:d="M1225 2134v-1825c0-173-45-293-123-307-28-7-64 3-99 32l-1003 818v455l512 682z">
          <text:p/>
        </draw:path>
        <draw:polygon draw:style-name="gr7" draw:text-style-name="P2" draw:layer="layout" svg:width="0cm" svg:height="0cm" svg:x="7.016cm" svg:y="4.893cm" svg:viewBox="0 0 0 0" draw:points="0,0">
          <text:p/>
        </draw:polygon>
        <draw:polygon draw:style-name="gr1" draw:text-style-name="P1" draw:layer="layout" svg:width="0.639cm" svg:height="2.283cm" svg:x="5.633cm" svg:y="5.785cm" svg:viewBox="0 0 640 2284" draw:points="640,2284 640,0 0,519 0,1951 0,2152">
          <text:p/>
        </draw:polygon>
        <draw:polygon draw:style-name="gr7" draw:text-style-name="P2" draw:layer="layout" svg:width="0cm" svg:height="0cm" svg:x="7.016cm" svg:y="4.893cm" svg:viewBox="0 0 0 0" draw:points="0,0">
          <text:p/>
        </draw:polygon>
        <draw:path draw:style-name="gr1" draw:text-style-name="P1" draw:layer="layout" svg:width="0.628cm" svg:height="2.133cm" svg:x="6.716cm" svg:y="5.056cm" svg:viewBox="0 0 629 2134" svg:d="M0 2007l629 127v-1824c0-174-49-294-123-308-33-7-68 4-103 32l-177 148c-127 100-226 386-226 640z">
          <text:p/>
        </draw:path>
        <draw:polygon draw:style-name="gr7" draw:text-style-name="P2" draw:layer="layout" svg:width="0cm" svg:height="0cm" svg:x="7.016cm" svg:y="4.893cm" svg:viewBox="0 0 0 0" draw:points="0,0">
          <text:p/>
        </draw:polygon>
        <draw:path draw:style-name="gr1" draw:text-style-name="P1" draw:layer="layout" svg:width="2.24cm" svg:height="1.276cm" svg:x="2.229cm" svg:y="5.958cm" svg:viewBox="0 0 2241 1277" svg:d="M2241 455c-123 113-219 250-282 413-42 102-106 195-191 265-155 124-363 173-585 127l-178-35c-338-70-642-357-747-706-57-184-145-360-258-519l780 159c-85 70-134 180-134 307 0 190 116 391 289 501 176 110 382 110 516 0 14-11 28-25 39-39 141-163 127-431-35-632z">
          <text:p/>
        </draw:path>
        <draw:polygon draw:style-name="gr7" draw:text-style-name="P2" draw:layer="layout" svg:width="0cm" svg:height="0cm" svg:x="7.016cm" svg:y="4.893cm" svg:viewBox="0 0 0 0" draw:points="0,0">
          <text:p/>
        </draw:polygon>
        <draw:polygon draw:style-name="gr1" draw:text-style-name="P1" draw:layer="layout" svg:width="0.479cm" svg:height="1.432cm" svg:x="5.154cm" svg:y="6.304cm" svg:viewBox="0 0 480 1433" draw:points="480,1433 480,0 137,279 0,251 0,1084 0,1108">
          <text:p/>
        </draw:polygon>
        <draw:polygon draw:style-name="gr7" draw:text-style-name="P2" draw:layer="layout" svg:width="0cm" svg:height="0cm" svg:x="7.016cm" svg:y="4.893cm" svg:viewBox="0 0 0 0" draw:points="0,0">
          <text:p/>
        </draw:polygon>
        <draw:path draw:style-name="gr1" draw:text-style-name="P1" draw:layer="layout" svg:width="0.865cm" svg:height="0.967cm" svg:x="4.289cm" svg:y="6.42cm" svg:viewBox="0 0 866 968" svg:d="M866 968v-834l-654-134c-64 81-113 173-152 272-17 42-35 77-60 116z">
          <text:p/>
        </draw:path>
        <draw:polygon draw:style-name="gr7" draw:text-style-name="P2" draw:layer="layout" svg:width="0cm" svg:height="0cm" svg:x="7.016cm" svg:y="4.893cm" svg:viewBox="0 0 0 0" draw:points="0,0">
          <text:p/>
        </draw:polygon>
        <draw:path draw:style-name="gr1" draw:text-style-name="P1" draw:layer="layout" svg:width="0.853cm" svg:height="0.815cm" svg:x="2.963cm" svg:y="6.12cm" svg:viewBox="0 0 854 816" svg:d="M438 78l-370-78c-42 67-68 145-68 230 0 183 103 370 265 483 159 114 350 135 491 53 142-163 128-431-35-632l-209-42h4c-4 0-7 0-7 0l173 159c-36-71-96-131-166-159l159 406c46-67 49-163 7-247l-39 282c10-11 21-21 32-35l-441-223c0 99 60 201 148 258 88 53 190 53 261 0l-339-416c-46 38-70 95-70 158l109-183c-14 7-28 14-39 25l134-39c-31-4-67 3-95 14z">
          <text:p/>
        </draw:path>
        <draw:polygon draw:style-name="gr7" draw:text-style-name="P2" draw:layer="layout" svg:width="0cm" svg:height="0cm" svg:x="7.016cm" svg:y="4.893cm" svg:viewBox="0 0 0 0" draw:points="0,0">
          <text:p/>
        </draw:polygon>
        <draw:path draw:style-name="gr1" draw:text-style-name="P1" draw:layer="layout" svg:width="0.851cm" svg:height="0.347cm" svg:x="4.37cm" svg:y="3.621cm" svg:viewBox="0 0 852 348" svg:d="M615 19c145 33 237 93 237 156 0 96-191 173-427 173-234 0-425-77-425-173 0-60 78-116 202-148 128-33 283-36 413-8z">
          <text:p/>
        </draw:path>
        <draw:polygon draw:style-name="gr7" draw:text-style-name="P2" draw:layer="layout" svg:width="0cm" svg:height="0cm" svg:x="7.016cm" svg:y="4.893cm" svg:viewBox="0 0 0 0" draw:points="0,0">
          <text:p/>
        </draw:polygon>
        <draw:path draw:style-name="gr1" draw:text-style-name="P1" draw:layer="layout" svg:width="0.85cm" svg:height="0.348cm" svg:x="6.159cm" svg:y="2.161cm" svg:viewBox="0 0 851 349" svg:d="M615 20c144 28 236 92 236 156 0 95-190 173-427 173-233 0-424-78-424-173 0-60 74-118 201-149 128-32 283-36 414-7z">
          <text:p/>
        </draw:path>
        <draw:polygon draw:style-name="gr7" draw:text-style-name="P2" draw:layer="layout" svg:width="0cm" svg:height="0cm" svg:x="7.016cm" svg:y="4.893cm" svg:viewBox="0 0 0 0" draw:points="0,0">
          <text:p/>
        </draw:polygon>
        <draw:path draw:style-name="gr1" draw:text-style-name="P1" draw:layer="layout" svg:width="0.492cm" svg:height="0.577cm" svg:x="9.883cm" svg:y="6.793cm" svg:viewBox="0 0 493 578" svg:d="M422 36c42 11 71 74 71 170 0 88-25 187-60 262-36 77-81 116-120 109l-46-7c-14-4-28-18-39-35l-89-18c-11 4-21 7-32 4l-42-11c-60-11-81-135-53-276s99-244 155-233l47 7c11 4 18 7 28 18l85 17c18-14 35-17 53-14z">
          <text:p/>
        </draw:path>
        <draw:polygon draw:style-name="gr7" draw:text-style-name="P2" draw:layer="layout" svg:width="0cm" svg:height="0cm" svg:x="7.016cm" svg:y="4.893cm" svg:viewBox="0 0 0 0" draw:points="0,0">
          <text:p/>
        </draw:polygon>
        <draw:path draw:style-name="gr1" draw:text-style-name="P1" draw:layer="layout" svg:width="0.491cm" svg:height="0.577cm" svg:x="11.983cm" svg:y="3.343cm" svg:viewBox="0 0 492 578" svg:d="M425 36c39 11 67 74 67 169 0 89-21 187-60 263-36 77-81 116-120 109l-43-7c-17-7-31-18-42-35l-88-18c-7 3-18 7-28 3l-46-10c-58-11-82-135-51-276 30-141 100-244 157-233l42 7c11 3 21 7 28 18l85 17c21-14 35-17 53-14z">
          <text:p/>
        </draw:path>
        <draw:polygon draw:style-name="gr7" draw:text-style-name="P2" draw:layer="layout" svg:width="0cm" svg:height="0cm" svg:x="7.016cm" svg:y="4.893cm" svg:viewBox="0 0 0 0" draw:points="0,0">
          <text:p/>
        </draw:polygon>
        <draw:path draw:style-name="gr1" draw:text-style-name="P1" draw:layer="layout" svg:width="0.492cm" svg:height="0.577cm" svg:x="8.81cm" svg:y="5.935cm" svg:viewBox="0 0 493 578" svg:d="M423 36c42 7 70 74 70 170 0 85-24 184-60 261-35 75-81 117-120 110l-47-11c-14-3-28-14-42-35l-85-18c-10 7-21 7-31 4l-43-7c-60-11-81-134-53-275 29-146 99-248 156-234l46 7c10 0 17 7 24 14l89 21c18-14 36-21 50-21z">
          <text:p/>
        </draw:path>
        <draw:polygon draw:style-name="gr7" draw:text-style-name="P2" draw:layer="layout" svg:width="0cm" svg:height="0cm" svg:x="7.016cm" svg:y="4.893cm" svg:viewBox="0 0 0 0" draw:points="0,0">
          <text:p/>
        </draw:polygon>
        <draw:path draw:style-name="gr1" draw:text-style-name="P1" draw:layer="layout" svg:width="0.492cm" svg:height="0.578cm" svg:x="9.883cm" svg:y="5.058cm" svg:viewBox="0 0 493 579" svg:d="M422 40c42 7 71 71 71 166 0 88-25 187-60 269-36 74-81 113-120 102l-46-7c-14-3-28-14-39-35l-89-18c-11 4-21 7-32 4l-42-7c-60-14-81-139-53-280s99-243 155-233l47 11c11 0 18 7 28 14l85 18c18-14 35-18 53-14z">
          <text:p/>
        </draw:path>
        <draw:polygon draw:style-name="gr7" draw:text-style-name="P2" draw:layer="layout" svg:width="0cm" svg:height="0cm" svg:x="7.016cm" svg:y="4.893cm" svg:viewBox="0 0 0 0" draw:points="0,0">
          <text:p/>
        </draw:polygon>
        <draw:path draw:style-name="gr1" draw:text-style-name="P1" draw:layer="layout" svg:width="0.491cm" svg:height="0.577cm" svg:x="11.983cm" svg:y="5.075cm" svg:viewBox="0 0 492 578" svg:d="M425 40c39 7 67 74 67 169 0 85-21 184-60 262-36 74-81 117-120 106l-43-7c-17-4-31-14-42-32l-88-21c-7 7-18 7-28 4l-46-7c-58-11-82-139-51-280 30-138 100-244 157-233l42 11c11 3 21 7 28 14l85 17c21-10 35-17 53-14z">
          <text:p/>
        </draw:path>
        <draw:polygon draw:style-name="gr7" draw:text-style-name="P2" draw:layer="layout" svg:width="0cm" svg:height="0cm" svg:x="7.016cm" svg:y="4.893cm" svg:viewBox="0 0 0 0" draw:points="0,0">
          <text:p/>
        </draw:polygon>
        <draw:path draw:style-name="gr1" draw:text-style-name="P1" draw:layer="layout" svg:width="0.492cm" svg:height="0.577cm" svg:x="8.81cm" svg:y="7.668cm" svg:viewBox="0 0 493 578" svg:d="M423 36c42 11 70 75 70 171 0 88-24 186-60 261-35 77-81 116-120 109l-47-7c-14-4-28-18-42-35l-85-18c-10 3-21 7-31 3l-43-10c-60-11-81-134-53-275 29-142 99-245 156-234l46 7c10 3 17 7 24 18l89 17c18-14 36-17 50-14z">
          <text:p/>
        </draw:path>
        <draw:polygon draw:style-name="gr7" draw:text-style-name="P2" draw:layer="layout" svg:width="0cm" svg:height="0cm" svg:x="7.016cm" svg:y="4.893cm" svg:viewBox="0 0 0 0" draw:points="0,0">
          <text:p/>
        </draw:polygon>
        <draw:path draw:style-name="gr1" draw:text-style-name="P1" draw:layer="layout" svg:width="0.301cm" svg:height="0.66cm" svg:x="6.342cm" svg:y="7.097cm" svg:viewBox="0 0 302 661" svg:d="M153 25c-17 14-32 32-50 57-60 91-103 239-103 370 0 33 4 64 8 89 7 28 14 53 24 71 43 81 121 60 185-53 63-114 98-287 81-414-14-127-74-180-145-120z">
          <text:p/>
        </draw:path>
        <draw:polygon draw:style-name="gr7" draw:text-style-name="P2" draw:layer="layout" svg:width="0cm" svg:height="0cm" svg:x="7.016cm" svg:y="4.893cm" svg:viewBox="0 0 0 0" draw:points="0,0">
          <text:p/>
        </draw:polygon>
        <draw:path draw:style-name="gr1" draw:text-style-name="P1" draw:layer="layout" svg:width="0.3cm" svg:height="0.658cm" svg:x="9.517cm" svg:y="4.506cm" svg:viewBox="0 0 301 659" svg:d="M152 23c-17 14-35 32-49 57-64 91-103 243-103 375 0 31 4 60 8 88 3 28 14 49 24 70 39 78 117 57 181-56 67-109 99-283 85-414-14-127-74-176-146-120z">
          <text:p/>
        </draw:path>
        <draw:polygon draw:style-name="gr7" draw:text-style-name="P2" draw:layer="layout" svg:width="0cm" svg:height="0cm" svg:x="7.016cm" svg:y="4.893cm" svg:viewBox="0 0 0 0" draw:points="0,0">
          <text:p/>
        </draw:polygon>
        <draw:path draw:style-name="gr1" draw:text-style-name="P1" draw:layer="layout" svg:width="0.303cm" svg:height="0.66cm" svg:x="7.415cm" svg:y="6.221cm" svg:viewBox="0 0 304 661" svg:d="M152 23c-18 14-32 36-50 61-60 91-102 240-102 370 0 32 3 60 7 88 7 28 14 53 25 71 42 81 116 56 183-53 64-113 100-286 86-413-19-131-79-181-149-124z">
          <text:p/>
        </draw:path>
        <draw:polygon draw:style-name="gr7" draw:text-style-name="P2" draw:layer="layout" svg:width="0cm" svg:height="0cm" svg:x="7.016cm" svg:y="4.893cm" svg:viewBox="0 0 0 0" draw:points="0,0">
          <text:p/>
        </draw:polygon>
        <draw:path draw:style-name="gr1" draw:text-style-name="P1" draw:layer="layout" svg:width="0.302cm" svg:height="0.642cm" svg:x="6.342cm" svg:y="5.381cm" svg:viewBox="0 0 303 643" svg:d="M252 2c-53-7-99 7-135 32-32 28-57 75-67 135-32 81-50 180-50 268 0 32 4 60 8 88 3 0 3 0 7 0 52 11 117-85 142-212 28-127 7-236-47-248-7-3-14-3-18 0 4-3 11-3 18 0 54 12 75 121 47 248-25 127-90 223-142 212-4 0-4 0-7 0 7 28 14 53 24 71 32 63 92 63 149-4s103-190 117-314c14-123-4-234-46-276z">
          <text:p/>
        </draw:path>
        <draw:polygon draw:style-name="gr7" draw:text-style-name="P2" draw:layer="layout" svg:width="0cm" svg:height="0cm" svg:x="7.016cm" svg:y="4.893cm" svg:viewBox="0 0 0 0" draw:points="0,0">
          <text:p/>
        </draw:polygon>
        <draw:path draw:style-name="gr1" draw:text-style-name="P1" draw:layer="layout" svg:width="0.301cm" svg:height="0.642cm" svg:x="7.415cm" svg:y="4.506cm" svg:viewBox="0 0 302 643" svg:d="M250 2c-56-7-98 4-134 32-35 28-56 70-63 130-32 85-53 185-53 273 0 32 3 60 7 88 3 0 7 0 7 0 53 11 116-85 141-212 25-128 7-240-46-251-7 0-14 0-21 0 7 0 14 0 21 0 53 11 71 123 46 251-25 127-88 223-141 212 0 0-4 0-7 0 7 25 14 50 25 71 35 63 91 63 148-4 56-67 103-190 117-318 14-124 0-230-47-272z">
          <text:p/>
        </draw:path>
        <draw:polygon draw:style-name="gr7" draw:text-style-name="P2" draw:layer="layout" svg:width="0cm" svg:height="0cm" svg:x="7.016cm" svg:y="4.893cm" svg:viewBox="0 0 0 0" draw:points="0,0">
          <text:p/>
        </draw:polygon>
        <draw:path draw:style-name="gr1" draw:text-style-name="P1" draw:layer="layout" svg:width="0.302cm" svg:height="0.645cm" svg:x="9.517cm" svg:y="2.792cm" svg:viewBox="0 0 303 646" svg:d="M251 3c-57-8-102 3-134 31-35 28-57 71-67 132-32 84-50 183-50 268 0 35 4 63 8 88 3 7 3 7 7 7 49 7 112-88 141-215 24-127 3-241-50-252-3 0-10 0-17 0 7 0 14 0 17 0 53 11 74 125 50 252-29 127-92 222-141 215-4 0-4 0-7-7 3 28 14 53 24 74 32 67 88 67 145 0 56-74 103-194 121-314 14-127-4-237-47-279z">
          <text:p/>
        </draw:path>
        <draw:polygon draw:style-name="gr7" draw:text-style-name="P2" draw:layer="layout" svg:width="0cm" svg:height="0cm" svg:x="7.016cm" svg:y="4.893cm" svg:viewBox="0 0 0 0" draw:points="0,0">
          <text:p/>
        </draw:polygon>
        <draw:path draw:style-name="gr1" draw:text-style-name="P1" draw:layer="layout" svg:width="0.408cm" svg:height="0.44cm" svg:x="3.266cm" svg:y="6.194cm" svg:viewBox="0 0 409 441" svg:d="M213 18c-4 0-7 0-7-4l-72-14c-35 0-67 4-95 18-25 35-39 78-39 123 0 93 50 185 127 241 79 60 171 74 245 43 46-67 49-163 7-247-60-51-117-100-166-160z">
          <text:p/>
        </draw:path>
        <draw:polygon draw:style-name="gr7" draw:text-style-name="P2" draw:layer="layout" svg:width="0cm" svg:height="0cm" svg:x="7.016cm" svg:y="4.893cm" svg:viewBox="0 0 0 0" draw:points="0,0">
          <text:p/>
        </draw:polygon>
        <draw:path draw:style-name="gr1" draw:text-style-name="P1" draw:layer="layout" svg:width="0.843cm" svg:height="0.89cm" svg:x="2.875cm" svg:y="6.117cm" svg:viewBox="0 0 844 891" svg:d="M156 3l-21-3c-86 70-135 180-135 307 0 190 117 392 293 502 173 109 378 109 512 0 14-11 28-25 39-39-141 81-332 60-491-53-162-113-261-301-261-484 0-85 22-163 64-230z">
          <text:p/>
        </draw:path>
        <draw:polygon draw:style-name="gr7" draw:text-style-name="P2" draw:layer="layout" svg:width="0cm" svg:height="0cm" svg:x="7.016cm" svg:y="4.893cm" svg:viewBox="0 0 0 0" draw:points="0,0">
          <text:p/>
        </draw:polygon>
        <draw:path draw:style-name="gr1" draw:text-style-name="P1" draw:layer="layout" svg:width="0.247cm" svg:height="0.541cm" svg:x="12.227cm" svg:y="3.378cm" svg:viewBox="0 0 248 542" svg:d="M180 1c40 11 68 74 68 170 0 89-21 187-61 262-36 77-81 116-120 109-60-14-85-141-53-293 28-149 102-258 166-248z">
          <text:p/>
        </draw:path>
        <draw:polygon draw:style-name="gr7" draw:text-style-name="P2" draw:layer="layout" svg:width="0cm" svg:height="0cm" svg:x="7.016cm" svg:y="4.893cm" svg:viewBox="0 0 0 0" draw:points="0,0">
          <text:p/>
        </draw:polygon>
        <draw:path draw:style-name="gr1" draw:text-style-name="P1" draw:layer="layout" svg:width="0.247cm" svg:height="0.542cm" svg:x="9.052cm" svg:y="5.971cm" svg:viewBox="0 0 248 543" svg:d="M181 1c42 7 67 74 67 169 0 86-21 185-57 262-40 75-85 117-124 110-60-14-85-145-53-294 28-148 102-261 167-247z">
          <text:p/>
        </draw:path>
        <draw:polygon draw:style-name="gr7" draw:text-style-name="P2" draw:layer="layout" svg:width="0cm" svg:height="0cm" svg:x="7.016cm" svg:y="4.893cm" svg:viewBox="0 0 0 0" draw:points="0,0">
          <text:p/>
        </draw:polygon>
        <draw:path draw:style-name="gr1" draw:text-style-name="P1" draw:layer="layout" svg:width="0.246cm" svg:height="0.539cm" svg:x="10.125cm" svg:y="5.096cm" svg:viewBox="0 0 247 540" svg:d="M180 1c42 7 67 75 67 170 0 85-21 184-56 262-39 74-81 116-121 105-64-10-88-141-57-289 32-148 107-262 167-248z">
          <text:p/>
        </draw:path>
        <draw:polygon draw:style-name="gr7" draw:text-style-name="P2" draw:layer="layout" svg:width="0cm" svg:height="0cm" svg:x="7.016cm" svg:y="4.893cm" svg:viewBox="0 0 0 0" draw:points="0,0">
          <text:p/>
        </draw:polygon>
        <draw:path draw:style-name="gr1" draw:text-style-name="P1" draw:layer="layout" svg:width="0.246cm" svg:height="0.542cm" svg:x="10.125cm" svg:y="6.828cm" svg:viewBox="0 0 247 543" svg:d="M180 1c42 7 67 74 67 170 0 84-21 183-56 261-39 75-81 117-121 110-64-14-88-146-57-294 32-148 107-261 167-247z">
          <text:p/>
        </draw:path>
        <draw:polygon draw:style-name="gr7" draw:text-style-name="P2" draw:layer="layout" svg:width="0cm" svg:height="0cm" svg:x="7.016cm" svg:y="4.893cm" svg:viewBox="0 0 0 0" draw:points="0,0">
          <text:p/>
        </draw:polygon>
        <draw:path draw:style-name="gr1" draw:text-style-name="P1" draw:layer="layout" svg:width="0.247cm" svg:height="0.539cm" svg:x="12.227cm" svg:y="5.114cm" svg:viewBox="0 0 248 540" svg:d="M180 1c40 7 68 74 68 169 0 85-21 187-61 261-36 74-81 118-120 107-60-12-85-142-53-290 28-148 102-262 166-247z">
          <text:p/>
        </draw:path>
        <draw:polygon draw:style-name="gr7" draw:text-style-name="P2" draw:layer="layout" svg:width="0cm" svg:height="0cm" svg:x="7.016cm" svg:y="4.893cm" svg:viewBox="0 0 0 0" draw:points="0,0">
          <text:p/>
        </draw:polygon>
        <draw:path draw:style-name="gr1" draw:text-style-name="P1" draw:layer="layout" svg:width="0.247cm" svg:height="0.541cm" svg:x="9.052cm" svg:y="7.704cm" svg:viewBox="0 0 248 542" svg:d="M181 1c42 11 67 74 67 174 0 88-21 183-57 261-40 74-85 113-124 106-60-11-85-141-53-293 28-149 102-258 167-248z">
          <text:p/>
        </draw:path>
        <draw:polygon draw:style-name="gr7" draw:text-style-name="P2" draw:layer="layout" svg:width="0cm" svg:height="0cm" svg:x="7.016cm" svg:y="4.893cm" svg:viewBox="0 0 0 0" draw:points="0,0">
          <text:p/>
        </draw:polygon>
        <draw:path draw:style-name="gr1" draw:text-style-name="P1" draw:layer="layout" svg:width="0.293cm" svg:height="0.66cm" svg:x="6.35cm" svg:y="7.097cm" svg:viewBox="0 0 294 661" svg:d="M0 541c7 28 14 53 24 71 43 81 117 60 180-53 68-114 103-287 86-414-14-127-75-180-146-120-17 14-35 32-49 57 0 0 3 0 7 0 49 10 70 123 46 250-25 127-89 223-141 213-4 0-4-4-7-4z">
          <text:p/>
        </draw:path>
        <draw:polygon draw:style-name="gr7" draw:text-style-name="P2" draw:layer="layout" svg:width="0cm" svg:height="0cm" svg:x="7.016cm" svg:y="4.893cm" svg:viewBox="0 0 0 0" draw:points="0,0">
          <text:p/>
        </draw:polygon>
        <draw:path draw:style-name="gr1" draw:text-style-name="P1" draw:layer="layout" svg:width="0.296cm" svg:height="0.66cm" svg:x="7.422cm" svg:y="6.221cm" svg:viewBox="0 0 297 661" svg:d="M0 542c7 28 14 53 25 71 42 81 121 56 184-53 64-113 99-286 85-413-18-131-78-181-148-124-18 14-32 36-51 61 4 0 8 0 8 0 53 10 74 123 46 250-25 127-89 219-142 208 0 0-4 0-7 0z">
          <text:p/>
        </draw:path>
        <draw:polygon draw:style-name="gr7" draw:text-style-name="P2" draw:layer="layout" svg:width="0cm" svg:height="0cm" svg:x="7.016cm" svg:y="4.893cm" svg:viewBox="0 0 0 0" draw:points="0,0">
          <text:p/>
        </draw:polygon>
        <draw:path draw:style-name="gr1" draw:text-style-name="P1" draw:layer="layout" svg:width="0.292cm" svg:height="0.658cm" svg:x="9.525cm" svg:y="4.506cm" svg:viewBox="0 0 293 659" svg:d="M0 543c3 28 14 49 24 70 39 78 117 57 180-56 68-109 100-283 86-414-14-127-79-176-146-120-17 14-35 32-49 57h3c53 10 74 123 50 250-29 128-92 223-141 213-4 0-4 0-7 0z">
          <text:p/>
        </draw:path>
        <draw:polygon draw:style-name="gr7" draw:text-style-name="P2" draw:layer="layout" svg:width="0cm" svg:height="0cm" svg:x="7.016cm" svg:y="4.893cm" svg:viewBox="0 0 0 0" draw:points="0,0">
          <text:p/>
        </draw:polygon>
        <draw:path draw:style-name="gr1" draw:text-style-name="P1" draw:layer="layout" svg:width="0.269cm" svg:height="0.516cm" svg:x="12.042cm" svg:y="5.096cm" svg:viewBox="0 0 270 517" svg:d="M167 517c-28-53-35-155-14-262 25-106 68-194 117-233l-89-17-17-4c-57-10-124 88-152 226-28 135-7 255 49 266l18 3z">
          <text:p/>
        </draw:path>
        <draw:polygon draw:style-name="gr7" draw:text-style-name="P2" draw:layer="layout" svg:width="0cm" svg:height="0cm" svg:x="7.016cm" svg:y="4.893cm" svg:viewBox="0 0 0 0" draw:points="0,0">
          <text:p/>
        </draw:polygon>
        <draw:path draw:style-name="gr1" draw:text-style-name="P1" draw:layer="layout" svg:width="0.267cm" svg:height="0.513cm" svg:x="8.869cm" svg:y="5.954cm" svg:viewBox="0 0 268 514" svg:d="M170 514c-32-46-36-153-14-259 21-105 63-197 112-229l-88-21-17-4c-57-10-125 92-153 226-25 134-4 255 49 266l22 3z">
          <text:p/>
        </draw:path>
        <draw:polygon draw:style-name="gr7" draw:text-style-name="P2" draw:layer="layout" svg:width="0cm" svg:height="0cm" svg:x="7.016cm" svg:y="4.893cm" svg:viewBox="0 0 0 0" draw:points="0,0">
          <text:p/>
        </draw:polygon>
        <draw:path draw:style-name="gr1" draw:text-style-name="P1" draw:layer="layout" svg:width="0.268cm" svg:height="0.512cm" svg:x="9.941cm" svg:y="5.079cm" svg:viewBox="0 0 269 513" svg:d="M170 513c-32-53-35-152-14-258s67-198 113-233l-85-18-21-3c-53-11-124 88-153 222-24 138-3 258 50 269l22 3z">
          <text:p/>
        </draw:path>
        <draw:polygon draw:style-name="gr7" draw:text-style-name="P2" draw:layer="layout" svg:width="0cm" svg:height="0cm" svg:x="7.016cm" svg:y="4.893cm" svg:viewBox="0 0 0 0" draw:points="0,0">
          <text:p/>
        </draw:polygon>
        <draw:path draw:style-name="gr1" draw:text-style-name="P1" draw:layer="layout" svg:width="0.269cm" svg:height="0.513cm" svg:x="12.042cm" svg:y="3.364cm" svg:viewBox="0 0 270 514" svg:d="M167 514c-28-54-35-153-14-259 25-106 68-198 117-233l-89-17-17-4c-57-11-124 88-152 226-28 134-7 255 49 265l18 4z">
          <text:p/>
        </draw:path>
        <draw:polygon draw:style-name="gr7" draw:text-style-name="P2" draw:layer="layout" svg:width="0cm" svg:height="0cm" svg:x="7.016cm" svg:y="4.893cm" svg:viewBox="0 0 0 0" draw:points="0,0">
          <text:p/>
        </draw:polygon>
        <draw:path draw:style-name="gr1" draw:text-style-name="P1" draw:layer="layout" svg:width="0.268cm" svg:height="0.513cm" svg:x="9.941cm" svg:y="6.814cm" svg:viewBox="0 0 269 514" svg:d="M170 514c-32-53-35-156-14-258 21-106 67-198 113-237l-85-18h-21c-53-14-124 88-153 223-24 138-3 254 50 265l22 7z">
          <text:p/>
        </draw:path>
        <draw:polygon draw:style-name="gr7" draw:text-style-name="P2" draw:layer="layout" svg:width="0cm" svg:height="0cm" svg:x="7.016cm" svg:y="4.893cm" svg:viewBox="0 0 0 0" draw:points="0,0">
          <text:p/>
        </draw:polygon>
        <draw:path draw:style-name="gr1" draw:text-style-name="P1" draw:layer="layout" svg:width="0.267cm" svg:height="0.513cm" svg:x="8.869cm" svg:y="7.689cm" svg:viewBox="0 0 268 514" svg:d="M170 514c-32-53-36-152-14-258 21-107 63-198 112-234l-88-17-17-4c-57-14-125 88-153 222-25 139-4 259 49 269l22 4z">
          <text:p/>
        </draw:path>
        <draw:polygon draw:style-name="gr7" draw:text-style-name="P2" draw:layer="layout" svg:width="0cm" svg:height="0cm" svg:x="7.016cm" svg:y="4.893cm" svg:viewBox="0 0 0 0" draw:points="0,0">
          <text:p/>
        </draw:polygon>
        <draw:path draw:style-name="gr1" draw:text-style-name="P1" draw:layer="layout" svg:width="0.168cm" svg:height="0.463cm" svg:x="6.342cm" svg:y="7.179cm" svg:viewBox="0 0 169 464" svg:d="M111 0c-4 0-4 0-7 0-61 91-104 239-104 370 0 32 4 63 8 89 3 0 7 4 7 4 52 10 117-86 142-213 28-127 7-240-46-250z">
          <text:p/>
        </draw:path>
        <draw:polygon draw:style-name="gr7" draw:text-style-name="P2" draw:layer="layout" svg:width="0cm" svg:height="0cm" svg:x="7.016cm" svg:y="4.893cm" svg:viewBox="0 0 0 0" draw:points="0,0">
          <text:p/>
        </draw:polygon>
        <draw:path draw:style-name="gr1" draw:text-style-name="P1" draw:layer="layout" svg:width="0.441cm" svg:height="0.483cm" svg:x="3.196cm" svg:y="6.212cm" svg:viewBox="0 0 442 484" svg:d="M110 0c-15 7-29 14-40 25-46 38-70 95-70 158 0 99 56 202 149 259 88 56 190 56 261 0 10-11 21-21 32-35-74 35-166 17-244-39-77-61-128-153-128-245 0-45 14-88 40-123z">
          <text:p/>
        </draw:path>
        <draw:polygon draw:style-name="gr7" draw:text-style-name="P2" draw:layer="layout" svg:width="0cm" svg:height="0cm" svg:x="7.016cm" svg:y="4.893cm" svg:viewBox="0 0 0 0" draw:points="0,0">
          <text:p/>
        </draw:polygon>
        <draw:path draw:style-name="gr1" draw:text-style-name="P1" draw:layer="layout" svg:width="0.505cm" svg:height="0.677cm" svg:x="3.996cm" svg:y="6.413cm" svg:viewBox="0 0 506 678" svg:d="M506 7l-32-7c-123 114-223 251-283 414-42 102-106 194-191 264l163-134c49-42 95-91 131-148 25-39 43-74 60-116 39-99 88-191 152-273z">
          <text:p/>
        </draw:path>
        <draw:polygon draw:style-name="gr7" draw:text-style-name="P2" draw:layer="layout" svg:width="0cm" svg:height="0cm" svg:x="7.016cm" svg:y="4.893cm" svg:viewBox="0 0 0 0" draw:points="0,0">
          <text:p/>
        </draw:polygon>
        <draw:path draw:style-name="gr1" draw:text-style-name="P1" draw:layer="layout" svg:width="0.141cm" svg:height="0.458cm" svg:x="8.082cm" svg:y="4.191cm" svg:viewBox="0 0 142 459" svg:d="M0 116l142-116v459c-43-113-88-226-142-343z">
          <text:p/>
        </draw:path>
        <draw:polygon draw:style-name="gr7" draw:text-style-name="P2" draw:layer="layout" svg:width="0cm" svg:height="0cm" svg:x="7.016cm" svg:y="4.893cm" svg:viewBox="0 0 0 0" draw:points="0,0">
          <text:p/>
        </draw:polygon>
        <draw:path draw:style-name="gr1" draw:text-style-name="P1" draw:layer="layout" svg:width="0.134cm" svg:height="0.297cm" svg:x="9.108cm" svg:y="7.827cm" svg:viewBox="0 0 135 298" svg:d="M100 1c21 3 35 38 35 92 0 46-10 103-31 141-18 43-44 68-65 64-35-7-49-81-32-162 18-81 60-142 93-135z">
          <text:p/>
        </draw:path>
        <draw:polygon draw:style-name="gr7" draw:text-style-name="P2" draw:layer="layout" svg:width="0cm" svg:height="0cm" svg:x="7.016cm" svg:y="4.893cm" svg:viewBox="0 0 0 0" draw:points="0,0">
          <text:p/>
        </draw:polygon>
        <draw:path draw:style-name="gr1" draw:text-style-name="P1" draw:layer="layout" svg:width="0.134cm" svg:height="0.295cm" svg:x="12.283cm" svg:y="5.238cm" svg:viewBox="0 0 135 296" svg:d="M99 1c22 4 36 39 36 92 0 46-10 99-32 142-22 42-43 67-64 60-35-7-49-78-32-160 18-81 57-141 92-134z">
          <text:p/>
        </draw:path>
        <draw:polygon draw:style-name="gr7" draw:text-style-name="P2" draw:layer="layout" svg:width="0cm" svg:height="0cm" svg:x="7.016cm" svg:y="4.893cm" svg:viewBox="0 0 0 0" draw:points="0,0">
          <text:p/>
        </draw:polygon>
        <draw:path draw:style-name="gr1" draw:text-style-name="P1" draw:layer="layout" svg:width="0.136cm" svg:height="0.297cm" svg:x="10.182cm" svg:y="5.217cm" svg:viewBox="0 0 137 298" svg:d="M98 1c22 7 39 42 39 92 0 49-14 102-35 144-19 44-43 65-65 61-31-7-49-78-28-159 14-81 57-145 89-138z">
          <text:p/>
        </draw:path>
        <draw:polygon draw:style-name="gr7" draw:text-style-name="P2" draw:layer="layout" svg:width="0cm" svg:height="0cm" svg:x="7.016cm" svg:y="4.893cm" svg:viewBox="0 0 0 0" draw:points="0,0">
          <text:p/>
        </draw:polygon>
        <draw:path draw:style-name="gr1" draw:text-style-name="P1" draw:layer="layout" svg:width="0.134cm" svg:height="0.297cm" svg:x="9.108cm" svg:y="6.091cm" svg:viewBox="0 0 135 298" svg:d="M100 1c21 7 35 42 35 95 0 46-10 99-31 141-18 43-44 65-65 61-35-8-49-78-32-159 18-82 60-146 93-138z">
          <text:p/>
        </draw:path>
        <draw:polygon draw:style-name="gr7" draw:text-style-name="P2" draw:layer="layout" svg:width="0cm" svg:height="0cm" svg:x="7.016cm" svg:y="4.893cm" svg:viewBox="0 0 0 0" draw:points="0,0">
          <text:p/>
        </draw:polygon>
        <draw:path draw:style-name="gr1" draw:text-style-name="P1" draw:layer="layout" svg:width="0.136cm" svg:height="0.294cm" svg:x="10.182cm" svg:y="6.952cm" svg:viewBox="0 0 137 295" svg:d="M98 1c22 3 39 39 39 91 0 46-14 99-35 143-19 42-43 63-65 60-31-7-49-79-28-160 14-81 57-141 89-134z">
          <text:p/>
        </draw:path>
        <draw:polygon draw:style-name="gr7" draw:text-style-name="P2" draw:layer="layout" svg:width="0cm" svg:height="0cm" svg:x="7.016cm" svg:y="4.893cm" svg:viewBox="0 0 0 0" draw:points="0,0">
          <text:p/>
        </draw:polygon>
        <draw:path draw:style-name="gr1" draw:text-style-name="P1" draw:layer="layout" svg:width="0.134cm" svg:height="0.294cm" svg:x="12.283cm" svg:y="3.502cm" svg:viewBox="0 0 135 295" svg:d="M99 1c22 3 36 38 36 91 0 46-10 104-32 146-22 39-43 63-64 56-35-3-49-77-32-159 18-81 57-141 92-134z">
          <text:p/>
        </draw:path>
        <draw:polygon draw:style-name="gr7" draw:text-style-name="P2" draw:layer="layout" svg:width="0cm" svg:height="0cm" svg:x="7.016cm" svg:y="4.893cm" svg:viewBox="0 0 0 0" draw:points="0,0">
          <text:p/>
        </draw:polygon>
        <draw:path draw:style-name="gr1" draw:text-style-name="P1" draw:layer="layout" svg:width="0.224cm" svg:height="0.551cm" svg:x="10.08cm" svg:y="6.818cm" svg:viewBox="0 0 225 552" svg:d="M116 552c-61-14-86-145-58-293 33-148 107-262 167-248l-46-10c-14-4-31 3-49 14-49 39-93 131-118 237-21 102-14 205 18 258 11 17 25 28 40 31z">
          <text:p/>
        </draw:path>
        <draw:polygon draw:style-name="gr7" draw:text-style-name="P2" draw:layer="layout" svg:width="0cm" svg:height="0cm" svg:x="7.016cm" svg:y="4.893cm" svg:viewBox="0 0 0 0" draw:points="0,0">
          <text:p/>
        </draw:polygon>
        <draw:path draw:style-name="gr1" draw:text-style-name="P1" draw:layer="layout" svg:width="0.225cm" svg:height="0.548cm" svg:x="12.182cm" svg:y="5.103cm" svg:viewBox="0 0 226 549" svg:d="M113 549c-60-11-85-141-53-289 28-148 102-262 166-248l-46-11c-18-3-32 4-53 14-46 39-92 128-114 234-21 106-18 208 15 261 11 18 25 28 39 32z">
          <text:p/>
        </draw:path>
        <draw:polygon draw:style-name="gr7" draw:text-style-name="P2" draw:layer="layout" svg:width="0cm" svg:height="0cm" svg:x="7.016cm" svg:y="4.893cm" svg:viewBox="0 0 0 0" draw:points="0,0">
          <text:p/>
        </draw:polygon>
        <draw:path draw:style-name="gr1" draw:text-style-name="P1" draw:layer="layout" svg:width="0.224cm" svg:height="0.551cm" svg:x="10.08cm" svg:y="5.086cm" svg:viewBox="0 0 225 552" svg:d="M116 552c-61-14-86-145-58-293 33-149 107-262 167-248l-46-10c-14-4-31 3-49 17-49 32-93 127-118 231-21 105-14 208 18 257 11 21 25 32 40 35z">
          <text:p/>
        </draw:path>
        <draw:polygon draw:style-name="gr7" draw:text-style-name="P2" draw:layer="layout" svg:width="0cm" svg:height="0cm" svg:x="7.016cm" svg:y="4.893cm" svg:viewBox="0 0 0 0" draw:points="0,0">
          <text:p/>
        </draw:polygon>
        <draw:path draw:style-name="gr1" draw:text-style-name="P1" draw:layer="layout" svg:width="0.224cm" svg:height="0.552cm" svg:x="9.008cm" svg:y="5.961cm" svg:viewBox="0 0 225 553" svg:d="M112 553c-60-11-85-145-53-294 28-148 102-261 166-247l-46-11c-18-3-32 4-53 18-46 35-92 127-114 229-21 110-14 213 15 262 11 18 25 32 42 32z">
          <text:p/>
        </draw:path>
        <draw:polygon draw:style-name="gr7" draw:text-style-name="P2" draw:layer="layout" svg:width="0cm" svg:height="0cm" svg:x="7.016cm" svg:y="4.893cm" svg:viewBox="0 0 0 0" draw:points="0,0">
          <text:p/>
        </draw:polygon>
        <draw:path draw:style-name="gr1" draw:text-style-name="P1" draw:layer="layout" svg:width="0.224cm" svg:height="0.548cm" svg:x="9.008cm" svg:y="7.696cm" svg:viewBox="0 0 225 549" svg:d="M112 549c-60-11-85-141-53-293 28-149 102-258 166-248l-46-7c-18-3-32 0-53 14-46 36-92 127-114 233-21 107-14 206 15 259 11 17 25 31 42 35z">
          <text:p/>
        </draw:path>
        <draw:polygon draw:style-name="gr7" draw:text-style-name="P2" draw:layer="layout" svg:width="0cm" svg:height="0cm" svg:x="7.016cm" svg:y="4.893cm" svg:viewBox="0 0 0 0" draw:points="0,0">
          <text:p/>
        </draw:polygon>
        <draw:path draw:style-name="gr1" draw:text-style-name="P1" draw:layer="layout" svg:width="0.225cm" svg:height="0.548cm" svg:x="12.182cm" svg:y="3.371cm" svg:viewBox="0 0 226 549" svg:d="M113 549c-60-14-85-141-53-293 28-149 102-258 166-248l-46-7c-18-3-32 0-53 14-46 35-92 127-114 234-21 106-18 205 15 258 11 17 25 28 39 35z">
          <text:p/>
        </draw:path>
        <draw:polygon draw:style-name="gr7" draw:text-style-name="P2" draw:layer="layout" svg:width="0cm" svg:height="0cm" svg:x="7.016cm" svg:y="4.893cm" svg:viewBox="0 0 0 0" draw:points="0,0">
          <text:p/>
        </draw:polygon>
        <draw:path draw:style-name="gr1" draw:text-style-name="P1" draw:layer="layout" svg:width="0.214cm" svg:height="0.517cm" svg:x="8.81cm" svg:y="5.935cm" svg:viewBox="0 0 215 518" svg:d="M109 518c-57-12-78-135-50-273 29-141 99-251 156-236l-46-7c-57-19-127 88-157 233-28 141-7 264 54 275z">
          <text:p/>
        </draw:path>
        <draw:polygon draw:style-name="gr7" draw:text-style-name="P2" draw:layer="layout" svg:width="0cm" svg:height="0cm" svg:x="7.016cm" svg:y="4.893cm" svg:viewBox="0 0 0 0" draw:points="0,0">
          <text:p/>
        </draw:polygon>
        <draw:path draw:style-name="gr1" draw:text-style-name="P1" draw:layer="layout" svg:width="0.216cm" svg:height="0.519cm" svg:x="11.983cm" svg:y="3.343cm" svg:viewBox="0 0 217 520" svg:d="M110 520c-57-10-81-134-53-275s99-248 160-237l-46-7c-58-11-128 96-157 234-31 141-7 264 50 275z">
          <text:p/>
        </draw:path>
        <draw:polygon draw:style-name="gr7" draw:text-style-name="P2" draw:layer="layout" svg:width="0cm" svg:height="0cm" svg:x="7.016cm" svg:y="4.893cm" svg:viewBox="0 0 0 0" draw:points="0,0">
          <text:p/>
        </draw:polygon>
        <draw:path draw:style-name="gr1" draw:text-style-name="P1" draw:layer="layout" svg:width="0.213cm" svg:height="0.52cm" svg:x="9.883cm" svg:y="6.793cm" svg:viewBox="0 0 214 521" svg:d="M108 521c-56-11-77-134-49-276s99-248 155-237l-46-7c-56-11-127 92-156 234-28 141-7 264 54 275z">
          <text:p/>
        </draw:path>
        <draw:polygon draw:style-name="gr7" draw:text-style-name="P2" draw:layer="layout" svg:width="0cm" svg:height="0cm" svg:x="7.016cm" svg:y="4.893cm" svg:viewBox="0 0 0 0" draw:points="0,0">
          <text:p/>
        </draw:polygon>
        <draw:path draw:style-name="gr1" draw:text-style-name="P1" draw:layer="layout" svg:width="0.213cm" svg:height="0.52cm" svg:x="9.883cm" svg:y="5.058cm" svg:viewBox="0 0 214 521" svg:d="M108 521c-56-11-77-135-49-276s99-247 155-233l-46-11c-56-10-127 92-156 233-28 141-7 266 54 280z">
          <text:p/>
        </draw:path>
        <draw:polygon draw:style-name="gr7" draw:text-style-name="P2" draw:layer="layout" svg:width="0cm" svg:height="0cm" svg:x="7.016cm" svg:y="4.893cm" svg:viewBox="0 0 0 0" draw:points="0,0">
          <text:p/>
        </draw:polygon>
        <draw:path draw:style-name="gr1" draw:text-style-name="P1" draw:layer="layout" svg:width="0.216cm" svg:height="0.52cm" svg:x="11.983cm" svg:y="5.075cm" svg:viewBox="0 0 217 521" svg:d="M110 521c-57-11-81-134-53-277 28-141 99-243 160-232l-46-11c-58-11-128 95-157 233-31 142-7 269 50 280z">
          <text:p/>
        </draw:path>
        <draw:polygon draw:style-name="gr7" draw:text-style-name="P2" draw:layer="layout" svg:width="0cm" svg:height="0cm" svg:x="7.016cm" svg:y="4.893cm" svg:viewBox="0 0 0 0" draw:points="0,0">
          <text:p/>
        </draw:polygon>
        <draw:path draw:style-name="gr1" draw:text-style-name="P1" draw:layer="layout" svg:width="0.214cm" svg:height="0.519cm" svg:x="8.81cm" svg:y="7.668cm" svg:viewBox="0 0 215 520" svg:d="M109 520c-57-10-78-134-50-279 29-138 99-244 156-233l-46-7c-57-11-127 92-157 233-28 141-7 265 54 276z">
          <text:p/>
        </draw:path>
        <draw:polygon draw:style-name="gr7" draw:text-style-name="P2" draw:layer="layout" svg:width="0cm" svg:height="0cm" svg:x="7.016cm" svg:y="4.893cm" svg:viewBox="0 0 0 0" draw:points="0,0">
          <text:p/>
        </draw:polygon>
        <draw:path draw:style-name="gr1" draw:text-style-name="P1" draw:layer="layout" svg:width="0.199cm" svg:height="0.514cm" svg:x="9.926cm" svg:y="6.8cm" svg:viewBox="0 0 200 515" svg:d="M98 510c-11 4-21 7-33 4-56-11-81-134-53-276 32-142 107-248 160-237 7 4 21 7 28 18l-21-4c-53-14-124 88-153 227-28 134-3 254 51 265z">
          <text:p/>
        </draw:path>
        <draw:polygon draw:style-name="gr7" draw:text-style-name="P2" draw:layer="layout" svg:width="0cm" svg:height="0cm" svg:x="7.016cm" svg:y="4.893cm" svg:viewBox="0 0 0 0" draw:points="0,0">
          <text:p/>
        </draw:polygon>
        <draw:path draw:style-name="gr1" draw:text-style-name="P1" draw:layer="layout" svg:width="0.195cm" svg:height="0.513cm" svg:x="12.028cm" svg:y="3.35cm" svg:viewBox="0 0 196 514" svg:d="M93 510c-7 3-18 7-28 3-60-10-81-138-53-276 28-141 99-247 156-236 11 3 21 7 28 18l-21-4c-54-14-121 88-149 222-28 138-7 258 49 269z">
          <text:p/>
        </draw:path>
        <draw:polygon draw:style-name="gr7" draw:text-style-name="P2" draw:layer="layout" svg:width="0cm" svg:height="0cm" svg:x="7.016cm" svg:y="4.893cm" svg:viewBox="0 0 0 0" draw:points="0,0">
          <text:p/>
        </draw:polygon>
        <draw:path draw:style-name="gr1" draw:text-style-name="P1" draw:layer="layout" svg:width="0.195cm" svg:height="0.511cm" svg:x="12.028cm" svg:y="5.086cm" svg:viewBox="0 0 196 512" svg:d="M93 506c-7 7-18 7-28 4-60-11-81-134-53-277 28-141 99-243 156-232 11 3 21 7 28 14l-21-4c-54-10-121 88-149 226-28 135-7 255 49 266z">
          <text:p/>
        </draw:path>
        <draw:polygon draw:style-name="gr7" draw:text-style-name="P2" draw:layer="layout" svg:width="0cm" svg:height="0cm" svg:x="7.016cm" svg:y="4.893cm" svg:viewBox="0 0 0 0" draw:points="0,0">
          <text:p/>
        </draw:polygon>
        <draw:path draw:style-name="gr1" draw:text-style-name="P1" draw:layer="layout" svg:width="0.199cm" svg:height="0.51cm" svg:x="9.926cm" svg:y="5.068cm" svg:viewBox="0 0 200 511" svg:d="M98 506c-11 4-21 7-33 4-56-11-81-134-53-276 32-141 107-247 160-233 7 0 21 7 28 14l-21-3c-53-11-124 88-153 222-28 138-3 258 51 269z">
          <text:p/>
        </draw:path>
        <draw:polygon draw:style-name="gr7" draw:text-style-name="P2" draw:layer="layout" svg:width="0cm" svg:height="0cm" svg:x="7.016cm" svg:y="4.893cm" svg:viewBox="0 0 0 0" draw:points="0,0">
          <text:p/>
        </draw:polygon>
        <draw:path draw:style-name="gr1" draw:text-style-name="P1" draw:layer="layout" svg:width="0.195cm" svg:height="0.511cm" svg:x="8.853cm" svg:y="5.943cm" svg:viewBox="0 0 196 512" svg:d="M94 506c-7 7-18 7-28 4-58-11-82-135-54-276 29-141 100-244 160-233 10 3 17 7 24 14l-17-4c-57-10-124 92-152 226-29 134-8 255 49 266z">
          <text:p/>
        </draw:path>
        <draw:polygon draw:style-name="gr7" draw:text-style-name="P2" draw:layer="layout" svg:width="0cm" svg:height="0cm" svg:x="7.016cm" svg:y="4.893cm" svg:viewBox="0 0 0 0" draw:points="0,0">
          <text:p/>
        </draw:polygon>
        <draw:path draw:style-name="gr1" draw:text-style-name="P1" draw:layer="layout" svg:width="0.195cm" svg:height="0.51cm" svg:x="8.853cm" svg:y="7.679cm" svg:viewBox="0 0 196 511" svg:d="M94 507c-7 3-18 7-28 3-58-10-82-134-54-275 29-142 100-244 160-234 10 0 17 8 24 15l-17-4c-57-11-124 88-152 227-29 134-8 254 49 264z">
          <text:p/>
        </draw:path>
        <draw:polygon draw:style-name="gr7" draw:text-style-name="P2" draw:layer="layout" svg:width="0cm" svg:height="0cm" svg:x="7.016cm" svg:y="4.893cm" svg:viewBox="0 0 0 0" draw:points="0,0">
          <text:p/>
        </draw:polygon>
        <draw:path draw:style-name="gr1" draw:text-style-name="P1" draw:layer="layout" svg:width="0.166cm" svg:height="0.159cm" svg:x="3.478cm" svg:y="6.212cm" svg:viewBox="0 0 167 160" svg:d="M0 0c49 61 107 114 167 160-36-71-96-132-167-160z">
          <text:p/>
        </draw:path>
        <draw:polygon draw:style-name="gr7" draw:text-style-name="P2" draw:layer="layout" svg:width="0cm" svg:height="0cm" svg:x="7.016cm" svg:y="4.893cm" svg:viewBox="0 0 0 0" draw:points="0,0">
          <text:p/>
        </draw:polygon>
        <draw:path draw:style-name="gr1" draw:text-style-name="P1" draw:layer="layout" svg:width="0.004cm" svg:height="0.091cm" svg:x="4.818cm" svg:y="2.561cm" svg:viewBox="0 0 5 92" svg:d="M0 17c5 11 5 22 5 33 0 18 0 28-5 42v-92c0 7 0 10 0 17z">
          <text:p/>
        </draw:path>
        <draw:polygon draw:style-name="gr7" draw:text-style-name="P2" draw:layer="layout" svg:width="0cm" svg:height="0cm" svg:x="7.016cm" svg:y="4.893cm" svg:viewBox="0 0 0 0" draw:points="0,0">
          <text:p/>
        </draw:polygon>
        <draw:line draw:style-name="gr8" draw:text-style-name="P2" draw:layer="layout" svg:x1="9.443cm" svg:y1="5.475cm" svg:x2="9.443cm" svg:y2="3.647cm">
          <text:p/>
        </draw:line>
        <draw:path draw:style-name="gr8" draw:text-style-name="P2" draw:layer="layout" svg:width="0.099cm" svg:height="0.037cm" svg:x="9.221cm" svg:y="3.342cm" svg:viewBox="0 0 100 38" svg:d="M0 38c32-33 72-43 100-36">
          <text:p/>
        </draw:path>
        <draw:path draw:style-name="gr8" draw:text-style-name="P2" draw:layer="layout" svg:width="0.123cm" svg:height="0.311cm" svg:x="9.32cm" svg:y="3.34cm" svg:viewBox="0 0 124 312" svg:d="M0 0c74 18 124 138 124 312">
          <text:p/>
        </draw:path>
        <draw:line draw:style-name="gr8" draw:text-style-name="P2" draw:layer="layout" svg:x1="9.443cm" svg:y1="5.476cm" svg:x2="9.892cm" svg:y2="5.108cm">
          <text:p/>
        </draw:line>
        <draw:line draw:style-name="gr8" draw:text-style-name="P2" draw:layer="layout" svg:x1="8.015cm" svg:y1="4.361cm" svg:x2="9.222cm" svg:y2="3.376cm">
          <text:p/>
        </draw:line>
        <draw:line draw:style-name="gr8" draw:text-style-name="P2" draw:layer="layout" svg:x1="9.891cm" svg:y1="2.691cm" svg:x2="9.891cm" svg:y2="5.108cm">
          <text:p/>
        </draw:line>
        <draw:path draw:style-name="gr8" draw:text-style-name="P2" draw:layer="layout" svg:width="0.226cm" svg:height="0.642cm" svg:x="7.789cm" svg:y="4.36cm" svg:viewBox="0 0 227 643" svg:d="M227 0c-125 102-227 388-227 643">
          <text:p/>
        </draw:path>
        <draw:line draw:style-name="gr8" draw:text-style-name="P2" draw:layer="layout" svg:x1="9.892cm" svg:y1="2.691cm" svg:x2="9.768cm" svg:y2="2.795cm">
          <text:p/>
        </draw:line>
        <draw:line draw:style-name="gr8" draw:text-style-name="P2" draw:layer="layout" svg:x1="7.789cm" svg:y1="6.826cm" svg:x2="7.789cm" svg:y2="4.998cm">
          <text:p/>
        </draw:line>
        <draw:path draw:style-name="gr8" draw:text-style-name="P2" draw:layer="layout" svg:width="0.032cm" svg:height="0.159cm" svg:x="9.517cm" svg:y="3.224cm" svg:viewBox="0 0 33 160" svg:d="M0 0c0 68 11 124 33 160">
          <text:p/>
        </draw:path>
        <draw:path draw:style-name="gr8" draw:text-style-name="P2" draw:layer="layout" svg:width="0.27cm" svg:height="0.641cm" svg:x="9.549cm" svg:y="2.79cm" svg:viewBox="0 0 271 642" svg:d="M0 594c33 67 93 63 146-4 56-67 102-187 120-314 15-123-4-230-46-276">
          <text:p/>
        </draw:path>
        <draw:line draw:style-name="gr8" draw:text-style-name="P2" draw:layer="layout" svg:x1="7.341cm" svg:y1="7.19cm" svg:x2="7.79cm" svg:y2="6.826cm">
          <text:p/>
        </draw:line>
        <draw:path draw:style-name="gr8" draw:text-style-name="P2" draw:layer="layout" svg:width="0.05cm" svg:height="0.268cm" svg:x="9.517cm" svg:y="2.956cm" svg:viewBox="0 0 51 269" svg:d="M51 0c-32 81-51 184-51 269">
          <text:p/>
        </draw:path>
        <draw:line draw:style-name="gr8" draw:text-style-name="P2" draw:layer="layout" svg:x1="7.341cm" svg:y1="7.189cm" svg:x2="7.341cm" svg:y2="5.365cm">
          <text:p/>
        </draw:line>
        <draw:line draw:style-name="gr8" draw:text-style-name="P2" draw:layer="layout" svg:x1="9.568cm" svg:y1="2.956cm" svg:x2="7.665cm" svg:y2="4.509cm">
          <text:p/>
        </draw:line>
        <draw:path draw:style-name="gr8" draw:text-style-name="P2" draw:layer="layout" svg:width="0.102cm" svg:height="0.035cm" svg:x="7.119cm" svg:y="5.055cm" svg:viewBox="0 0 103 36" svg:d="M0 36c35-28 70-43 103-32">
          <text:p/>
        </draw:path>
        <draw:path draw:style-name="gr8" draw:text-style-name="P2" draw:layer="layout" svg:width="0.123cm" svg:height="0.307cm" svg:x="7.221cm" svg:y="5.058cm" svg:viewBox="0 0 124 308" svg:d="M0 0c74 14 124 134 124 308">
          <text:p/>
        </draw:path>
        <draw:path draw:style-name="gr8" draw:text-style-name="P2" draw:layer="layout" svg:width="0.032cm" svg:height="0.163cm" svg:x="7.415cm" svg:y="4.938cm" svg:viewBox="0 0 33 164" svg:d="M0 0c0 68 11 125 33 164">
          <text:p/>
        </draw:path>
        <draw:path draw:style-name="gr8" draw:text-style-name="P2" draw:layer="layout" svg:width="0.269cm" svg:height="0.64cm" svg:x="7.447cm" svg:y="4.508cm" svg:viewBox="0 0 270 641" svg:d="M0 594c35 63 91 63 148-4 56-67 103-190 117-318 14-124 0-230-47-272">
          <text:p/>
        </draw:path>
        <draw:line draw:style-name="gr8" draw:text-style-name="P2" draw:layer="layout" svg:x1="6.942cm" svg:y1="5.239cm" svg:x2="7.123cm" svg:y2="5.09cm">
          <text:p/>
        </draw:line>
        <draw:path draw:style-name="gr8" draw:text-style-name="P2" draw:layer="layout" svg:width="0.053cm" svg:height="0.272cm" svg:x="7.415cm" svg:y="4.67cm" svg:viewBox="0 0 54 273" svg:d="M54 0c-33 86-54 185-54 273">
          <text:p/>
        </draw:path>
        <draw:path draw:style-name="gr8" draw:text-style-name="P2" draw:layer="layout" svg:width="0.226cm" svg:height="0.639cm" svg:x="6.716cm" svg:y="5.238cm" svg:viewBox="0 0 227 640" svg:d="M227 0c-124 99-227 386-227 640">
          <text:p/>
        </draw:path>
        <draw:line draw:style-name="gr8" draw:text-style-name="P2" draw:layer="layout" svg:x1="7.469cm" svg:y1="4.67cm" svg:x2="6.593cm" svg:y2="5.384cm">
          <text:p/>
        </draw:line>
        <draw:line draw:style-name="gr8" draw:text-style-name="P2" draw:layer="layout" svg:x1="6.716cm" svg:y1="7.701cm" svg:x2="6.716cm" svg:y2="5.877cm">
          <text:p/>
        </draw:line>
        <draw:path draw:style-name="gr8" draw:text-style-name="P2" draw:layer="layout" svg:width="0.032cm" svg:height="0.159cm" svg:x="6.342cm" svg:y="5.817cm" svg:viewBox="0 0 33 160" svg:d="M0 0c0 63 11 121 33 160">
          <text:p/>
        </draw:path>
        <draw:path draw:style-name="gr8" draw:text-style-name="P2" draw:layer="layout" svg:width="0.27cm" svg:height="0.64cm" svg:x="6.374cm" svg:y="5.383cm" svg:viewBox="0 0 271 641" svg:d="M0 594c32 63 92 63 148-4 57-67 104-190 118-314 14-123-4-230-46-276">
          <text:p/>
        </draw:path>
        <draw:line draw:style-name="gr8" draw:text-style-name="P2" draw:layer="layout" svg:x1="6.268cm" svg:y1="8.069cm" svg:x2="6.717cm" svg:y2="7.701cm">
          <text:p/>
        </draw:line>
        <draw:path draw:style-name="gr8" draw:text-style-name="P2" draw:layer="layout" svg:width="0.053cm" svg:height="0.272cm" svg:x="6.342cm" svg:y="5.545cm" svg:viewBox="0 0 54 273" svg:d="M54 0c-36 86-54 185-54 273">
          <text:p/>
        </draw:path>
        <draw:line draw:style-name="gr8" draw:text-style-name="P2" draw:layer="layout" svg:x1="6.268cm" svg:y1="8.064cm" svg:x2="6.268cm" svg:y2="5.785cm">
          <text:p/>
        </draw:line>
        <draw:line draw:style-name="gr8" draw:text-style-name="P2" draw:layer="layout" svg:x1="6.396cm" svg:y1="5.545cm" svg:x2="5.291cm" svg:y2="6.446cm">
          <text:p/>
        </draw:line>
        <draw:line draw:style-name="gr8" draw:text-style-name="P2" draw:layer="layout" svg:x1="6.273cm" svg:y1="5.785cm" svg:x2="5.291cm" svg:y2="6.583cm">
          <text:p/>
        </draw:line>
        <draw:line draw:style-name="gr8" draw:text-style-name="P2" draw:layer="layout" svg:x1="5.291cm" svg:y1="6.445cm" svg:x2="5.291cm" svg:y2="6.582cm">
          <text:p/>
        </draw:line>
        <draw:path draw:style-name="gr8" draw:text-style-name="P2" draw:layer="layout" svg:width="0.032cm" svg:height="0.162cm" svg:x="9.517cm" svg:y="4.956cm" svg:viewBox="0 0 33 163" svg:d="M0 0c0 67 11 124 33 163">
          <text:p/>
        </draw:path>
        <draw:path draw:style-name="gr8" draw:text-style-name="P2" draw:layer="layout" svg:width="0.269cm" svg:height="0.658cm" svg:x="9.549cm" svg:y="4.506cm" svg:viewBox="0 0 270 659" svg:d="M0 613c43 78 117 57 180-56 68-109 103-283 86-414-14-127-75-176-146-120">
          <text:p/>
        </draw:path>
        <draw:path draw:style-name="gr8" draw:text-style-name="P2" draw:layer="layout" svg:width="0.152cm" svg:height="0.431cm" svg:x="9.517cm" svg:y="4.529cm" svg:viewBox="0 0 153 432" svg:d="M153 0c-86 67-153 261-153 432">
          <text:p/>
        </draw:path>
        <draw:path draw:style-name="gr8" draw:text-style-name="P2" draw:layer="layout" svg:width="0.032cm" svg:height="0.159cm" svg:x="7.415cm" svg:y="6.674cm" svg:viewBox="0 0 33 160" svg:d="M0 0c0 68 11 121 33 160">
          <text:p/>
        </draw:path>
        <draw:path draw:style-name="gr8" draw:text-style-name="P2" draw:layer="layout" svg:width="0.271cm" svg:height="0.66cm" svg:x="7.447cm" svg:y="6.221cm" svg:viewBox="0 0 272 661" svg:d="M0 613c43 81 117 56 184-53 64-113 100-286 85-413-18-131-78-181-148-124">
          <text:p/>
        </draw:path>
        <draw:path draw:style-name="gr8" draw:text-style-name="P2" draw:layer="layout" svg:width="0.152cm" svg:height="0.43cm" svg:x="7.415cm" svg:y="6.244cm" svg:viewBox="0 0 153 431" svg:d="M153 0c-85 70-153 261-153 431">
          <text:p/>
        </draw:path>
        <draw:path draw:style-name="gr8" draw:text-style-name="P2" draw:layer="layout" svg:width="0.032cm" svg:height="0.159cm" svg:x="6.342cm" svg:y="7.549cm" svg:viewBox="0 0 33 160" svg:d="M0 0c0 67 11 124 33 160">
          <text:p/>
        </draw:path>
        <draw:path draw:style-name="gr8" draw:text-style-name="P2" draw:layer="layout" svg:width="0.269cm" svg:height="0.66cm" svg:x="6.374cm" svg:y="7.097cm" svg:viewBox="0 0 270 661" svg:d="M0 612c43 81 117 60 180-53 68-114 103-287 86-414-14-127-75-180-146-120">
          <text:p/>
        </draw:path>
        <draw:path draw:style-name="gr8" draw:text-style-name="P2" draw:layer="layout" svg:width="0.152cm" svg:height="0.427cm" svg:x="6.342cm" svg:y="7.122cm" svg:viewBox="0 0 153 428" svg:d="M153 0c-86 67-153 258-153 428">
          <text:p/>
        </draw:path>
        <draw:line draw:style-name="gr8" draw:text-style-name="P2" draw:layer="layout" svg:x1="8.219cm" svg:y1="4.191cm" svg:x2="8.219cm" svg:y2="4.646cm">
          <text:p/>
        </draw:line>
        <draw:line draw:style-name="gr8" draw:text-style-name="P2" draw:layer="layout" svg:x1="8.219cm" svg:y1="4.646cm" svg:x2="8.732cm" svg:y2="5.331cm">
          <text:p/>
        </draw:line>
        <draw:line draw:style-name="gr8" draw:text-style-name="P2" draw:layer="layout" svg:x1="9.444cm" svg:y1="5.476cm" svg:x2="8.731cm" svg:y2="5.33cm">
          <text:p/>
        </draw:line>
        <draw:path draw:style-name="gr8" draw:text-style-name="P2" draw:layer="layout" svg:width="0.346cm" svg:height="0.23cm" svg:x="1.481cm" svg:y="5.647cm" svg:viewBox="0 0 347 231" svg:d="M347 231c-212-44-347-135-347-231">
          <text:p/>
        </draw:path>
        <draw:line draw:style-name="gr8" draw:text-style-name="P2" draw:layer="layout" svg:x1="5.292cm" svg:y1="6.583cm" svg:x2="1.827cm" svg:y2="5.877cm">
          <text:p/>
        </draw:line>
        <draw:line draw:style-name="gr8" draw:text-style-name="P2" draw:layer="layout" svg:x1="9.254cm" svg:y1="1.789cm" svg:x2="7.207cm" svg:y2="1.368cm">
          <text:p/>
        </draw:line>
        <draw:line draw:style-name="gr8" draw:text-style-name="P2" draw:layer="layout" svg:x1="9.253cm" svg:y1="1.785cm" svg:x2="9.892cm" svg:y2="2.692cm">
          <text:p/>
        </draw:line>
        <draw:path draw:style-name="gr8" draw:text-style-name="P2" draw:layer="layout" svg:width="0.134cm" svg:height="0.034cm" svg:x="9.634cm" svg:y="2.792cm" svg:viewBox="0 0 135 35" svg:d="M135 3c-58-9-103 3-135 32">
          <text:p/>
        </draw:path>
        <draw:path draw:style-name="gr8" draw:text-style-name="P2" draw:layer="layout" svg:width="0.067cm" svg:height="0.131cm" svg:x="9.567cm" svg:y="2.825cm" svg:viewBox="0 0 68 132" svg:d="M68 0c-36 25-58 71-68 132">
          <text:p/>
        </draw:path>
        <draw:path draw:style-name="gr8" draw:text-style-name="P2" draw:layer="layout" svg:width="0.134cm" svg:height="0.034cm" svg:x="7.531cm" svg:y="4.506cm" svg:viewBox="0 0 135 35" svg:d="M135 2c-53-8-99 4-135 33">
          <text:p/>
        </draw:path>
        <draw:path draw:style-name="gr8" draw:text-style-name="P2" draw:layer="layout" svg:width="0.063cm" svg:height="0.13cm" svg:x="7.468cm" svg:y="4.54cm" svg:viewBox="0 0 64 131" svg:d="M64 0c-36 28-57 70-64 131">
          <text:p/>
        </draw:path>
        <draw:path draw:style-name="gr8" draw:text-style-name="P2" draw:layer="layout" svg:width="0.134cm" svg:height="0.036cm" svg:x="6.459cm" svg:y="5.381cm" svg:viewBox="0 0 135 37" svg:d="M135 2c-53-8-100 7-135 35">
          <text:p/>
        </draw:path>
        <draw:path draw:style-name="gr8" draw:text-style-name="P2" draw:layer="layout" svg:width="0.067cm" svg:height="0.134cm" svg:x="6.392cm" svg:y="5.415cm" svg:viewBox="0 0 68 135" svg:d="M68 0c-32 29-53 71-68 135">
          <text:p/>
        </draw:path>
        <draw:line draw:style-name="gr8" draw:text-style-name="P2" draw:layer="layout" svg:x1="5.292cm" svg:y1="6.446cm" svg:x2="4.656cm" svg:y2="5.538cm">
          <text:p/>
        </draw:line>
        <draw:line draw:style-name="gr8" draw:text-style-name="P2" draw:layer="layout" svg:x1="9.254cm" svg:y1="1.785cm" svg:x2="4.656cm" svg:y2="5.543cm">
          <text:p/>
        </draw:line>
        <draw:path draw:style-name="gr8" draw:text-style-name="P2" draw:layer="layout" svg:width="0.007cm" svg:height="0.004cm" svg:x="9.525cm" svg:y="3.312cm" svg:viewBox="0 0 8 5" svg:d="M0 0c3 0 3 0 8 5">
          <text:p/>
        </draw:path>
        <draw:path draw:style-name="gr8" draw:text-style-name="P2" draw:layer="layout" svg:width="0.151cm" svg:height="0.464cm" svg:x="9.532cm" svg:y="2.853cm" svg:viewBox="0 0 152 465" svg:d="M0 464c49 10 117-85 142-212 24-128 3-241-46-252">
          <text:p/>
        </draw:path>
        <draw:path draw:style-name="gr8" draw:text-style-name="P2" draw:layer="layout" svg:width="0.021cm" svg:height="0.002cm" svg:x="9.606cm" svg:y="2.852cm" svg:viewBox="0 0 22 3" svg:d="M22 3c-7-6-14 0-22 0">
          <text:p/>
        </draw:path>
        <draw:line draw:style-name="gr8" draw:text-style-name="P2" draw:layer="layout" svg:x1="6.716cm" svg:y1="7.062cm" svg:x2="7.345cm" svg:y2="7.19cm">
          <text:p/>
        </draw:line>
        <draw:path draw:style-name="gr8" draw:text-style-name="P2" draw:layer="layout" svg:width="0.007cm" svg:height="0.003cm" svg:x="7.422cm" svg:y="5.027cm" svg:viewBox="0 0 8 4" svg:d="M0 0c4 0 8 4 8 4">
          <text:p/>
        </draw:path>
        <draw:path draw:style-name="gr8" draw:text-style-name="P2" draw:layer="layout" svg:width="0.153cm" svg:height="0.463cm" svg:x="7.429cm" svg:y="4.568cm" svg:viewBox="0 0 154 464" svg:d="M0 463c53 11 116-85 141-213 29-127 8-239-46-250">
          <text:p/>
        </draw:path>
        <draw:path draw:style-name="gr8" draw:text-style-name="P2" draw:layer="layout" svg:width="0.021cm" svg:height="0.004cm" svg:x="7.503cm" svg:y="4.568cm" svg:viewBox="0 0 22 5" svg:d="M22 0c-7 0-14 0-22 5">
          <text:p/>
        </draw:path>
        <draw:path draw:style-name="gr8" draw:text-style-name="P2" draw:layer="layout" svg:width="0.006cm" svg:height="0cm" svg:x="6.35cm" svg:y="5.905cm" svg:viewBox="0 0 7 0" svg:d="M0 0c3 0 3 0 7 0">
          <text:p/>
        </draw:path>
        <draw:path draw:style-name="gr8" draw:text-style-name="P2" draw:layer="layout" svg:width="0.153cm" svg:height="0.463cm" svg:x="6.357cm" svg:y="5.443cm" svg:viewBox="0 0 154 464" svg:d="M0 463c52 11 116-85 141-213 29-127 8-236-46-250">
          <text:p/>
        </draw:path>
        <draw:path draw:style-name="gr8" draw:text-style-name="P2" draw:layer="layout" svg:width="0.021cm" svg:height="0.003cm" svg:x="6.431cm" svg:y="5.443cm" svg:viewBox="0 0 22 4" svg:d="M22 0c-7 0-14 0-22 4">
          <text:p/>
        </draw:path>
        <draw:line draw:style-name="gr8" draw:text-style-name="P2" draw:layer="layout" svg:x1="6.273cm" svg:y1="8.069cm" svg:x2="5.633cm" svg:y2="7.937cm">
          <text:p/>
        </draw:line>
        <draw:line draw:style-name="gr8" draw:text-style-name="P2" draw:layer="layout" svg:x1="5.633cm" svg:y1="7.937cm" svg:x2="5.633cm" svg:y2="6.304cm">
          <text:p/>
        </draw:line>
        <draw:line draw:style-name="gr8" draw:text-style-name="P2" draw:layer="layout" svg:x1="1.827cm" svg:y1="4.963cm" svg:x2="4.657cm" svg:y2="5.543cm">
          <text:p/>
        </draw:line>
        <draw:path draw:style-name="gr8" draw:text-style-name="P2" draw:layer="layout" svg:width="0.007cm" svg:height="0.005cm" svg:x="9.525cm" svg:y="5.044cm" svg:viewBox="0 0 8 6" svg:d="M0 0c3 6 3 6 8 6">
          <text:p/>
        </draw:path>
        <draw:path draw:style-name="gr8" draw:text-style-name="P2" draw:layer="layout" svg:width="0.151cm" svg:height="0.463cm" svg:x="9.532cm" svg:y="4.586cm" svg:viewBox="0 0 152 464" svg:d="M0 463c49 10 117-85 142-213 24-127 3-240-46-250">
          <text:p/>
        </draw:path>
        <draw:line draw:style-name="gr8" draw:text-style-name="P2" draw:layer="layout" svg:x1="9.623cm" svg:y1="4.586cm" svg:x2="9.62cm" svg:y2="4.586cm">
          <text:p/>
        </draw:line>
        <draw:path draw:style-name="gr8" draw:text-style-name="P2" draw:layer="layout" svg:width="0.007cm" svg:height="0.004cm" svg:x="7.422cm" svg:y="6.762cm" svg:viewBox="0 0 8 5" svg:d="M0 0c4 0 8 5 8 5">
          <text:p/>
        </draw:path>
        <draw:path draw:style-name="gr8" draw:text-style-name="P2" draw:layer="layout" svg:width="0.153cm" svg:height="0.459cm" svg:x="7.429cm" svg:y="6.304cm" svg:viewBox="0 0 154 460" svg:d="M0 459c53 11 116-84 141-212 29-127 8-237-46-247">
          <text:p/>
        </draw:path>
        <draw:path draw:style-name="gr8" draw:text-style-name="P2" draw:layer="layout" svg:width="0.007cm" svg:height="0.004cm" svg:x="7.517cm" svg:y="6.3cm" svg:viewBox="0 0 8 5" svg:d="M8 5c-4-5-4-5-8-5">
          <text:p/>
        </draw:path>
        <draw:path draw:style-name="gr8" draw:text-style-name="P2" draw:layer="layout" svg:width="0.007cm" svg:height="0.004cm" svg:x="6.35cm" svg:y="7.637cm" svg:viewBox="0 0 8 5" svg:d="M0 0c4 0 4 5 8 5">
          <text:p/>
        </draw:path>
        <draw:path draw:style-name="gr8" draw:text-style-name="P2" draw:layer="layout" svg:width="0.153cm" svg:height="0.463cm" svg:x="6.357cm" svg:y="7.179cm" svg:viewBox="0 0 154 464" svg:d="M0 463c52 10 116-86 141-213 29-127 8-240-46-250">
          <text:p/>
        </draw:path>
        <draw:path draw:style-name="gr8" draw:text-style-name="P2" draw:layer="layout" svg:width="0.006cm" svg:height="0cm" svg:x="6.445cm" svg:y="7.179cm" svg:viewBox="0 0 7 0" svg:d="M7 0c-4 0-7 0-7 0">
          <text:p/>
        </draw:path>
        <draw:path draw:style-name="gr8" draw:text-style-name="P2" draw:layer="layout" svg:width="0.141cm" svg:height="0.342cm" svg:x="8.082cm" svg:y="4.307cm" svg:viewBox="0 0 142 343" svg:d="M0 0c54 113 99 229 142 343">
          <text:p/>
        </draw:path>
        <draw:line draw:style-name="gr8" draw:text-style-name="P2" draw:layer="layout" svg:x1="5.164cm" svg:y1="2.219cm" svg:x2="7.211cm" svg:y2="1.368cm">
          <text:p/>
        </draw:line>
        <draw:path draw:style-name="gr8" draw:text-style-name="P2" draw:layer="layout" svg:width="0cm" svg:height="0.016cm" svg:x="4.818cm" svg:y="2.561cm" svg:viewBox="0 0 0 17" svg:d="M0 17c0-7 0-10 0-17">
          <text:p/>
        </draw:path>
        <draw:path draw:style-name="gr8" draw:text-style-name="P2" draw:layer="layout" svg:width="0.346cm" svg:height="0.346cm" svg:x="4.818cm" svg:y="2.215cm" svg:viewBox="0 0 347 347" svg:d="M0 347c0-127 124-251 347-347">
          <text:p/>
        </draw:path>
        <draw:path draw:style-name="gr8" draw:text-style-name="P2" draw:layer="layout" svg:width="0.004cm" svg:height="0.036cm" svg:x="4.818cm" svg:y="2.578cm" svg:viewBox="0 0 5 37" svg:d="M0 0c5 11 5 21 5 37">
          <text:p/>
        </draw:path>
        <draw:path draw:style-name="gr8" draw:text-style-name="P2" draw:layer="layout" svg:width="1.341cm" svg:height="0.78cm" svg:x="3.481cm" svg:y="2.61cm" svg:viewBox="0 0 1342 781" svg:d="M1342 0c0 354-537 664-1342 781">
          <text:p/>
        </draw:path>
        <draw:path draw:style-name="gr8" draw:text-style-name="P2" draw:layer="layout" svg:width="0.765cm" svg:height="0.278cm" svg:x="2.716cm" svg:y="3.39cm" svg:viewBox="0 0 766 279" svg:d="M0 279c159-130 434-230 766-279">
          <text:p/>
        </draw:path>
        <draw:line draw:style-name="gr8" draw:text-style-name="P2" draw:layer="layout" svg:x1="1.548cm" svg:y1="4.622cm" svg:x2="2.72cm" svg:y2="3.665cm">
          <text:p/>
        </draw:line>
        <draw:path draw:style-name="gr8" draw:text-style-name="P2" draw:layer="layout" svg:width="0.346cm" svg:height="0.229cm" svg:x="1.481cm" svg:y="4.734cm" svg:viewBox="0 0 347 230" svg:d="M347 230c-212-43-347-131-347-230">
          <text:p/>
        </draw:path>
        <draw:path draw:style-name="gr8" draw:text-style-name="P2" draw:layer="layout" svg:width="0.067cm" svg:height="0.113cm" svg:x="1.481cm" svg:y="4.621cm" svg:viewBox="0 0 68 114" svg:d="M0 114c0-39 25-78 68-114">
          <text:p/>
        </draw:path>
        <draw:line draw:style-name="gr8" draw:text-style-name="P2" draw:layer="layout" svg:x1="5.155cm" svg:y1="7.388cm" svg:x2="4.289cm" svg:y2="6.808cm">
          <text:p/>
        </draw:line>
        <draw:path draw:style-name="gr8" draw:text-style-name="P2" draw:layer="layout" svg:width="0.166cm" svg:height="0.159cm" svg:x="3.478cm" svg:y="6.212cm" svg:viewBox="0 0 167 160" svg:d="M0 0c49 61 107 114 167 160">
          <text:p/>
        </draw:path>
        <draw:path draw:style-name="gr8" draw:text-style-name="P2" draw:layer="layout" svg:width="0.152cm" svg:height="0.275cm" svg:x="4.349cm" svg:y="6.42cm" svg:viewBox="0 0 153 276" svg:d="M153 0c-65 82-114 174-153 276">
          <text:p/>
        </draw:path>
        <draw:path draw:style-name="gr8" draw:text-style-name="P2" draw:layer="layout" svg:width="0.19cm" svg:height="0.264cm" svg:x="4.159cm" svg:y="6.692cm" svg:viewBox="0 0 191 265" svg:d="M0 265c81-67 149-158 191-265">
          <text:p/>
        </draw:path>
        <draw:path draw:style-name="gr8" draw:text-style-name="P2" draw:layer="layout" svg:width="0.371cm" svg:height="0.301cm" svg:x="3.266cm" svg:y="6.335cm" svg:viewBox="0 0 372 302" svg:d="M0 0c0 92 50 185 127 245 74 56 171 74 245 39">
          <text:p/>
        </draw:path>
        <draw:path draw:style-name="gr8" draw:text-style-name="P2" draw:layer="layout" svg:width="0.039cm" svg:height="0.127cm" svg:x="3.266cm" svg:y="6.212cm" svg:viewBox="0 0 40 128" svg:d="M40 0c-26 35-40 79-40 128">
          <text:p/>
        </draw:path>
        <draw:line draw:style-name="gr8" draw:text-style-name="P2" draw:layer="layout" svg:x1="5.154cm" svg:y1="7.411cm" svg:x2="5.154cm" svg:y2="6.554cm">
          <text:p/>
        </draw:line>
        <draw:line draw:style-name="gr8" draw:text-style-name="P2" draw:layer="layout" svg:x1="5.634cm" svg:y1="7.737cm" svg:x2="5.154cm" svg:y2="7.411cm">
          <text:p/>
        </draw:line>
        <draw:path draw:style-name="gr8" draw:text-style-name="P2" draw:layer="layout" svg:width="0.258cm" svg:height="0.522cm" svg:x="2.229cm" svg:y="5.958cm" svg:viewBox="0 0 259 523" svg:d="M259 523c-58-183-146-360-259-523">
          <text:p/>
        </draw:path>
        <draw:path draw:style-name="gr8" draw:text-style-name="P2" draw:layer="layout" svg:width="0.747cm" svg:height="0.705cm" svg:x="2.487cm" svg:y="6.477cm" svg:viewBox="0 0 748 706" svg:d="M0 0c105 353 410 636 748 706">
          <text:p/>
        </draw:path>
        <draw:line draw:style-name="gr8" draw:text-style-name="P2" draw:layer="layout" svg:x1="3.412cm" svg:y1="7.218cm" svg:x2="3.234cm" svg:y2="7.179cm">
          <text:p/>
        </draw:line>
        <draw:path draw:style-name="gr8" draw:text-style-name="P2" draw:layer="layout" svg:width="0.282cm" svg:height="0.413cm" svg:x="4.187cm" svg:y="6.413cm" svg:viewBox="0 0 283 414" svg:d="M283 0c-124 113-223 250-283 414">
          <text:p/>
        </draw:path>
        <draw:path draw:style-name="gr8" draw:text-style-name="P2" draw:layer="layout" svg:width="0.585cm" svg:height="0.147cm" svg:x="3.411cm" svg:y="7.087cm" svg:viewBox="0 0 586 148" svg:d="M0 131c219 46 431-3 586-131">
          <text:p/>
        </draw:path>
        <draw:path draw:style-name="gr8" draw:text-style-name="P2" draw:layer="layout" svg:width="0.191cm" svg:height="0.264cm" svg:x="3.996cm" svg:y="6.826cm" svg:viewBox="0 0 192 265" svg:d="M0 265c85-70 150-163 192-265">
          <text:p/>
        </draw:path>
        <draw:path draw:style-name="gr8" draw:text-style-name="P2" draw:layer="layout" svg:width="0.804cm" svg:height="0.583cm" svg:x="2.875cm" svg:y="6.424cm" svg:viewBox="0 0 805 584" svg:d="M0 0c0 190 116 392 289 502 176 109 377 109 516 0">
          <text:p/>
        </draw:path>
        <draw:path draw:style-name="gr8" draw:text-style-name="P2" draw:layer="layout" svg:width="0.141cm" svg:height="0.671cm" svg:x="3.675cm" svg:y="6.254cm" svg:viewBox="0 0 142 672" svg:d="M0 672c186-149 189-445 8-672">
          <text:p/>
        </draw:path>
        <draw:path draw:style-name="gr8" draw:text-style-name="P2" draw:layer="layout" svg:width="0.134cm" svg:height="0.307cm" svg:x="2.875cm" svg:y="6.117cm" svg:viewBox="0 0 135 308" svg:d="M135 0c-85 70-135 184-135 308">
          <text:p/>
        </draw:path>
        <draw:path draw:style-name="gr8" draw:text-style-name="P2" draw:layer="layout" svg:width="0.236cm" svg:height="0.155cm" svg:x="6.773cm" svg:y="2.18cm" svg:viewBox="0 0 237 156" svg:d="M0 0c144 28 237 92 237 156">
          <text:p/>
        </draw:path>
        <draw:path draw:style-name="gr8" draw:text-style-name="P2" draw:layer="layout" svg:width="0.85cm" svg:height="0.176cm" svg:x="6.159cm" svg:y="2.335cm" svg:viewBox="0 0 851 177" svg:d="M851 0c0 96-190 177-427 177-233 0-424-81-424-177">
          <text:p/>
        </draw:path>
        <draw:path draw:style-name="gr8" draw:text-style-name="P2" draw:layer="layout" svg:width="0.614cm" svg:height="0.174cm" svg:x="6.159cm" svg:y="2.161cm" svg:viewBox="0 0 615 175" svg:d="M0 175c0-60 74-113 201-145 128-36 283-40 414-10">
          <text:p/>
        </draw:path>
        <draw:path draw:style-name="gr8" draw:text-style-name="P2" draw:layer="layout" svg:width="0.237cm" svg:height="0.155cm" svg:x="4.984cm" svg:y="3.64cm" svg:viewBox="0 0 238 156" svg:d="M0 0c146 33 238 93 238 156">
          <text:p/>
        </draw:path>
        <draw:path draw:style-name="gr8" draw:text-style-name="P2" draw:layer="layout" svg:width="0.851cm" svg:height="0.173cm" svg:x="4.37cm" svg:y="3.795cm" svg:viewBox="0 0 852 174" svg:d="M852 0c0 97-191 174-427 174-234 0-425-77-425-174">
          <text:p/>
        </draw:path>
        <draw:path draw:style-name="gr8" draw:text-style-name="P2" draw:layer="layout" svg:width="0.614cm" svg:height="0.174cm" svg:x="4.37cm" svg:y="3.621cm" svg:viewBox="0 0 615 175" svg:d="M0 175c0-61 78-117 202-149 128-32 283-35 413-7">
          <text:p/>
        </draw:path>
        <draw:path draw:style-name="gr8" draw:text-style-name="P2" draw:layer="layout" svg:width="0.409cm" svg:height="0.3cm" svg:x="3.196cm" svg:y="6.395cm" svg:viewBox="0 0 410 301" svg:d="M0 0c0 100 56 202 148 259 88 56 191 56 262 0">
          <text:p/>
        </draw:path>
        <draw:path draw:style-name="gr8" draw:text-style-name="P2" draw:layer="layout" svg:width="0.207cm" svg:height="0.441cm" svg:x="3.467cm" svg:y="6.212cm" svg:viewBox="0 0 208 442" svg:d="M139 442c63-53 85-145 56-236-28-97-103-174-195-206">
          <text:p/>
        </draw:path>
        <draw:path draw:style-name="gr8" draw:text-style-name="P2" draw:layer="layout" svg:width="0.134cm" svg:height="0.044cm" svg:x="3.266cm" svg:y="6.196cm" svg:viewBox="0 0 135 45" svg:d="M135 2c-49-7-98 10-135 43">
          <text:p/>
        </draw:path>
        <draw:path draw:style-name="gr8" draw:text-style-name="P2" draw:layer="layout" svg:width="0.07cm" svg:height="0.162cm" svg:x="3.196cm" svg:y="6.237cm" svg:viewBox="0 0 71 163" svg:d="M71 0c-47 38-71 95-71 163">
          <text:p/>
        </draw:path>
        <draw:path draw:style-name="gr8" draw:text-style-name="P2" draw:layer="layout" svg:width="0.755cm" svg:height="0.585cm" svg:x="2.963cm" svg:y="6.35cm" svg:viewBox="0 0 756 586" svg:d="M0 0c0 183 102 371 261 484 162 113 354 134 495 53">
          <text:p/>
        </draw:path>
        <draw:path draw:style-name="gr8" draw:text-style-name="P2" draw:layer="layout" svg:width="0.067cm" svg:height="0.23cm" svg:x="2.963cm" svg:y="6.12cm" svg:viewBox="0 0 68 231" svg:d="M68 0c-42 67-68 145-68 231">
          <text:p/>
        </draw:path>
        <draw:path draw:style-name="gr8" draw:text-style-name="P2" draw:layer="layout" svg:width="0.098cm" svg:height="0.202cm" svg:x="12.319cm" svg:y="3.594cm" svg:viewBox="0 0 99 203" svg:d="M99 0c0 46-10 103-32 146-22 39-46 63-67 56">
          <text:p/>
        </draw:path>
        <draw:path draw:style-name="gr8" draw:text-style-name="P2" draw:layer="layout" svg:width="0.099cm" svg:height="0.293cm" svg:x="12.283cm" svg:y="3.502cm" svg:viewBox="0 0 100 294" svg:d="M36 294c-32-3-46-77-29-159 14-81 58-141 93-134">
          <text:p/>
        </draw:path>
        <draw:path draw:style-name="gr8" draw:text-style-name="P2" draw:layer="layout" svg:width="0.039cm" svg:height="0.091cm" svg:x="12.378cm" svg:y="3.503cm" svg:viewBox="0 0 40 92" svg:d="M0 0c25 4 40 43 40 92">
          <text:p/>
        </draw:path>
        <draw:path draw:style-name="gr8" draw:text-style-name="P2" draw:layer="layout" svg:width="0.18cm" svg:height="0.372cm" svg:x="12.294cm" svg:y="3.548cm" svg:viewBox="0 0 181 373" svg:d="M181 0c0 89-21 187-61 262-36 74-81 117-120 110">
          <text:p/>
        </draw:path>
        <draw:path draw:style-name="gr8" draw:text-style-name="P2" draw:layer="layout" svg:width="0.18cm" svg:height="0.541cm" svg:x="12.227cm" svg:y="3.378cm" svg:viewBox="0 0 181 542" svg:d="M68 542c-61-14-86-141-54-293 29-149 103-258 167-248">
          <text:p/>
        </draw:path>
        <draw:path draw:style-name="gr8" draw:text-style-name="P2" draw:layer="layout" svg:width="0.071cm" svg:height="0.169cm" svg:x="12.403cm" svg:y="3.379cm" svg:viewBox="0 0 72 170" svg:d="M0 0c44 11 72 74 72 170">
          <text:p/>
        </draw:path>
        <draw:path draw:style-name="gr8" draw:text-style-name="P2" draw:layer="layout" svg:width="0.18cm" svg:height="0.541cm" svg:x="12.181cm" svg:y="3.371cm" svg:viewBox="0 0 181 542" svg:d="M67 542c-60-14-85-145-53-293 28-153 103-262 167-248">
          <text:p/>
        </draw:path>
        <draw:path draw:style-name="gr8" draw:text-style-name="P2" draw:layer="layout" svg:width="0.164cm" svg:height="0.491cm" svg:x="12.042cm" svg:y="3.364cm" svg:viewBox="0 0 165 492" svg:d="M61 492c-56-10-77-130-49-265 28-138 96-237 153-226">
          <text:p/>
        </draw:path>
        <draw:path draw:style-name="gr8" draw:text-style-name="P2" draw:layer="layout" svg:width="0.028cm" svg:height="0.005cm" svg:x="12.093cm" svg:y="3.859cm" svg:viewBox="0 0 29 6" svg:d="M29 0c-7 4-22 9-29 4">
          <text:p/>
        </draw:path>
        <draw:path draw:style-name="gr8" draw:text-style-name="P2" draw:layer="layout" svg:width="0.167cm" svg:height="0.512cm" svg:x="12.028cm" svg:y="3.35cm" svg:viewBox="0 0 168 513" svg:d="M65 513c-60-10-81-138-53-276 28-141 100-247 156-236">
          <text:p/>
        </draw:path>
        <draw:path draw:style-name="gr8" draw:text-style-name="P2" draw:layer="layout" svg:width="0.028cm" svg:height="0.018cm" svg:x="12.195cm" svg:y="3.351cm" svg:viewBox="0 0 29 19" svg:d="M0 0c11 3 21 8 29 19">
          <text:p/>
        </draw:path>
        <draw:path draw:style-name="gr8" draw:text-style-name="P2" draw:layer="layout" svg:width="0.168cm" svg:height="0.509cm" svg:x="11.985cm" svg:y="3.343cm" svg:viewBox="0 0 169 510" svg:d="M62 510c-57-11-78-135-50-276 29-141 99-244 157-233">
          <text:p/>
        </draw:path>
        <draw:path draw:style-name="gr8" draw:text-style-name="P2" draw:layer="layout" svg:width="0.098cm" svg:height="0.205cm" svg:x="12.319cm" svg:y="5.326cm" svg:viewBox="0 0 99 206" svg:d="M99 0c0 50-10 104-32 146s-46 64-67 60">
          <text:p/>
        </draw:path>
        <draw:path draw:style-name="gr8" draw:text-style-name="P2" draw:layer="layout" svg:width="0.099cm" svg:height="0.294cm" svg:x="12.283cm" svg:y="5.238cm" svg:viewBox="0 0 100 295" svg:d="M36 295c-32-7-46-78-29-160 14-81 58-141 93-134">
          <text:p/>
        </draw:path>
        <draw:path draw:style-name="gr8" draw:text-style-name="P2" draw:layer="layout" svg:width="0.039cm" svg:height="0.095cm" svg:x="12.378cm" svg:y="5.235cm" svg:viewBox="0 0 40 96" svg:d="M0 0c25 7 40 43 40 96">
          <text:p/>
        </draw:path>
        <draw:path draw:style-name="gr8" draw:text-style-name="P2" draw:layer="layout" svg:width="0.18cm" svg:height="0.369cm" svg:x="12.294cm" svg:y="5.284cm" svg:viewBox="0 0 181 370" svg:d="M181 0c0 86-21 188-61 262-36 74-81 117-120 106">
          <text:p/>
        </draw:path>
        <draw:path draw:style-name="gr8" draw:text-style-name="P2" draw:layer="layout" svg:width="0.18cm" svg:height="0.537cm" svg:x="12.227cm" svg:y="5.114cm" svg:viewBox="0 0 181 538" svg:d="M68 538c-61-11-86-142-54-290 29-148 103-262 167-247">
          <text:p/>
        </draw:path>
        <draw:path draw:style-name="gr8" draw:text-style-name="P2" draw:layer="layout" svg:width="0.071cm" svg:height="0.169cm" svg:x="12.403cm" svg:y="5.115cm" svg:viewBox="0 0 72 170" svg:d="M0 0c44 7 72 75 72 170">
          <text:p/>
        </draw:path>
        <draw:path draw:style-name="gr8" draw:text-style-name="P2" draw:layer="layout" svg:width="0.18cm" svg:height="0.541cm" svg:x="12.181cm" svg:y="5.103cm" svg:viewBox="0 0 181 542" svg:d="M67 542c-60-14-85-145-53-293 28-148 103-262 167-248">
          <text:p/>
        </draw:path>
        <draw:path draw:style-name="gr8" draw:text-style-name="P2" draw:layer="layout" svg:width="0.164cm" svg:height="0.492cm" svg:x="12.042cm" svg:y="5.096cm" svg:viewBox="0 0 165 493" svg:d="M61 493c-56-11-77-131-49-265s96-237 153-227">
          <text:p/>
        </draw:path>
        <draw:path draw:style-name="gr8" draw:text-style-name="P2" draw:layer="layout" svg:width="0.028cm" svg:height="0.007cm" svg:x="12.093cm" svg:y="5.591cm" svg:viewBox="0 0 29 8" svg:d="M29 0c-7 9-22 9-29 5">
          <text:p/>
        </draw:path>
        <draw:path draw:style-name="gr8" draw:text-style-name="P2" draw:layer="layout" svg:width="0.167cm" svg:height="0.509cm" svg:x="12.028cm" svg:y="5.086cm" svg:viewBox="0 0 168 510" svg:d="M65 510c-60-11-81-134-53-277 28-141 100-243 156-232">
          <text:p/>
        </draw:path>
        <draw:path draw:style-name="gr8" draw:text-style-name="P2" draw:layer="layout" svg:width="0.028cm" svg:height="0.017cm" svg:x="12.195cm" svg:y="5.087cm" svg:viewBox="0 0 29 18" svg:d="M0 0c11 3 21 8 29 18">
          <text:p/>
        </draw:path>
        <draw:path draw:style-name="gr8" draw:text-style-name="P2" draw:layer="layout" svg:width="0.168cm" svg:height="0.513cm" svg:x="11.985cm" svg:y="5.075cm" svg:viewBox="0 0 169 514" svg:d="M62 514c-57-11-78-138-50-280 29-138 99-244 157-233">
          <text:p/>
        </draw:path>
        <draw:path draw:style-name="gr8" draw:text-style-name="P2" draw:layer="layout" svg:width="0.095cm" svg:height="0.201cm" svg:x="9.147cm" svg:y="6.187cm" svg:viewBox="0 0 96 202" svg:d="M96 0c0 46-10 99-31 141-18 44-43 65-65 61">
          <text:p/>
        </draw:path>
        <draw:path draw:style-name="gr8" draw:text-style-name="P2" draw:layer="layout" svg:width="0.099cm" svg:height="0.297cm" svg:x="9.108cm" svg:y="6.091cm" svg:viewBox="0 0 100 298" svg:d="M39 298c-35-7-49-78-32-159 18-82 61-145 93-138">
          <text:p/>
        </draw:path>
        <draw:path draw:style-name="gr8" draw:text-style-name="P2" draw:layer="layout" svg:width="0.035cm" svg:height="0.095cm" svg:x="9.207cm" svg:y="6.092cm" svg:viewBox="0 0 36 96" svg:d="M0 0c22 7 36 43 36 96">
          <text:p/>
        </draw:path>
        <draw:path draw:style-name="gr8" draw:text-style-name="P2" draw:layer="layout" svg:width="0.18cm" svg:height="0.372cm" svg:x="9.119cm" svg:y="6.141cm" svg:viewBox="0 0 181 373" svg:d="M181 0c0 85-21 184-60 261-37 75-82 118-121 111">
          <text:p/>
        </draw:path>
        <draw:path draw:style-name="gr8" draw:text-style-name="P2" draw:layer="layout" svg:width="0.18cm" svg:height="0.541cm" svg:x="9.052cm" svg:y="5.971cm" svg:viewBox="0 0 181 542" svg:d="M70 542c-63-14-89-145-56-293 28-149 106-262 167-248">
          <text:p/>
        </draw:path>
        <draw:path draw:style-name="gr8" draw:text-style-name="P2" draw:layer="layout" svg:width="0.067cm" svg:height="0.169cm" svg:x="9.232cm" svg:y="5.972cm" svg:viewBox="0 0 68 170" svg:d="M0 0c42 7 68 75 68 170">
          <text:p/>
        </draw:path>
        <draw:path draw:style-name="gr8" draw:text-style-name="P2" draw:layer="layout" svg:width="0.177cm" svg:height="0.541cm" svg:x="9.009cm" svg:y="5.961cm" svg:viewBox="0 0 178 542" svg:d="M67 542c-59-7-84-141-56-289 32-153 107-262 167-252">
          <text:p/>
        </draw:path>
        <draw:path draw:style-name="gr8" draw:text-style-name="P2" draw:layer="layout" svg:width="0.162cm" svg:height="0.492cm" svg:x="8.869cm" svg:y="5.954cm" svg:viewBox="0 0 163 493" svg:d="M59 493c-53-11-74-127-49-265 28-135 96-237 153-227">
          <text:p/>
        </draw:path>
        <draw:path draw:style-name="gr8" draw:text-style-name="P2" draw:layer="layout" svg:width="0.031cm" svg:height="0.006cm" svg:x="8.918cm" svg:y="6.448cm" svg:viewBox="0 0 32 7" svg:d="M32 0c-11 8-22 8-32 4">
          <text:p/>
        </draw:path>
        <draw:path draw:style-name="gr8" draw:text-style-name="P2" draw:layer="layout" svg:width="0.171cm" svg:height="0.509cm" svg:x="8.853cm" svg:y="5.943cm" svg:viewBox="0 0 172 510" svg:d="M65 510c-57-11-81-135-53-276s103-244 160-233">
          <text:p/>
        </draw:path>
        <draw:path draw:style-name="gr8" draw:text-style-name="P2" draw:layer="layout" svg:width="0.028cm" svg:height="0.017cm" svg:x="9.02cm" svg:y="5.944cm" svg:viewBox="0 0 29 18" svg:d="M0 0c12 3 22 7 29 18">
          <text:p/>
        </draw:path>
        <draw:path draw:style-name="gr8" draw:text-style-name="P2" draw:layer="layout" svg:width="0.168cm" svg:height="0.509cm" svg:x="8.81cm" svg:y="5.935cm" svg:viewBox="0 0 169 510" svg:d="M65 510c-60-11-81-139-53-276 29-145 99-247 157-233">
          <text:p/>
        </draw:path>
        <draw:path draw:style-name="gr8" draw:text-style-name="P2" draw:layer="layout" svg:width="0.095cm" svg:height="0.205cm" svg:x="9.147cm" svg:y="7.919cm" svg:viewBox="0 0 96 206" svg:d="M96 0c0 46-10 103-31 146-18 39-43 64-65 60">
          <text:p/>
        </draw:path>
        <draw:path draw:style-name="gr8" draw:text-style-name="P2" draw:layer="layout" svg:width="0.099cm" svg:height="0.297cm" svg:x="9.108cm" svg:y="7.827cm" svg:viewBox="0 0 100 298" svg:d="M39 298c-35-7-49-81-32-162 18-81 61-142 93-135">
          <text:p/>
        </draw:path>
        <draw:path draw:style-name="gr8" draw:text-style-name="P2" draw:layer="layout" svg:width="0.035cm" svg:height="0.091cm" svg:x="9.207cm" svg:y="7.828cm" svg:viewBox="0 0 36 92" svg:d="M0 0c22 3 36 42 36 92">
          <text:p/>
        </draw:path>
        <draw:path draw:style-name="gr8" draw:text-style-name="P2" draw:layer="layout" svg:width="0.18cm" svg:height="0.371cm" svg:x="9.119cm" svg:y="7.874cm" svg:viewBox="0 0 181 372" svg:d="M181 0c0 88-21 187-60 262-37 77-82 116-121 109">
          <text:p/>
        </draw:path>
        <draw:path draw:style-name="gr8" draw:text-style-name="P2" draw:layer="layout" svg:width="0.18cm" svg:height="0.541cm" svg:x="9.052cm" svg:y="7.704cm" svg:viewBox="0 0 181 542" svg:d="M70 542c-63-11-89-141-56-293 28-149 106-258 167-248">
          <text:p/>
        </draw:path>
        <draw:path draw:style-name="gr8" draw:text-style-name="P2" draw:layer="layout" svg:width="0.067cm" svg:height="0.17cm" svg:x="9.232cm" svg:y="7.704cm" svg:viewBox="0 0 68 171" svg:d="M0 0c42 11 68 74 68 171">
          <text:p/>
        </draw:path>
        <draw:path draw:style-name="gr8" draw:text-style-name="P2" draw:layer="layout" svg:width="0.177cm" svg:height="0.541cm" svg:x="9.009cm" svg:y="7.696cm" svg:viewBox="0 0 178 542" svg:d="M67 542c-59-14-84-145-56-293 32-153 107-262 167-248">
          <text:p/>
        </draw:path>
        <draw:path draw:style-name="gr8" draw:text-style-name="P2" draw:layer="layout" svg:width="0.162cm" svg:height="0.491cm" svg:x="8.869cm" svg:y="7.689cm" svg:viewBox="0 0 163 492" svg:d="M59 492c-53-10-74-131-49-269 28-134 96-236 153-222">
          <text:p/>
        </draw:path>
        <draw:path draw:style-name="gr8" draw:text-style-name="P2" draw:layer="layout" svg:width="0.031cm" svg:height="0.005cm" svg:x="8.918cm" svg:y="8.184cm" svg:viewBox="0 0 32 6" svg:d="M32 0c-11 4-22 9-32 4">
          <text:p/>
        </draw:path>
        <draw:path draw:style-name="gr8" draw:text-style-name="P2" draw:layer="layout" svg:width="0.171cm" svg:height="0.509cm" svg:x="8.853cm" svg:y="7.679cm" svg:viewBox="0 0 172 510" svg:d="M65 510c-57-10-81-134-53-275 28-142 103-244 160-234">
          <text:p/>
        </draw:path>
        <draw:path draw:style-name="gr8" draw:text-style-name="P2" draw:layer="layout" svg:width="0.028cm" svg:height="0.018cm" svg:x="9.02cm" svg:y="7.676cm" svg:viewBox="0 0 29 19" svg:d="M0 0c12 3 22 11 29 19">
          <text:p/>
        </draw:path>
        <draw:path draw:style-name="gr8" draw:text-style-name="P2" draw:layer="layout" svg:width="0.168cm" svg:height="0.509cm" svg:x="8.81cm" svg:y="7.668cm" svg:viewBox="0 0 169 510" svg:d="M65 510c-60-11-81-134-53-275 29-142 99-245 157-234">
          <text:p/>
        </draw:path>
        <draw:path draw:style-name="gr8" draw:text-style-name="P2" draw:layer="layout" svg:width="0.099cm" svg:height="0.202cm" svg:x="10.219cm" svg:y="7.044cm" svg:viewBox="0 0 100 203" svg:d="M100 0c0 46-14 100-35 143-18 42-42 63-65 60">
          <text:p/>
        </draw:path>
        <draw:path draw:style-name="gr8" draw:text-style-name="P2" draw:layer="layout" svg:width="0.099cm" svg:height="0.294cm" svg:x="10.18cm" svg:y="6.952cm" svg:viewBox="0 0 100 295" svg:d="M39 295c-35-7-49-79-31-160 17-81 61-141 92-134">
          <text:p/>
        </draw:path>
        <draw:path draw:style-name="gr8" draw:text-style-name="P2" draw:layer="layout" svg:width="0.039cm" svg:height="0.091cm" svg:x="10.279cm" svg:y="6.953cm" svg:viewBox="0 0 40 92" svg:d="M0 0c22 3 40 40 40 92">
          <text:p/>
        </draw:path>
        <draw:path draw:style-name="gr8" draw:text-style-name="P2" draw:layer="layout" svg:width="0.176cm" svg:height="0.371cm" svg:x="10.195cm" svg:y="6.999cm" svg:viewBox="0 0 177 372" svg:d="M177 0c0 84-21 183-60 262-36 74-82 116-117 109">
          <text:p/>
        </draw:path>
        <draw:path draw:style-name="gr8" draw:text-style-name="P2" draw:layer="layout" svg:width="0.18cm" svg:height="0.541cm" svg:x="10.125cm" svg:y="6.828cm" svg:viewBox="0 0 181 542" svg:d="M71 542c-64-14-89-146-57-294s106-261 167-247">
          <text:p/>
        </draw:path>
        <draw:path draw:style-name="gr8" draw:text-style-name="P2" draw:layer="layout" svg:width="0.067cm" svg:height="0.17cm" svg:x="10.304cm" svg:y="6.829cm" svg:viewBox="0 0 68 171" svg:d="M0 0c39 7 68 75 68 171">
          <text:p/>
        </draw:path>
        <draw:path draw:style-name="gr8" draw:text-style-name="P2" draw:layer="layout" svg:width="0.177cm" svg:height="0.54cm" svg:x="10.081cm" svg:y="6.818cm" svg:viewBox="0 0 178 541" svg:d="M68 541c-60-10-85-145-57-293 32-149 107-258 167-247">
          <text:p/>
        </draw:path>
        <draw:path draw:style-name="gr8" draw:text-style-name="P2" draw:layer="layout" svg:width="0.162cm" svg:height="0.488cm" svg:x="9.941cm" svg:y="6.814cm" svg:viewBox="0 0 163 489" svg:d="M60 489c-53-11-74-127-50-266 29-134 96-236 153-222">
          <text:p/>
        </draw:path>
        <draw:path draw:style-name="gr8" draw:text-style-name="P2" draw:layer="layout" svg:width="0.032cm" svg:height="0.007cm" svg:x="9.99cm" svg:y="7.306cm" svg:viewBox="0 0 33 8" svg:d="M33 0c-11 8-21 8-33 8">
          <text:p/>
        </draw:path>
        <draw:path draw:style-name="gr8" draw:text-style-name="P2" draw:layer="layout" svg:width="0.169cm" svg:height="0.513cm" svg:x="9.927cm" svg:y="6.8cm" svg:viewBox="0 0 170 514" svg:d="M63 514c-56-11-81-134-49-276 28-142 99-248 156-237">
          <text:p/>
        </draw:path>
        <draw:path draw:style-name="gr8" draw:text-style-name="P2" draw:layer="layout" svg:width="0.025cm" svg:height="0.018cm" svg:x="10.096cm" svg:y="6.801cm" svg:viewBox="0 0 26 19" svg:d="M0 0c7 4 18 7 26 19">
          <text:p/>
        </draw:path>
        <draw:path draw:style-name="gr8" draw:text-style-name="P2" draw:layer="layout" svg:width="0.167cm" svg:height="0.509cm" svg:x="9.883cm" svg:y="6.793cm" svg:viewBox="0 0 168 510" svg:d="M66 510c-61-11-82-134-54-275 28-138 100-245 156-234">
          <text:p/>
        </draw:path>
        <draw:path draw:style-name="gr8" draw:text-style-name="P2" draw:layer="layout" svg:width="0.099cm" svg:height="0.204cm" svg:x="10.219cm" svg:y="5.309cm" svg:viewBox="0 0 100 205" svg:d="M100 0c0 49-14 103-35 145-18 43-42 64-65 60">
          <text:p/>
        </draw:path>
        <draw:path draw:style-name="gr8" draw:text-style-name="P2" draw:layer="layout" svg:width="0.099cm" svg:height="0.297cm" svg:x="10.18cm" svg:y="5.217cm" svg:viewBox="0 0 100 298" svg:d="M39 298c-35-7-49-78-31-159 17-81 61-145 92-138">
          <text:p/>
        </draw:path>
        <draw:path draw:style-name="gr8" draw:text-style-name="P2" draw:layer="layout" svg:width="0.039cm" svg:height="0.092cm" svg:x="10.279cm" svg:y="5.217cm" svg:viewBox="0 0 40 93" svg:d="M0 0c22 7 40 40 40 93">
          <text:p/>
        </draw:path>
        <draw:path draw:style-name="gr8" draw:text-style-name="P2" draw:layer="layout" svg:width="0.176cm" svg:height="0.372cm" svg:x="10.195cm" svg:y="5.263cm" svg:viewBox="0 0 177 373" svg:d="M177 0c0 88-21 188-60 266-36 74-82 116-117 105">
          <text:p/>
        </draw:path>
        <draw:path draw:style-name="gr8" draw:text-style-name="P2" draw:layer="layout" svg:width="0.18cm" svg:height="0.537cm" svg:x="10.125cm" svg:y="5.096cm" svg:viewBox="0 0 181 538" svg:d="M71 538c-64-10-89-141-57-289s106-262 167-248">
          <text:p/>
        </draw:path>
        <draw:path draw:style-name="gr8" draw:text-style-name="P2" draw:layer="layout" svg:width="0.067cm" svg:height="0.169cm" svg:x="10.304cm" svg:y="5.097cm" svg:viewBox="0 0 68 170" svg:d="M0 0c39 7 68 75 68 170">
          <text:p/>
        </draw:path>
        <draw:path draw:style-name="gr8" draw:text-style-name="P2" draw:layer="layout" svg:width="0.177cm" svg:height="0.54cm" svg:x="10.081cm" svg:y="5.086cm" svg:viewBox="0 0 178 541" svg:d="M68 541c-60-10-85-141-57-292 32-149 107-259 167-248">
          <text:p/>
        </draw:path>
        <draw:path draw:style-name="gr8" draw:text-style-name="P2" draw:layer="layout" svg:width="0.162cm" svg:height="0.491cm" svg:x="9.941cm" svg:y="5.079cm" svg:viewBox="0 0 163 492" svg:d="M60 492c-53-11-74-131-50-265 29-134 96-237 153-226">
          <text:p/>
        </draw:path>
        <draw:path draw:style-name="gr8" draw:text-style-name="P2" draw:layer="layout" svg:width="0.032cm" svg:height="0.006cm" svg:x="9.99cm" svg:y="5.573cm" svg:viewBox="0 0 33 7" svg:d="M33 0c-11 8-21 8-33 4">
          <text:p/>
        </draw:path>
        <draw:path draw:style-name="gr8" draw:text-style-name="P2" draw:layer="layout" svg:width="0.169cm" svg:height="0.509cm" svg:x="9.927cm" svg:y="5.068cm" svg:viewBox="0 0 170 510" svg:d="M63 510c-56-11-81-134-49-276 28-141 99-247 156-233">
          <text:p/>
        </draw:path>
        <draw:path draw:style-name="gr8" draw:text-style-name="P2" draw:layer="layout" svg:width="0.025cm" svg:height="0.014cm" svg:x="10.096cm" svg:y="5.069cm" svg:viewBox="0 0 26 15" svg:d="M0 0c7 0 18 8 26 15">
          <text:p/>
        </draw:path>
        <draw:path draw:style-name="gr8" draw:text-style-name="P2" draw:layer="layout" svg:width="0.167cm" svg:height="0.513cm" svg:x="9.883cm" svg:y="5.058cm" svg:viewBox="0 0 168 514" svg:d="M66 514c-61-14-82-138-54-280 28-141 100-243 156-233">
          <text:p/>
        </draw:path>
        <draw:line draw:style-name="gr8" draw:text-style-name="P2" draw:layer="layout" svg:x1="4.818cm" svg:y1="2.652cm" svg:x2="4.818cm" svg:y2="2.561cm">
          <text:p/>
        </draw:line>
        <draw:line draw:style-name="gr8" draw:text-style-name="P2" draw:layer="layout" svg:x1="1.481cm" svg:y1="5.647cm" svg:x2="1.481cm" svg:y2="4.734cm">
          <text:p/>
        </draw:line>
        <draw:line draw:style-name="gr8" draw:text-style-name="P2" draw:layer="layout" svg:x1="4.16cm" svg:y1="6.956cm" svg:x2="3.996cm" svg:y2="7.091cm">
          <text:p/>
        </draw:line>
        <draw:line draw:style-name="gr8" draw:text-style-name="P2" draw:layer="layout" svg:x1="12.295cm" svg:y1="3.92cm" svg:x2="12.248cm" svg:y2="3.908cm">
          <text:p/>
        </draw:line>
        <draw:line draw:style-name="gr8" draw:text-style-name="P2" draw:layer="layout" svg:x1="12.408cm" svg:y1="3.38cm" svg:x2="12.361cm" svg:y2="3.372cm">
          <text:p/>
        </draw:line>
        <draw:line draw:style-name="gr8" draw:text-style-name="P2" draw:layer="layout" svg:x1="12.21cm" svg:y1="3.878cm" svg:x2="12.103cm" svg:y2="3.852cm">
          <text:p/>
        </draw:line>
        <draw:line draw:style-name="gr8" draw:text-style-name="P2" draw:layer="layout" svg:x1="12.309cm" svg:y1="3.387cm" svg:x2="12.202cm" svg:y2="3.365cm">
          <text:p/>
        </draw:line>
        <draw:line draw:style-name="gr8" draw:text-style-name="P2" draw:layer="layout" svg:x1="12.094cm" svg:y1="3.863cm" svg:x2="12.047cm" svg:y2="3.852cm">
          <text:p/>
        </draw:line>
        <draw:line draw:style-name="gr8" draw:text-style-name="P2" draw:layer="layout" svg:x1="12.196cm" svg:y1="3.355cm" svg:x2="12.149cm" svg:y2="3.344cm">
          <text:p/>
        </draw:line>
        <draw:line draw:style-name="gr8" draw:text-style-name="P2" draw:layer="layout" svg:x1="12.295cm" svg:y1="5.652cm" svg:x2="12.248cm" svg:y2="5.644cm">
          <text:p/>
        </draw:line>
        <draw:line draw:style-name="gr8" draw:text-style-name="P2" draw:layer="layout" svg:x1="12.408cm" svg:y1="5.117cm" svg:x2="12.361cm" svg:y2="5.104cm">
          <text:p/>
        </draw:line>
        <draw:line draw:style-name="gr8" draw:text-style-name="P2" draw:layer="layout" svg:x1="12.21cm" svg:y1="5.613cm" svg:x2="12.103cm" svg:y2="5.588cm">
          <text:p/>
        </draw:line>
        <draw:line draw:style-name="gr8" draw:text-style-name="P2" draw:layer="layout" svg:x1="12.309cm" svg:y1="5.123cm" svg:x2="12.202cm" svg:y2="5.097cm">
          <text:p/>
        </draw:line>
        <draw:line draw:style-name="gr8" draw:text-style-name="P2" draw:layer="layout" svg:x1="12.094cm" svg:y1="5.599cm" svg:x2="12.047cm" svg:y2="5.584cm">
          <text:p/>
        </draw:line>
        <draw:line draw:style-name="gr8" draw:text-style-name="P2" draw:layer="layout" svg:x1="12.196cm" svg:y1="5.088cm" svg:x2="12.149cm" svg:y2="5.076cm">
          <text:p/>
        </draw:line>
        <draw:line draw:style-name="gr8" draw:text-style-name="P2" draw:layer="layout" svg:x1="9.123cm" svg:y1="6.513cm" svg:x2="9.076cm" svg:y2="6.501cm">
          <text:p/>
        </draw:line>
        <draw:line draw:style-name="gr8" draw:text-style-name="P2" draw:layer="layout" svg:x1="9.233cm" svg:y1="5.973cm" svg:x2="9.186cm" svg:y2="5.961cm">
          <text:p/>
        </draw:line>
        <draw:line draw:style-name="gr8" draw:text-style-name="P2" draw:layer="layout" svg:x1="9.035cm" svg:y1="6.467cm" svg:x2="8.928cm" svg:y2="6.445cm">
          <text:p/>
        </draw:line>
        <draw:line draw:style-name="gr8" draw:text-style-name="P2" draw:layer="layout" svg:x1="9.137cm" svg:y1="5.98cm" svg:x2="9.027cm" svg:y2="5.954cm">
          <text:p/>
        </draw:line>
        <draw:line draw:style-name="gr8" draw:text-style-name="P2" draw:layer="layout" svg:x1="8.919cm" svg:y1="6.453cm" svg:x2="8.872cm" svg:y2="6.445cm">
          <text:p/>
        </draw:line>
        <draw:line draw:style-name="gr8" draw:text-style-name="P2" draw:layer="layout" svg:x1="9.025cm" svg:y1="5.945cm" svg:x2="8.978cm" svg:y2="5.937cm">
          <text:p/>
        </draw:line>
        <draw:line draw:style-name="gr8" draw:text-style-name="P2" draw:layer="layout" svg:x1="9.123cm" svg:y1="8.245cm" svg:x2="9.076cm" svg:y2="8.233cm">
          <text:p/>
        </draw:line>
        <draw:line draw:style-name="gr8" draw:text-style-name="P2" draw:layer="layout" svg:x1="9.233cm" svg:y1="7.705cm" svg:x2="9.186cm" svg:y2="7.697cm">
          <text:p/>
        </draw:line>
        <draw:line draw:style-name="gr8" draw:text-style-name="P2" draw:layer="layout" svg:x1="9.035cm" svg:y1="8.203cm" svg:x2="8.928cm" svg:y2="8.177cm">
          <text:p/>
        </draw:line>
        <draw:line draw:style-name="gr8" draw:text-style-name="P2" draw:layer="layout" svg:x1="9.137cm" svg:y1="7.712cm" svg:x2="9.027cm" svg:y2="7.69cm">
          <text:p/>
        </draw:line>
        <draw:line draw:style-name="gr8" draw:text-style-name="P2" draw:layer="layout" svg:x1="8.919cm" svg:y1="8.188cm" svg:x2="8.872cm" svg:y2="8.177cm">
          <text:p/>
        </draw:line>
        <draw:line draw:style-name="gr8" draw:text-style-name="P2" draw:layer="layout" svg:x1="9.025cm" svg:y1="7.68cm" svg:x2="8.978cm" svg:y2="7.669cm">
          <text:p/>
        </draw:line>
        <draw:line draw:style-name="gr8" draw:text-style-name="P2" draw:layer="layout" svg:x1="10.196cm" svg:y1="7.37cm" svg:x2="10.149cm" svg:y2="7.358cm">
          <text:p/>
        </draw:line>
        <draw:line draw:style-name="gr8" draw:text-style-name="P2" draw:layer="layout" svg:x1="10.305cm" svg:y1="6.83cm" svg:x2="10.258cm" svg:y2="6.819cm">
          <text:p/>
        </draw:line>
        <draw:line draw:style-name="gr8" draw:text-style-name="P2" draw:layer="layout" svg:x1="10.111cm" svg:y1="7.328cm" svg:x2="10.001cm" svg:y2="7.302cm">
          <text:p/>
        </draw:line>
        <draw:line draw:style-name="gr8" draw:text-style-name="P2" draw:layer="layout" svg:x1="10.21cm" svg:y1="6.837cm" svg:x2="10.103cm" svg:y2="6.815cm">
          <text:p/>
        </draw:line>
        <draw:line draw:style-name="gr8" draw:text-style-name="P2" draw:layer="layout" svg:x1="9.991cm" svg:y1="7.314cm" svg:x2="9.948cm" svg:y2="7.302cm">
          <text:p/>
        </draw:line>
        <draw:line draw:style-name="gr8" draw:text-style-name="P2" draw:layer="layout" svg:x1="10.097cm" svg:y1="6.802cm" svg:x2="10.05cm" svg:y2="6.794cm">
          <text:p/>
        </draw:line>
        <draw:line draw:style-name="gr8" draw:text-style-name="P2" draw:layer="layout" svg:x1="10.196cm" svg:y1="5.634cm" svg:x2="10.149cm" svg:y2="5.623cm">
          <text:p/>
        </draw:line>
        <draw:line draw:style-name="gr8" draw:text-style-name="P2" draw:layer="layout" svg:x1="10.305cm" svg:y1="5.098cm" svg:x2="10.258cm" svg:y2="5.087cm">
          <text:p/>
        </draw:line>
        <draw:line draw:style-name="gr8" draw:text-style-name="P2" draw:layer="layout" svg:x1="10.111cm" svg:y1="5.592cm" svg:x2="10.001cm" svg:y2="5.57cm">
          <text:p/>
        </draw:line>
        <draw:line draw:style-name="gr8" draw:text-style-name="P2" draw:layer="layout" svg:x1="10.21cm" svg:y1="5.105cm" svg:x2="10.103cm" svg:y2="5.08cm">
          <text:p/>
        </draw:line>
        <draw:line draw:style-name="gr8" draw:text-style-name="P2" draw:layer="layout" svg:x1="9.991cm" svg:y1="5.578cm" svg:x2="9.948cm" svg:y2="5.566cm">
          <text:p/>
        </draw:line>
        <draw:line draw:style-name="gr8" draw:text-style-name="P2" draw:layer="layout" svg:x1="10.097cm" svg:y1="5.07cm" svg:x2="10.05cm" svg:y2="5.058cm">
          <text:p/>
        </draw:line>
        <draw:path draw:style-name="gr1" draw:text-style-name="P1" draw:layer="layout" svg:width="10.284cm" svg:height="3.5cm" svg:x="15.07cm" svg:y="5.252cm" svg:viewBox="0 0 10285 3501" svg:d="M10285 0v851 2650h-1002v-2001c0-43-4-85-14-120-11-50-29-92-50-127-31-57-67-99-113-134-38-36-84-64-134-81-56-25-120-39-187-39h-2698c-279 0-501 226-501 501v2001h-999v-2001c0-50-7-99-21-138-10-46-28-85-49-116-25-39-50-74-78-103-32-31-67-56-106-77-67-39-151-67-247-67h29 28 24 25 21 22 17 14 14 11 11 3 7-7-3-11-11-14-14-17-22-21-25-24-28-29-398c-279 0-501 226-501 501v2001h-999v-2502h-1012v21 25 28 28 32 32 35 35 39 42 43 42 46 49 4l-39 3c0 120 0 254 0 395v74 71 67 63 60 53 50 42 39 28 25 17 11 4h-363v-4-11-17-25-28-39-42-50-10-14-39-60-85-99-81-28-120-116-110-98-85-64-38-11-56-50-46-42-35h-774v-148-851z">
          <text:p/>
        </draw:path>
        <draw:polygon draw:style-name="gr7" draw:text-style-name="P2" draw:layer="layout" svg:width="0cm" svg:height="0cm" svg:x="20.21cm" svg:y="6.96cm" svg:viewBox="0 0 0 0" draw:points="0,0">
          <text:p/>
        </draw:polygon>
        <draw:polygon draw:style-name="gr1" draw:text-style-name="P1" draw:layer="layout" svg:width="10.284cm" svg:height="0.851cm" svg:x="15.07cm" svg:y="5.252cm" svg:viewBox="0 0 10285 852" draw:points="10285,0 10285,852 10006,852 9974,841 9946,827 9914,820 9879,813 9847,809 9815,806 9784,806 9752,806 9720,809 9688,813 9657,820 9625,827 9593,841 9561,852 5310,852 5279,841 5247,827 5215,820 5183,813 5152,809 5120,806 5088,806 5053,806 5021,809 4989,813 4958,820 4926,827 4894,841 4862,852 2912,852 2880,841 2848,827 2816,820 2785,813 2753,809 2721,806 2686,806 2654,806 2622,809 2591,813 2559,820 2527,827 2495,841 2464,852 0,852 0,0">
          <text:p/>
        </draw:polygon>
        <draw:polygon draw:style-name="gr7" draw:text-style-name="P2" draw:layer="layout" svg:width="0cm" svg:height="0cm" svg:x="20.21cm" svg:y="6.96cm" svg:viewBox="0 0 0 0" draw:points="0,0">
          <text:p/>
        </draw:polygon>
        <draw:path draw:style-name="gr1" draw:text-style-name="P1" draw:layer="layout" svg:width="10.284cm" svg:height="2.649cm" svg:x="15.07cm" svg:y="6.103cm" svg:viewBox="0 0 10285 2650" svg:d="M10285 0v2650h-1002v-2000c0-276-222-502-498-502h-2698c-279 0-501 226-501 502v2000h-999v-2000c0-276-225-502-501-502h-398-29-28-24-25-21-21-18-14-14-11-10-4-7 7 4 10 11 14 14 18 21 21 25 24 28 29c-279 0-501 226-501 502v2000h-999v-2502h-1012-39-363-774v-148h2464c-71 63-110 151-110 250 0 152 103 287 254 326 148 35 304-32 374-171 74-137 42-303-70-405h1950c-70 63-109 151-109 250 0 152 102 287 254 326 148 35 303-32 374-171 74-137 42-303-71-405h4251c-70 63-112 151-112 250 0 152 105 287 254 326 151 35 306-32 377-171 74-137 42-303-74-405z">
          <text:p/>
        </draw:path>
        <draw:polygon draw:style-name="gr7" draw:text-style-name="P2" draw:layer="layout" svg:width="0cm" svg:height="0cm" svg:x="20.21cm" svg:y="6.96cm" svg:viewBox="0 0 0 0" draw:points="0,0">
          <text:p/>
        </draw:polygon>
        <draw:path draw:style-name="gr1" draw:text-style-name="P1" draw:layer="layout" svg:width="0.402cm" svg:height="1.503cm" svg:x="15.843cm" svg:y="6.251cm" svg:viewBox="0 0 403 1504" svg:d="M364 0h39v21 25 28 28 32 32 35 35 39 42 43 42 46 49l-39 4v-4 7c0 121 0 255 0 400v70 71 71 63 56 57 46 42 39 28 25 17 11 4h-364v-4-11-17-25-28-39-42-46-14-11-39-63-85-99-77-32-116-117-113-99-85-64-38-11-56-50-46-42-35z">
          <text:p/>
        </draw:path>
        <draw:polygon draw:style-name="gr7" draw:text-style-name="P2" draw:layer="layout" svg:width="0cm" svg:height="0cm" svg:x="20.21cm" svg:y="6.96cm" svg:viewBox="0 0 0 0" draw:points="0,0">
          <text:p/>
        </draw:polygon>
        <draw:path draw:style-name="gr9" draw:text-style-name="P1" draw:layer="layout" svg:width="0.67cm" svg:height="0.67cm" svg:x="19.819cm" svg:y="7.916cm" svg:viewBox="0 0 671 671" svg:d="M671 335c0 188-149 336-336 336-184 0-335-148-335-336 0-187 151-335 335-335 187 0 336 148 336 335z">
          <text:p/>
        </draw:path>
        <draw:polygon draw:style-name="gr7" draw:text-style-name="P2" draw:layer="layout" svg:width="0cm" svg:height="0cm" svg:x="20.21cm" svg:y="6.96cm" svg:viewBox="0 0 0 0" draw:points="0,0">
          <text:p/>
        </draw:polygon>
        <draw:path draw:style-name="gr9" draw:text-style-name="P1" draw:layer="layout" svg:width="0.67cm" svg:height="0.67cm" svg:x="17.42cm" svg:y="7.916cm" svg:viewBox="0 0 671 671" svg:d="M671 335c0 188-148 336-335 336-185 0-336-148-336-336 0-187 151-335 336-335 187 0 335 148 335 335z">
          <text:p/>
        </draw:path>
        <draw:polygon draw:style-name="gr7" draw:text-style-name="P2" draw:layer="layout" svg:width="0cm" svg:height="0cm" svg:x="20.21cm" svg:y="6.96cm" svg:viewBox="0 0 0 0" draw:points="0,0">
          <text:p/>
        </draw:polygon>
        <draw:path draw:style-name="gr9" draw:text-style-name="P1" draw:layer="layout" svg:width="0.67cm" svg:height="0.67cm" svg:x="24.518cm" svg:y="7.916cm" svg:viewBox="0 0 671 671" svg:d="M671 335c0 188-153 336-336 336-184 0-335-148-335-336 0-187 151-335 335-335 183 0 336 148 336 335z">
          <text:p/>
        </draw:path>
        <draw:polygon draw:style-name="gr7" draw:text-style-name="P2" draw:layer="layout" svg:width="0cm" svg:height="0cm" svg:x="20.21cm" svg:y="6.96cm" svg:viewBox="0 0 0 0" draw:points="0,0">
          <text:p/>
        </draw:polygon>
        <draw:path draw:style-name="gr1" draw:text-style-name="P1" draw:layer="layout" svg:width="0.67cm" svg:height="0.63cm" svg:x="19.819cm" svg:y="6.057cm" svg:viewBox="0 0 671 631" svg:d="M557 46l-32-15-28-10-32-7-35-7-32-4-32-3h-31-32l-32 3-32 4-31 7-32 7-32 10-32 15c-70 63-112 151-112 250 0 152 105 287 254 326 151 35 306-32 377-171 75-137 43-303-74-405z">
          <text:p/>
        </draw:path>
        <draw:polygon draw:style-name="gr7" draw:text-style-name="P2" draw:layer="layout" svg:width="0cm" svg:height="0cm" svg:x="20.21cm" svg:y="6.96cm" svg:viewBox="0 0 0 0" draw:points="0,0">
          <text:p/>
        </draw:polygon>
        <draw:path draw:style-name="gr1" draw:text-style-name="P1" draw:layer="layout" svg:width="0.67cm" svg:height="0.63cm" svg:x="24.518cm" svg:y="6.057cm" svg:viewBox="0 0 671 631" svg:d="M557 46l-32-15-32-10-31-7-32-7-32-4-32-3h-31-32l-32 3-32 4-31 7-32 7-32 10-32 15c-70 63-112 151-112 250 0 152 105 287 254 326 151 35 303-32 377-171 75-137 43-303-74-405z">
          <text:p/>
        </draw:path>
        <draw:polygon draw:style-name="gr7" draw:text-style-name="P2" draw:layer="layout" svg:width="0cm" svg:height="0cm" svg:x="20.21cm" svg:y="6.96cm" svg:viewBox="0 0 0 0" draw:points="0,0">
          <text:p/>
        </draw:polygon>
        <draw:path draw:style-name="gr1" draw:text-style-name="P1" draw:layer="layout" svg:width="0.671cm" svg:height="0.63cm" svg:x="17.42cm" svg:y="6.057cm" svg:viewBox="0 0 672 631" svg:d="M562 46l-32-15-32-10-32-7-31-7-32-4-32-3h-36-32l-32 3-31 4-32 7-32 7-32 10-31 15c-71 63-113 151-113 250 0 152 106 287 254 326 152 35 308-32 378-171 74-137 42-303-70-405z">
          <text:p/>
        </draw:path>
        <draw:polygon draw:style-name="gr7" draw:text-style-name="P2" draw:layer="layout" svg:width="0cm" svg:height="0cm" svg:x="20.21cm" svg:y="6.96cm" svg:viewBox="0 0 0 0" draw:points="0,0">
          <text:p/>
        </draw:polygon>
        <draw:path draw:style-name="gr1" draw:text-style-name="P1" draw:layer="layout" svg:width="0.469cm" svg:height="0.472cm" svg:x="17.522cm" svg:y="8.015cm" svg:viewBox="0 0 470 473" svg:d="M435 360c46-74 46-173 0-247-42-71-120-113-201-113s-155 42-198 113c-25 35-36 81-36 123 0 47 11 89 36 124 43 71 117 113 198 113s159-42 201-113z">
          <text:p/>
        </draw:path>
        <draw:polygon draw:style-name="gr7" draw:text-style-name="P2" draw:layer="layout" svg:width="0cm" svg:height="0cm" svg:x="20.21cm" svg:y="6.96cm" svg:viewBox="0 0 0 0" draw:points="0,0">
          <text:p/>
        </draw:polygon>
        <draw:path draw:style-name="gr1" draw:text-style-name="P1" draw:layer="layout" svg:width="0.469cm" svg:height="0.469cm" svg:x="17.522cm" svg:y="6.117cm" svg:viewBox="0 0 470 470" svg:d="M435 361c42-68 46-153 14-227-39-81-123-134-215-134-88 0-174 53-213 134-14 31-21 67-21 103 0 42 11 85 35 124 44 70 118 109 199 109s159-39 201-109z">
          <text:p/>
        </draw:path>
        <draw:polygon draw:style-name="gr7" draw:text-style-name="P2" draw:layer="layout" svg:width="0cm" svg:height="0cm" svg:x="20.21cm" svg:y="6.96cm" svg:viewBox="0 0 0 0" draw:points="0,0">
          <text:p/>
        </draw:polygon>
        <draw:path draw:style-name="gr9" draw:text-style-name="P1" draw:layer="layout" svg:width="0.473cm" svg:height="0.472cm" svg:x="24.616cm" svg:y="8.015cm" svg:viewBox="0 0 474 473" svg:d="M474 236c0 132-106 237-236 237-132 0-238-105-238-237 0-131 106-236 238-236 130 0 236 105 236 236z">
          <text:p/>
        </draw:path>
        <draw:polygon draw:style-name="gr7" draw:text-style-name="P2" draw:layer="layout" svg:width="0cm" svg:height="0cm" svg:x="20.21cm" svg:y="6.96cm" svg:viewBox="0 0 0 0" draw:points="0,0">
          <text:p/>
        </draw:polygon>
        <draw:path draw:style-name="gr9" draw:text-style-name="P1" draw:layer="layout" svg:width="0.473cm" svg:height="0.469cm" svg:x="24.616cm" svg:y="6.117cm" svg:viewBox="0 0 474 470" svg:d="M474 237c0 131-106 233-236 233-132 0-238-102-238-233s106-237 238-237c130 0 236 106 236 237z">
          <text:p/>
        </draw:path>
        <draw:polygon draw:style-name="gr7" draw:text-style-name="P2" draw:layer="layout" svg:width="0cm" svg:height="0cm" svg:x="20.21cm" svg:y="6.96cm" svg:viewBox="0 0 0 0" draw:points="0,0">
          <text:p/>
        </draw:polygon>
        <draw:path draw:style-name="gr9" draw:text-style-name="P1" draw:layer="layout" svg:width="0.469cm" svg:height="0.472cm" svg:x="19.921cm" svg:y="8.015cm" svg:viewBox="0 0 470 473" svg:d="M470 236c0 132-106 237-233 237-130 0-237-105-237-237 0-131 107-236 237-236 127 0 233 105 233 236z">
          <text:p/>
        </draw:path>
        <draw:polygon draw:style-name="gr7" draw:text-style-name="P2" draw:layer="layout" svg:width="0cm" svg:height="0cm" svg:x="20.21cm" svg:y="6.96cm" svg:viewBox="0 0 0 0" draw:points="0,0">
          <text:p/>
        </draw:polygon>
        <draw:path draw:style-name="gr9" draw:text-style-name="P1" draw:layer="layout" svg:width="0.469cm" svg:height="0.469cm" svg:x="19.921cm" svg:y="6.117cm" svg:viewBox="0 0 470 470" svg:d="M470 237c0 131-106 233-233 233-130 0-237-102-237-233s107-237 237-237c127 0 233 106 233 237z">
          <text:p/>
        </draw:path>
        <draw:polygon draw:style-name="gr7" draw:text-style-name="P2" draw:layer="layout" svg:width="0cm" svg:height="0cm" svg:x="20.21cm" svg:y="6.96cm" svg:viewBox="0 0 0 0" draw:points="0,0">
          <text:p/>
        </draw:polygon>
        <draw:path draw:style-name="gr1" draw:text-style-name="P1" draw:layer="layout" svg:width="0.427cm" svg:height="0.469cm" svg:x="17.543cm" svg:y="6.117cm" svg:viewBox="0 0 428 470" svg:d="M414 134h14c-39-81-123-134-215-134-89 0-174 53-213 134h14v227c43 70 117 109 199 109 81 0 159-39 201-109z">
          <text:p/>
        </draw:path>
        <draw:polygon draw:style-name="gr7" draw:text-style-name="P2" draw:layer="layout" svg:width="0cm" svg:height="0cm" svg:x="20.21cm" svg:y="6.96cm" svg:viewBox="0 0 0 0" draw:points="0,0">
          <text:p/>
        </draw:polygon>
        <draw:path draw:style-name="gr1" draw:text-style-name="P1" draw:layer="layout" svg:width="0.399cm" svg:height="0.472cm" svg:x="17.557cm" svg:y="8.015cm" svg:viewBox="0 0 400 473" svg:d="M400 360v-247c-42-71-120-113-201-113-82 0-156 42-199 113v247c43 71 117 113 199 113 81 0 159-42 201-113z">
          <text:p/>
        </draw:path>
        <draw:polygon draw:style-name="gr7" draw:text-style-name="P2" draw:layer="layout" svg:width="0cm" svg:height="0cm" svg:x="20.21cm" svg:y="6.96cm" svg:viewBox="0 0 0 0" draw:points="0,0">
          <text:p/>
        </draw:polygon>
        <draw:path draw:style-name="gr1" draw:text-style-name="P1" draw:layer="layout" svg:width="0.035cm" svg:height="0.246cm" svg:x="17.522cm" svg:y="8.128cm" svg:viewBox="0 0 36 247" svg:d="M36 0v247c-25-35-36-77-36-123 0-43 11-89 36-124z">
          <text:p/>
        </draw:path>
        <draw:polygon draw:style-name="gr7" draw:text-style-name="P2" draw:layer="layout" svg:width="0cm" svg:height="0cm" svg:x="20.21cm" svg:y="6.96cm" svg:viewBox="0 0 0 0" draw:points="0,0">
          <text:p/>
        </draw:polygon>
        <draw:path draw:style-name="gr1" draw:text-style-name="P1" draw:layer="layout" svg:width="0.034cm" svg:height="0.246cm" svg:x="17.956cm" svg:y="8.128cm" svg:viewBox="0 0 35 247" svg:d="M0 247v-247c47 74 47 173 0 247z">
          <text:p/>
        </draw:path>
        <draw:polygon draw:style-name="gr7" draw:text-style-name="P2" draw:layer="layout" svg:width="0cm" svg:height="0cm" svg:x="20.21cm" svg:y="6.96cm" svg:viewBox="0 0 0 0" draw:points="0,0">
          <text:p/>
        </draw:polygon>
        <draw:path draw:style-name="gr1" draw:text-style-name="P1" draw:layer="layout" svg:width="0.035cm" svg:height="0.226cm" svg:x="17.522cm" svg:y="6.251cm" svg:viewBox="0 0 36 227" svg:d="M21 0h15v227c-25-39-36-83-36-125 0-35 7-71 21-102z">
          <text:p/>
        </draw:path>
        <draw:polygon draw:style-name="gr7" draw:text-style-name="P2" draw:layer="layout" svg:width="0cm" svg:height="0cm" svg:x="20.21cm" svg:y="6.96cm" svg:viewBox="0 0 0 0" draw:points="0,0">
          <text:p/>
        </draw:polygon>
        <draw:path draw:style-name="gr1" draw:text-style-name="P1" draw:layer="layout" svg:width="0.034cm" svg:height="0.226cm" svg:x="17.956cm" svg:y="6.251cm" svg:viewBox="0 0 35 227" svg:d="M0 227c43-69 47-153 10-227h-10z">
          <text:p/>
        </draw:path>
        <draw:polygon draw:style-name="gr7" draw:text-style-name="P2" draw:layer="layout" svg:width="0cm" svg:height="0cm" svg:x="20.21cm" svg:y="6.96cm" svg:viewBox="0 0 0 0" draw:points="0,0">
          <text:p/>
        </draw:polygon>
        <draw:path draw:style-name="gr1" draw:text-style-name="P1" draw:layer="layout" svg:width="0.501cm" svg:height="0.501cm" svg:x="19.155cm" svg:y="6.251cm" svg:viewBox="0 0 502 502" svg:d="M0 0c277 0 502 226 502 502 0-51-7-100-21-139-10-46-28-85-49-116-25-39-50-74-78-103-32-31-67-56-106-77-67-39-151-67-248-67z">
          <text:p/>
        </draw:path>
        <draw:polygon draw:style-name="gr7" draw:text-style-name="P2" draw:layer="layout" svg:width="0cm" svg:height="0cm" svg:x="20.21cm" svg:y="6.96cm" svg:viewBox="0 0 0 0" draw:points="0,0">
          <text:p/>
        </draw:polygon>
        <draw:path draw:style-name="gr1" draw:text-style-name="P1" draw:layer="layout" svg:width="0.501cm" svg:height="0.501cm" svg:x="23.851cm" svg:y="6.251cm" svg:viewBox="0 0 502 502" svg:d="M0 0c279 0 502 226 502 502 0-44-4-86-14-121-11-50-29-92-50-127-31-57-68-99-114-134-42-36-84-64-134-81-56-25-120-39-190-39z">
          <text:p/>
        </draw:path>
        <draw:polygon draw:style-name="gr7" draw:text-style-name="P2" draw:layer="layout" svg:width="0cm" svg:height="0cm" svg:x="20.21cm" svg:y="6.96cm" svg:viewBox="0 0 0 0" draw:points="0,0">
          <text:p/>
        </draw:polygon>
        <draw:line draw:style-name="gr10" draw:text-style-name="P2" draw:layer="layout" svg:x1="24.352cm" svg:y1="8.752cm" svg:x2="24.352cm" svg:y2="6.752cm">
          <text:p/>
        </draw:line>
        <draw:path draw:style-name="gr10" draw:text-style-name="P2" draw:layer="layout" svg:width="0.501cm" svg:height="0.501cm" svg:x="23.851cm" svg:y="6.251cm" svg:viewBox="0 0 502 502" svg:d="M0 0c279 0 502 226 502 502">
          <text:p/>
        </draw:path>
        <draw:line draw:style-name="gr10" draw:text-style-name="P2" draw:layer="layout" svg:x1="24.352cm" svg:y1="8.752cm" svg:x2="25.354cm" svg:y2="8.752cm">
          <text:p/>
        </draw:line>
        <draw:line draw:style-name="gr10" draw:text-style-name="P2" draw:layer="layout" svg:x1="21.152cm" svg:y1="6.251cm" svg:x2="23.851cm" svg:y2="6.251cm">
          <text:p/>
        </draw:line>
        <draw:line draw:style-name="gr10" draw:text-style-name="P2" draw:layer="layout" svg:x1="25.354cm" svg:y1="6.103cm" svg:x2="25.354cm" svg:y2="8.752cm">
          <text:p/>
        </draw:line>
        <draw:path draw:style-name="gr10" draw:text-style-name="P2" draw:layer="layout" svg:width="0.501cm" svg:height="0.501cm" svg:x="20.655cm" svg:y="6.251cm" svg:viewBox="0 0 502 502" svg:d="M502 0c-279 0-502 226-502 502">
          <text:p/>
        </draw:path>
        <draw:line draw:style-name="gr10" draw:text-style-name="P2" draw:layer="layout" svg:x1="25.354cm" svg:y1="6.103cm" svg:x2="25.075cm" svg:y2="6.103cm">
          <text:p/>
        </draw:line>
        <draw:line draw:style-name="gr10" draw:text-style-name="P2" draw:layer="layout" svg:x1="20.655cm" svg:y1="8.752cm" svg:x2="20.655cm" svg:y2="6.752cm">
          <text:p/>
        </draw:line>
        <draw:path draw:style-name="gr10" draw:text-style-name="P2" draw:layer="layout" svg:width="0.67cm" svg:height="0.584cm" svg:x="24.518cm" svg:y="6.103cm" svg:viewBox="0 0 671 585" svg:d="M0 251c0 155 105 286 254 325 151 35 303-32 377-170 75-134 43-303-74-406">
          <text:p/>
        </draw:path>
        <draw:line draw:style-name="gr10" draw:text-style-name="P2" draw:layer="layout" svg:x1="19.653cm" svg:y1="8.752cm" svg:x2="20.655cm" svg:y2="8.752cm">
          <text:p/>
        </draw:line>
        <draw:path draw:style-name="gr10" draw:text-style-name="P2" draw:layer="layout" svg:width="0.112cm" svg:height="0.25cm" svg:x="24.518cm" svg:y="6.103cm" svg:viewBox="0 0 113 251" svg:d="M113 0c-71 64-113 152-113 251">
          <text:p/>
        </draw:path>
        <draw:line draw:style-name="gr10" draw:text-style-name="P2" draw:layer="layout" svg:x1="19.653cm" svg:y1="8.752cm" svg:x2="19.653cm" svg:y2="6.752cm">
          <text:p/>
        </draw:line>
        <draw:line draw:style-name="gr10" draw:text-style-name="P2" draw:layer="layout" svg:x1="24.63cm" svg:y1="6.103cm" svg:x2="20.376cm" svg:y2="6.103cm">
          <text:p/>
        </draw:line>
        <draw:path draw:style-name="gr10" draw:text-style-name="P2" draw:layer="layout" svg:width="0.501cm" svg:height="0.501cm" svg:x="19.155cm" svg:y="6.251cm" svg:viewBox="0 0 502 502" svg:d="M0 0c277 0 502 226 502 502">
          <text:p/>
        </draw:path>
        <draw:path draw:style-name="gr10" draw:text-style-name="P2" draw:layer="layout" svg:width="0.67cm" svg:height="0.584cm" svg:x="19.819cm" svg:y="6.103cm" svg:viewBox="0 0 671 585" svg:d="M0 251c0 155 105 286 254 325 151 35 306-32 377-170 75-134 43-303-74-406">
          <text:p/>
        </draw:path>
        <draw:line draw:style-name="gr10" draw:text-style-name="P2" draw:layer="layout" svg:x1="18.753cm" svg:y1="6.251cm" svg:x2="19.155cm" svg:y2="6.251cm">
          <text:p/>
        </draw:line>
        <draw:path draw:style-name="gr10" draw:text-style-name="P2" draw:layer="layout" svg:width="0.112cm" svg:height="0.25cm" svg:x="19.819cm" svg:y="6.103cm" svg:viewBox="0 0 113 251" svg:d="M113 0c-71 64-113 152-113 251">
          <text:p/>
        </draw:path>
        <draw:path draw:style-name="gr10" draw:text-style-name="P2" draw:layer="layout" svg:width="0.501cm" svg:height="0.501cm" svg:x="18.256cm" svg:y="6.251cm" svg:viewBox="0 0 502 502" svg:d="M502 0c-280 0-502 226-502 502">
          <text:p/>
        </draw:path>
        <draw:line draw:style-name="gr10" draw:text-style-name="P2" draw:layer="layout" svg:x1="19.931cm" svg:y1="6.103cm" svg:x2="17.977cm" svg:y2="6.103cm">
          <text:p/>
        </draw:line>
        <draw:line draw:style-name="gr10" draw:text-style-name="P2" draw:layer="layout" svg:x1="18.256cm" svg:y1="8.752cm" svg:x2="18.256cm" svg:y2="6.752cm">
          <text:p/>
        </draw:line>
        <draw:path draw:style-name="gr10" draw:text-style-name="P2" draw:layer="layout" svg:width="0.671cm" svg:height="0.584cm" svg:x="17.42cm" svg:y="6.103cm" svg:viewBox="0 0 672 585" svg:d="M0 251c0 155 106 286 254 325 152 35 308-32 378-170 74-134 42-303-70-406">
          <text:p/>
        </draw:path>
        <draw:line draw:style-name="gr10" draw:text-style-name="P2" draw:layer="layout" svg:x1="17.254cm" svg:y1="8.752cm" svg:x2="18.256cm" svg:y2="8.752cm">
          <text:p/>
        </draw:line>
        <draw:path draw:style-name="gr10" draw:text-style-name="P2" draw:layer="layout" svg:width="0.113cm" svg:height="0.25cm" svg:x="17.42cm" svg:y="6.103cm" svg:viewBox="0 0 114 251" svg:d="M114 0c-72 64-114 152-114 251">
          <text:p/>
        </draw:path>
        <draw:line draw:style-name="gr10" draw:text-style-name="P2" draw:layer="layout" svg:x1="17.254cm" svg:y1="8.752cm" svg:x2="17.254cm" svg:y2="6.251cm">
          <text:p/>
        </draw:line>
        <draw:line draw:style-name="gr10" draw:text-style-name="P2" draw:layer="layout" svg:x1="17.533cm" svg:y1="6.103cm" svg:x2="15.07cm" svg:y2="6.103cm">
          <text:p/>
        </draw:line>
        <draw:line draw:style-name="gr10" draw:text-style-name="P2" draw:layer="layout" svg:x1="17.254cm" svg:y1="6.251cm" svg:x2="15.07cm" svg:y2="6.251cm">
          <text:p/>
        </draw:line>
        <draw:line draw:style-name="gr10" draw:text-style-name="P2" draw:layer="layout" svg:x1="15.07cm" svg:y1="6.103cm" svg:x2="15.07cm" svg:y2="6.251cm">
          <text:p/>
        </draw:line>
        <draw:path draw:style-name="gr10" draw:text-style-name="P2" draw:layer="layout" svg:width="0.501cm" svg:height="0.501cm" svg:x="23.851cm" svg:y="6.251cm" svg:viewBox="0 0 502 502" svg:d="M0 0c70 0 134 14 190 39 50 17 92 45 134 81 46 35 83 77 114 134 21 35 39 77 50 127 10 35 14 77 14 121">
          <text:p/>
        </draw:path>
        <draw:line draw:style-name="gr10" draw:text-style-name="P2" draw:layer="layout" svg:x1="17.956cm" svg:y1="6.251cm" svg:x2="17.966cm" svg:y2="6.251cm">
          <text:p/>
        </draw:line>
        <draw:line draw:style-name="gr10" draw:text-style-name="P2" draw:layer="layout" svg:x1="17.543cm" svg:y1="6.251cm" svg:x2="17.557cm" svg:y2="6.251cm">
          <text:p/>
        </draw:line>
        <draw:line draw:style-name="gr10" draw:text-style-name="P2" draw:layer="layout" svg:x1="16.206cm" svg:y1="6.251cm" svg:x2="17.254cm" svg:y2="6.251cm">
          <text:p/>
        </draw:line>
        <draw:polyline draw:style-name="gr10" draw:text-style-name="P2" draw:layer="layout" svg:width="0.221cm" svg:height="0cm" svg:x="18.531cm" svg:y="6.251cm" svg:viewBox="0 0 222 0" draw:points="0,0 3,0 11,0 21,0 32,0 42,0 60,0 78,0 99,0 120,0 145,0 169,0 194,0 222,0">
          <text:p/>
        </draw:polyline>
        <draw:polyline draw:style-name="gr10" draw:text-style-name="P2" draw:layer="layout" svg:width="0.225cm" svg:height="0cm" svg:x="19.155cm" svg:y="6.251cm" svg:viewBox="0 0 226 0" draw:points="0,0 29,0 57,0 81,0 106,0 127,0 145,0 166,0 180,0 194,0 205,0 212,0 219,0 223,0 226,0">
          <text:p/>
        </draw:polyline>
        <draw:line draw:style-name="gr10" draw:text-style-name="P2" draw:layer="layout" svg:x1="25.354cm" svg:y1="5.252cm" svg:x2="25.354cm" svg:y2="6.103cm">
          <text:p/>
        </draw:line>
        <draw:polyline draw:style-name="gr10" draw:text-style-name="P2" draw:layer="layout" svg:width="0.445cm" svg:height="0.046cm" svg:x="24.63cm" svg:y="6.057cm" svg:viewBox="0 0 446 47" draw:points="446,47 414,31 386,21 354,14 319,7 287,3 255,0 224,0 192,0 160,3 128,7 97,14 65,21 33,31 0,47">
          <text:p/>
        </draw:polyline>
        <draw:polyline draw:style-name="gr10" draw:text-style-name="P2" draw:layer="layout" svg:width="0.448cm" svg:height="0.046cm" svg:x="19.931cm" svg:y="6.057cm" svg:viewBox="0 0 449 47" draw:points="449,47 418,31 386,21 354,14 322,7 287,3 255,0 224,0 192,0 160,3 128,7 97,14 65,21 33,31 0,47">
          <text:p/>
        </draw:polyline>
        <draw:polyline draw:style-name="gr10" draw:text-style-name="P2" draw:layer="layout" svg:width="0.448cm" svg:height="0.046cm" svg:x="17.533cm" svg:y="6.057cm" svg:viewBox="0 0 449 47" draw:points="449,47 417,31 385,21 353,14 322,7 290,3 258,0 223,0 191,0 158,3 127,7 95,14 63,21 31,31 0,47">
          <text:p/>
        </draw:polyline>
        <draw:line draw:style-name="gr10" draw:text-style-name="P2" draw:layer="layout" svg:x1="15.07cm" svg:y1="6.103cm" svg:x2="15.07cm" svg:y2="5.252cm">
          <text:p/>
        </draw:line>
        <draw:line draw:style-name="gr10" draw:text-style-name="P2" draw:layer="layout" svg:x1="25.354cm" svg:y1="5.252cm" svg:x2="15.07cm" svg:y2="5.252cm">
          <text:p/>
        </draw:line>
        <draw:path draw:style-name="gr10" draw:text-style-name="P2" draw:layer="layout" svg:width="0.501cm" svg:height="0.501cm" svg:x="19.155cm" svg:y="6.251cm" svg:viewBox="0 0 502 502" svg:d="M0 0c97 0 181 28 248 67 39 21 74 46 106 77 28 29 53 64 78 103 21 31 39 70 49 116 14 39 21 88 21 139">
          <text:p/>
        </draw:path>
        <draw:path draw:style-name="gr10" draw:text-style-name="P2" draw:layer="layout" svg:width="0.469cm" svg:height="0.469cm" svg:x="17.522cm" svg:y="6.117cm" svg:viewBox="0 0 470 470" svg:d="M470 237c0 131-106 233-236 233-127 0-234-102-234-233s107-237 234-237c130 0 236 106 236 237z">
          <text:p/>
        </draw:path>
        <draw:path draw:style-name="gr10" draw:text-style-name="P2" draw:layer="layout" svg:width="0.469cm" svg:height="0.472cm" svg:x="17.522cm" svg:y="8.015cm" svg:viewBox="0 0 470 473" svg:d="M470 236c0 132-106 237-236 237-127 0-234-105-234-237 0-131 107-236 234-236 130 0 236 105 236 236z">
          <text:p/>
        </draw:path>
        <draw:line draw:style-name="gr10" draw:text-style-name="P2" draw:layer="layout" svg:x1="17.557cm" svg:y1="6.251cm" svg:x2="17.557cm" svg:y2="6.473cm">
          <text:p/>
        </draw:line>
        <draw:line draw:style-name="gr10" draw:text-style-name="P2" draw:layer="layout" svg:x1="17.956cm" svg:y1="6.473cm" svg:x2="17.956cm" svg:y2="6.251cm">
          <text:p/>
        </draw:line>
        <draw:line draw:style-name="gr10" draw:text-style-name="P2" draw:layer="layout" svg:x1="17.956cm" svg:y1="8.374cm" svg:x2="17.956cm" svg:y2="8.128cm">
          <text:p/>
        </draw:line>
        <draw:path draw:style-name="gr10" draw:text-style-name="P2" draw:layer="layout" svg:width="0cm" svg:height="0.401cm" svg:x="16.206cm" svg:y="6.748cm" svg:viewBox="0 0 0 402" svg:d="M0 0c0 120 0 258 0 402">
          <text:p/>
        </draw:path>
        <draw:polyline draw:style-name="gr10" draw:text-style-name="P2" draw:layer="layout" svg:width="0cm" svg:height="0.603cm" svg:x="16.206cm" svg:y="7.15cm" svg:viewBox="0 0 0 604" draw:points="0,604 0,600 0,589 0,572 0,547 0,519 0,480 0,438 0,388 0,335 0,275 0,212 0,145 0,74 0,0">
          <text:p/>
        </draw:polyline>
        <draw:line draw:style-name="gr10" draw:text-style-name="P2" draw:layer="layout" svg:x1="16.245cm" svg:y1="6.755cm" svg:x2="16.206cm" svg:y2="6.755cm">
          <text:p/>
        </draw:line>
        <draw:line draw:style-name="gr10" draw:text-style-name="P2" draw:layer="layout" svg:x1="16.245cm" svg:y1="6.755cm" svg:x2="16.245cm" svg:y2="6.748cm">
          <text:p/>
        </draw:line>
        <draw:line draw:style-name="gr10" draw:text-style-name="P2" draw:layer="layout" svg:x1="17.557cm" svg:y1="8.128cm" svg:x2="17.557cm" svg:y2="8.374cm">
          <text:p/>
        </draw:line>
        <draw:polyline draw:style-name="gr10" draw:text-style-name="P2" draw:layer="layout" svg:width="0cm" svg:height="0.225cm" svg:x="15.843cm" svg:y="7.528cm" svg:viewBox="0 0 0 226" draw:points="0,0 0,28 0,56 0,84 0,109 0,130 0,148 0,166 0,183 0,194 0,204 0,215 0,222 0,226">
          <text:p/>
        </draw:polyline>
        <draw:polyline draw:style-name="gr10" draw:text-style-name="P2" draw:layer="layout" svg:width="0cm" svg:height="0.898cm" svg:x="15.843cm" svg:y="6.251cm" svg:viewBox="0 0 0 899" draw:points="0,0 0,35 0,77 0,123 0,173 0,229 0,289 0,353 0,420 0,494 0,568 0,645 0,730 0,815 0,899">
          <text:p/>
        </draw:polyline>
        <draw:polyline draw:style-name="gr10" draw:text-style-name="P2" draw:layer="layout" svg:width="0cm" svg:height="0.603cm" svg:x="15.843cm" svg:y="7.15cm" svg:viewBox="0 0 0 604" draw:points="0,604 0,600 0,589 0,572 0,547 0,519 0,480 0,438 0,388 0,335 0,275 0,212 0,145 0,74 0,0">
          <text:p/>
        </draw:polyline>
        <draw:polyline draw:style-name="gr10" draw:text-style-name="P2" draw:layer="layout" svg:width="0cm" svg:height="1.047cm" svg:x="15.843cm" svg:y="6.48cm" svg:viewBox="0 0 0 1048" draw:points="0,1048 0,1034 0,995 0,935 0,850 0,751 0,642 0,522 0,406 0,296 0,198 0,113 0,49 0,11 0,0">
          <text:p/>
        </draw:polyline>
        <draw:line draw:style-name="gr10" draw:text-style-name="P2" draw:layer="layout" svg:x1="16.245cm" svg:y1="6.748cm" svg:x2="16.206cm" svg:y2="6.748cm">
          <text:p/>
        </draw:line>
        <draw:polyline draw:style-name="gr10" draw:text-style-name="P2" draw:layer="layout" svg:width="0cm" svg:height="0.496cm" svg:x="16.245cm" svg:y="6.251cm" svg:viewBox="0 0 0 497" draw:points="0,0 0,21 0,46 0,74 0,102 0,134 0,166 0,201 0,236 0,275 0,317 0,360 0,402 0,448 0,497">
          <text:p/>
        </draw:polyline>
        <draw:path draw:style-name="gr10" draw:text-style-name="P2" draw:layer="layout" svg:width="0.473cm" svg:height="0.472cm" svg:x="24.616cm" svg:y="8.015cm" svg:viewBox="0 0 474 473" svg:d="M474 236c0 132-106 237-236 237-132 0-238-105-238-237 0-131 106-236 238-236 130 0 236 105 236 236z">
          <text:p/>
        </draw:path>
        <draw:path draw:style-name="gr10" draw:text-style-name="P2" draw:layer="layout" svg:width="0.469cm" svg:height="0.472cm" svg:x="19.921cm" svg:y="8.015cm" svg:viewBox="0 0 470 473" svg:d="M470 236c0 132-106 237-233 237-130 0-237-105-237-237 0-131 107-236 237-236 127 0 233 105 233 236z">
          <text:p/>
        </draw:path>
        <draw:path draw:style-name="gr10" draw:text-style-name="P2" draw:layer="layout" svg:width="0.399cm" svg:height="0.113cm" svg:x="17.557cm" svg:y="8.015cm" svg:viewBox="0 0 400 114" svg:d="M400 114c-42-72-120-114-201-114-82 0-156 42-199 114">
          <text:p/>
        </draw:path>
        <draw:path draw:style-name="gr10" draw:text-style-name="P2" draw:layer="layout" svg:width="0.399cm" svg:height="0.113cm" svg:x="17.557cm" svg:y="8.374cm" svg:viewBox="0 0 400 114" svg:d="M0 0c43 71 117 114 199 114 81 0 159-43 201-114">
          <text:p/>
        </draw:path>
        <draw:line draw:style-name="gr10" draw:text-style-name="P2" draw:layer="layout" svg:x1="15.843cm" svg:y1="7.754cm" svg:x2="16.206cm" svg:y2="7.754cm">
          <text:p/>
        </draw:line>
        <draw:line draw:style-name="gr10" draw:text-style-name="P2" draw:layer="layout" svg:x1="15.843cm" svg:y1="7.754cm" svg:x2="16.206cm" svg:y2="7.754cm">
          <text:p/>
        </draw:line>
        <draw:polygon draw:style-name="gr7" draw:text-style-name="P2" draw:layer="layout" svg:width="0cm" svg:height="0cm" svg:x="20.21cm" svg:y="6.96cm" svg:viewBox="0 0 0 0" draw:points="0,0">
          <text:p/>
        </draw:polygon>
        <draw:polyline draw:style-name="gr8" draw:text-style-name="P2" draw:layer="layout" svg:width="3.249cm" svg:height="3.754cm" svg:x="17.896cm" svg:y="6.54cm" svg:viewBox="0 0 3250 3755" draw:points="3250,3755 2748,3755 0,0">
          <text:p/>
        </draw:polyline>
        <draw:polygon draw:style-name="gr11" draw:text-style-name="P3" draw:layer="layout" svg:width="0.36cm" svg:height="0.455cm" svg:x="17.896cm" svg:y="6.54cm" svg:viewBox="0 0 361 456" draw:points="0,0 229,456 361,357">
          <text:p/>
        </draw:polygon>
        <draw:polygon draw:style-name="gr7" draw:text-style-name="P2" draw:layer="layout" svg:width="0cm" svg:height="0cm" svg:x="20.21cm" svg:y="6.96cm" svg:viewBox="0 0 0 0" draw:points="0,0">
          <text:p/>
        </draw:polygon>
        <draw:polyline draw:style-name="gr8" draw:text-style-name="P2" draw:layer="layout" svg:width="3.168cm" svg:height="1.905cm" svg:x="17.945cm" svg:y="8.389cm" svg:viewBox="0 0 3169 1906" draw:points="3169,1906 2668,1906 0,0">
          <text:p/>
        </draw:polyline>
        <draw:polygon draw:style-name="gr11" draw:text-style-name="P3" draw:layer="layout" svg:width="0.459cm" svg:height="0.356cm" svg:x="17.945cm" svg:y="8.389cm" svg:viewBox="0 0 460 357" draw:points="0,0 361,357 460,222">
          <text:p/>
        </draw:polygon>
        <draw:polygon draw:style-name="gr7" draw:text-style-name="P2" draw:layer="layout" svg:width="0cm" svg:height="0cm" svg:x="20.21cm" svg:y="6.96cm" svg:viewBox="0 0 0 0" draw:points="0,0">
          <text:p/>
        </draw:polygon>
        <draw:polyline draw:style-name="gr8" draw:text-style-name="P2" draw:layer="layout" svg:width="0.935cm" svg:height="1.845cm" svg:x="20.21cm" svg:y="8.48cm" svg:viewBox="0 0 936 1846" draw:points="936,1846 434,1846 0,0">
          <text:p/>
        </draw:polyline>
        <draw:polygon draw:style-name="gr11" draw:text-style-name="P3" draw:layer="layout" svg:width="0.194cm" svg:height="0.505cm" svg:x="20.21cm" svg:y="8.48cm" svg:viewBox="0 0 195 506" draw:points="0,0 32,506 195,467">
          <text:p/>
        </draw:polygon>
        <draw:polygon draw:style-name="gr7" draw:text-style-name="P2" draw:layer="layout" svg:width="0cm" svg:height="0cm" svg:x="20.21cm" svg:y="6.96cm" svg:viewBox="0 0 0 0" draw:points="0,0">
          <text:p/>
        </draw:polygon>
        <draw:polyline draw:style-name="gr8" draw:text-style-name="P2" draw:layer="layout" svg:width="0.945cm" svg:height="3.739cm" svg:x="20.182cm" svg:y="6.586cm" svg:viewBox="0 0 946 3740" draw:points="946,3740 449,3740 0,0">
          <text:p/>
        </draw:polyline>
        <draw:polygon draw:style-name="gr11" draw:text-style-name="P3" draw:layer="layout" svg:width="0.166cm" svg:height="0.504cm" svg:x="20.157cm" svg:y="6.586cm" svg:viewBox="0 0 167 505" draw:points="25,0 0,505 167,488">
          <text:p/>
        </draw:polygon>
        <draw:polygon draw:style-name="gr7" draw:text-style-name="P2" draw:layer="layout" svg:width="0cm" svg:height="0cm" svg:x="20.21cm" svg:y="6.96cm" svg:viewBox="0 0 0 0" draw:points="0,0">
          <text:p/>
        </draw:polygon>
        <draw:polyline draw:style-name="gr8" draw:text-style-name="P2" draw:layer="layout" svg:width="4.039cm" svg:height="3.796cm" svg:x="20.655cm" svg:y="6.522cm" svg:viewBox="0 0 4040 3797" draw:points="0,3797 497,3797 4040,0">
          <text:p/>
        </draw:polyline>
        <draw:polygon draw:style-name="gr11" draw:text-style-name="P3" draw:layer="layout" svg:width="0.402cm" svg:height="0.424cm" svg:x="24.292cm" svg:y="6.522cm" svg:viewBox="0 0 403 425" draw:points="403,0 0,312 121,425">
          <text:p/>
        </draw:polygon>
        <draw:polygon draw:style-name="gr7" draw:text-style-name="P2" draw:layer="layout" svg:width="0cm" svg:height="0cm" svg:x="20.21cm" svg:y="6.96cm" svg:viewBox="0 0 0 0" draw:points="0,0">
          <text:p/>
        </draw:polygon>
        <draw:polyline draw:style-name="gr8" draw:text-style-name="P2" draw:layer="layout" svg:width="4.007cm" svg:height="1.944cm" svg:x="20.641cm" svg:y="8.364cm" svg:viewBox="0 0 4008 1945" draw:points="0,1945 497,1945 4008,0">
          <text:p/>
        </draw:polyline>
        <draw:polygon draw:style-name="gr11" draw:text-style-name="P3" draw:layer="layout" svg:width="0.48cm" svg:height="0.317cm" svg:x="24.168cm" svg:y="8.364cm" svg:viewBox="0 0 481 318" draw:points="481,0 0,170 82,318">
          <text:p/>
        </draw:polygon>
        <draw:path draw:style-name="gr1" draw:text-style-name="P1" draw:layer="layout" svg:width="9.832cm" svg:height="6.156cm" svg:x="2.494cm" svg:y="11.486cm" svg:viewBox="0 0 9833 6157" svg:d="M9289 526l544 959v2478l-650 268-606-184-434-724-11-56-14-60-11-64-14-60-14-60-17-63-22-64-17-63-21-64-25-67-21-63-25-64-28-67-25-67-765 321c-180 78-325 346-325 603v1871l-645 272-611-184-296-497v1058l-649 272-544-162v-251l-328-286v-31l-1030-893c-7 14-10 25-14 39-56 169-162 293-304 353l-237 99c-109 42-229 49-356 10l-152-46c-289-88-543-391-635-755-49-190-123-378-222-548l-547-165c-141-43-218-106-218-170v-935c0-52 49-102 148-144l1693-709c226-95 550-155 904-170 879-31 1598-264 1775-571 67-116 261-215 543-279l2484-543z">
          <text:p/>
        </draw:path>
        <draw:polygon draw:style-name="gr7" draw:text-style-name="P2" draw:layer="layout" svg:width="0cm" svg:height="0cm" svg:x="7.679cm" svg:y="14.308cm" svg:viewBox="0 0 0 0" draw:points="0,0">
          <text:p/>
        </draw:polygon>
        <draw:path draw:style-name="gr1" draw:text-style-name="P1" draw:layer="layout" svg:width="9.288cm" svg:height="3.316cm" svg:x="2.494cm" svg:y="11.486cm" svg:viewBox="0 0 9289 3317" svg:d="M9289 530l-1742-530-2484 544c-282 64-476 166-543 279-177 310-896 540-1775 575-349 11-678 74-904 169l-1693 709c-99 39-148 92-148 145 0 64 77 127 218 166l2411 730z">
          <text:p/>
        </draw:path>
        <draw:polygon draw:style-name="gr7" draw:text-style-name="P2" draw:layer="layout" svg:width="0cm" svg:height="0cm" svg:x="7.679cm" svg:y="14.308cm" svg:viewBox="0 0 0 0" draw:points="0,0">
          <text:p/>
        </draw:polygon>
        <draw:path draw:style-name="gr1" draw:text-style-name="P1" draw:layer="layout" svg:width="7.204cm" svg:height="3.75cm" svg:x="5.122cm" svg:y="12.012cm" svg:viewBox="0 0 7205 3751" svg:d="M6661 0l544 959-180 74-22-3-21-4h-21-21-18-17l-18 4-18 7-17 3-14 7-18 11-14 7-14 14-11 11c-17 17-32 43-46 68l-2756 1150-21-4h-21l-21-3h-18-21l-18 3-17 4-18 3-18 7-14 7-14 7-14 11-14 11-14 10c-18 18-32 43-46 67l-1263 529-25-3-21-4-18-3h-21l-17 3h-18l-21 4-14 7-18 3-14 8-18 10-14 7-14 14-10 11c-18 17-36 39-46 63l-1595 671-543-960z">
          <text:p/>
        </draw:path>
        <draw:polygon draw:style-name="gr7" draw:text-style-name="P2" draw:layer="layout" svg:width="0cm" svg:height="0cm" svg:x="7.679cm" svg:y="14.308cm" svg:viewBox="0 0 0 0" draw:points="0,0">
          <text:p/>
        </draw:polygon>
        <draw:path draw:style-name="gr1" draw:text-style-name="P1" draw:layer="layout" svg:width="6.661cm" svg:height="4.671cm" svg:x="5.665cm" svg:y="12.971cm" svg:viewBox="0 0 6662 4672" svg:d="M6662 0v2473l-650 272v-1866c0-177-70-311-176-346-46-11-95-7-148 14l-716 300-265 109-766 321c-180 78-325 346-325 603v1871l-649 272v-1871c0-176-67-310-176-342-46-14-96-11-145 10l-261 110c-180 74-325 342-325 603v808 1059l-645 272v-2336l-544 229-328 134-543 229v-141l1595-667c-46 78-74 177-74 265 0 11 0 21 3 32 0 14 0 28 4 42 21 120 98 180 194 155 91-28 180-141 215-282 39-138 14-272-53-332l1263-529c-46 78-71 173-71 261 0 11 0 25 0 32 0 14 4 28 4 42 25 120 102 184 194 156 95-29 180-142 219-279 35-141 14-272-57-335l2756-1154c-45 81-74 177-74 265 0 10 4 21 4 32 0 14 0 28 3 42 25 120 103 183 194 155 92-28 180-141 219-279 35-141 14-275-56-335z">
          <text:p/>
        </draw:path>
        <draw:polygon draw:style-name="gr7" draw:text-style-name="P2" draw:layer="layout" svg:width="0cm" svg:height="0cm" svg:x="7.679cm" svg:y="14.308cm" svg:viewBox="0 0 0 0" draw:points="0,0">
          <text:p/>
        </draw:polygon>
        <draw:path draw:style-name="gr1" draw:text-style-name="P1" draw:layer="layout" svg:width="3.171cm" svg:height="1.997cm" svg:x="2.494cm" svg:y="13.902cm" svg:viewBox="0 0 3172 1998" svg:d="M3172 1861v137l-370-109-124-39-671-201-131-39-60-21-314-92-74-24-663-202-547-165c-141-44-218-107-218-171v-935c0 68 77 127 218 170l2411 730z">
          <text:p/>
        </draw:path>
        <draw:polygon draw:style-name="gr7" draw:text-style-name="P2" draw:layer="layout" svg:width="0cm" svg:height="0cm" svg:x="7.679cm" svg:y="14.308cm" svg:viewBox="0 0 0 0" draw:points="0,0">
          <text:p/>
        </draw:polygon>
        <draw:path draw:style-name="gr1" draw:text-style-name="P1" draw:layer="layout" svg:width="1.044cm" svg:height="2.218cm" svg:x="10.632cm" svg:y="13.498cm" svg:viewBox="0 0 1045 2219" svg:d="M1045 2219v-1871c0-176-70-307-176-342-46-11-95-7-148 14l-721 300v992l439 723z">
          <text:p/>
        </draw:path>
        <draw:polygon draw:style-name="gr7" draw:text-style-name="P2" draw:layer="layout" svg:width="0cm" svg:height="0cm" svg:x="7.679cm" svg:y="14.308cm" svg:viewBox="0 0 0 0" draw:points="0,0">
          <text:p/>
        </draw:polygon>
        <draw:path draw:style-name="gr1" draw:text-style-name="P1" draw:layer="layout" svg:width="0.911cm" svg:height="2.221cm" svg:x="7.725cm" svg:y="14.772cm" svg:viewBox="0 0 912 2222" svg:d="M301 2038l611 184v-1871c0-176-71-310-180-342-46-14-96-11-145 10l-261 110c-180 74-326 342-326 603v808z">
          <text:p/>
        </draw:path>
        <draw:polygon draw:style-name="gr7" draw:text-style-name="P2" draw:layer="layout" svg:width="0cm" svg:height="0cm" svg:x="7.679cm" svg:y="14.308cm" svg:viewBox="0 0 0 0" draw:points="0,0">
          <text:p/>
        </draw:polygon>
        <draw:polygon draw:style-name="gr1" draw:text-style-name="P1" draw:layer="layout" svg:width="0.544cm" svg:height="2.335cm" svg:x="6.536cm" svg:y="15.307cm" svg:viewBox="0 0 545 2336" draw:points="545,2336 545,0 0,229 0,1922 0,2169">
          <text:p/>
        </draw:polygon>
        <draw:polygon draw:style-name="gr7" draw:text-style-name="P2" draw:layer="layout" svg:width="0cm" svg:height="0cm" svg:x="7.679cm" svg:y="14.308cm" svg:viewBox="0 0 0 0" draw:points="0,0">
          <text:p/>
        </draw:polygon>
        <draw:path draw:style-name="gr1" draw:text-style-name="P1" draw:layer="layout" svg:width="1.912cm" svg:height="1.374cm" svg:x="3.259cm" svg:y="15.172cm" svg:viewBox="0 0 1913 1375" svg:d="M1913 579c-106 107-187 244-243 407-57 169-163 293-305 353-109 42-229 49-356 10l-152-46c-289-88-543-391-635-759-49-187-123-374-222-544l663 202c-70 70-109 179-109 306 0 178 74 365 201 488 124 124 275 170 399 120 21-10 42-21 63-35 81-67 131-176 134-307 4-134-35-280-109-400z">
          <text:p/>
        </draw:path>
        <draw:polygon draw:style-name="gr7" draw:text-style-name="P2" draw:layer="layout" svg:width="0cm" svg:height="0cm" svg:x="7.679cm" svg:y="14.308cm" svg:viewBox="0 0 0 0" draw:points="0,0">
          <text:p/>
        </draw:polygon>
        <draw:path draw:style-name="gr1" draw:text-style-name="P1" draw:layer="layout" svg:width="1.033cm" svg:height="1.242cm" svg:x="5.175cm" svg:y="15.67cm" svg:viewBox="0 0 1034 1243" svg:d="M1034 1243v-1243l-544 229-374-113c-46 71-84 148-116 233z">
          <text:p/>
        </draw:path>
        <draw:polygon draw:style-name="gr7" draw:text-style-name="P2" draw:layer="layout" svg:width="0cm" svg:height="0cm" svg:x="7.679cm" svg:y="14.308cm" svg:viewBox="0 0 0 0" draw:points="0,0">
          <text:p/>
        </draw:polygon>
        <draw:polygon draw:style-name="gr1" draw:text-style-name="P1" draw:layer="layout" svg:width="0.328cm" svg:height="1.693cm" svg:x="6.208cm" svg:y="15.536cm" svg:viewBox="0 0 329 1694" draw:points="329,1694 329,0 0,134 0,1377 0,1408">
          <text:p/>
        </draw:polygon>
        <draw:polygon draw:style-name="gr7" draw:text-style-name="P2" draw:layer="layout" svg:width="0cm" svg:height="0cm" svg:x="7.679cm" svg:y="14.308cm" svg:viewBox="0 0 0 0" draw:points="0,0">
          <text:p/>
        </draw:polygon>
        <draw:path draw:style-name="gr1" draw:text-style-name="P1" draw:layer="layout" svg:width="0.671cm" svg:height="0.859cm" svg:x="3.94cm" svg:y="15.395cm" svg:viewBox="0 0 672 860" svg:d="M370 95l-314-95c-35 63-56 144-56 229 0 162 64 333 169 456 106 124 244 187 368 173 81-67 131-176 134-307 7-135-35-280-109-400l-131-38c75 35 138 116 163 211 28 96 10 188-39 245-14 14-32 24-49 31-64 25-143 4-206-60-64-64-102-159-102-251 0-88 38-159 98-183 18-7 39-11 57-11 7 0 14 0 17 0z">
          <text:p/>
        </draw:path>
        <draw:polygon draw:style-name="gr7" draw:text-style-name="P2" draw:layer="layout" svg:width="0cm" svg:height="0cm" svg:x="7.679cm" svg:y="14.308cm" svg:viewBox="0 0 0 0" draw:points="0,0">
          <text:p/>
        </draw:polygon>
        <draw:path draw:style-name="gr1" draw:text-style-name="P1" draw:layer="layout" svg:width="0.435cm" svg:height="0.654cm" svg:x="11.782cm" svg:y="14.787cm" svg:viewBox="0 0 436 655" svg:d="M134 75c-10 7-21 21-28 32-67 81-106 201-106 310 0 11 0 21 0 32 4 14 4 28 7 42 22 121 96 181 188 160 92-25 177-128 219-266 39-134 25-268-35-338-64-71-159-60-245 28z">
          <text:p/>
        </draw:path>
        <draw:polygon draw:style-name="gr7" draw:text-style-name="P2" draw:layer="layout" svg:width="0cm" svg:height="0cm" svg:x="7.679cm" svg:y="14.308cm" svg:viewBox="0 0 0 0" draw:points="0,0">
          <text:p/>
        </draw:polygon>
        <draw:path draw:style-name="gr1" draw:text-style-name="P1" draw:layer="layout" svg:width="0.434cm" svg:height="0.654cm" svg:x="7.186cm" svg:y="16.714cm" svg:viewBox="0 0 435 655" svg:d="M134 75c-11 7-18 18-29 28-63 85-105 205-105 314 0 11 0 22 3 32 0 14 0 28 4 39 21 121 95 184 187 163 88-21 176-131 219-265 39-134 25-272-36-339-63-71-162-60-243 28z">
          <text:p/>
        </draw:path>
        <draw:polygon draw:style-name="gr7" draw:text-style-name="P2" draw:layer="layout" svg:width="0cm" svg:height="0cm" svg:x="7.679cm" svg:y="14.308cm" svg:viewBox="0 0 0 0" draw:points="0,0">
          <text:p/>
        </draw:polygon>
        <draw:path draw:style-name="gr1" draw:text-style-name="P1" draw:layer="layout" svg:width="0.434cm" svg:height="0.653cm" svg:x="8.741cm" svg:y="16.062cm" svg:viewBox="0 0 435 654" svg:d="M131 74c-7 10-18 21-25 31-67 85-106 201-106 311 0 14 0 21 0 35s4 28 4 39c25 121 99 181 191 160 89-25 177-132 216-266 42-134 28-268-36-339-63-70-158-56-244 29z">
          <text:p/>
        </draw:path>
        <draw:polygon draw:style-name="gr7" draw:text-style-name="P2" draw:layer="layout" svg:width="0cm" svg:height="0cm" svg:x="7.679cm" svg:y="14.308cm" svg:viewBox="0 0 0 0" draw:points="0,0">
          <text:p/>
        </draw:polygon>
        <draw:path draw:style-name="gr1" draw:text-style-name="P1" draw:layer="layout" svg:width="0.437cm" svg:height="0.628cm" svg:x="11.782cm" svg:y="13.038cm" svg:viewBox="0 0 438 629" svg:d="M365 7l-22-3-21-4h-21-21-18-17l-18 4-18 7-18 3-14 7-18 11-14 7-14 14-11 11c-17 17-35 38-46 63-45 81-74 177-74 265 0 10 0 21 0 32 18 43 43 71 74 82 74 21 167-60 206-185 39-127 7-243-67-268-36-10-75 0-110 32 35-32 74-42 110-32 74 25 106 141 67 268-39 125-132 206-206 185-31-11-56-39-74-82 4 14 4 29 7 43 22 120 99 183 194 155 93-28 181-141 220-280 35-141 14-275-56-335z">
          <text:p/>
        </draw:path>
        <draw:polygon draw:style-name="gr7" draw:text-style-name="P2" draw:layer="layout" svg:width="0cm" svg:height="0cm" svg:x="7.679cm" svg:y="14.308cm" svg:viewBox="0 0 0 0" draw:points="0,0">
          <text:p/>
        </draw:polygon>
        <draw:path draw:style-name="gr1" draw:text-style-name="P1" draw:layer="layout" svg:width="0.434cm" svg:height="0.63cm" svg:x="8.741cm" svg:y="14.312cm" svg:viewBox="0 0 435 631" svg:d="M361 7l-21-4-21-3h-18-21-21l-18 3h-17l-18 7-14 4-18 7-14 10-14 11-15 11-14 10c-18 18-32 39-46 67-46 78-71 173-71 261 0 11 0 25 0 32 14 42 39 72 71 82 79 25 170-61 206-184 38-124 10-244-68-268-31-11-70 3-110 31 40-28 79-42 110-31 78 24 106 144 68 268-36 123-127 209-206 184-32-10-57-40-71-82 0 14 4 32 4 42 25 125 102 185 195 160 95-32 180-141 219-283 35-141 14-272-57-335z">
          <text:p/>
        </draw:path>
        <draw:polygon draw:style-name="gr7" draw:text-style-name="P2" draw:layer="layout" svg:width="0cm" svg:height="0cm" svg:x="7.679cm" svg:y="14.308cm" svg:viewBox="0 0 0 0" draw:points="0,0">
          <text:p/>
        </draw:polygon>
        <draw:path draw:style-name="gr1" draw:text-style-name="P1" draw:layer="layout" svg:width="0.435cm" svg:height="0.631cm" svg:x="7.186cm" svg:y="14.961cm" svg:viewBox="0 0 436 632" svg:d="M363 10l-25-3-21-4-18-3h-21-17l-18 3-21 4-14 3-18 7-14 8-18 7-14 10-14 11-10 14c-18 17-36 39-46 63-46 78-74 177-74 265 0 11 0 21 3 32 14 42 39 71 71 82 74 21 165-61 204-188 36-124 7-244-67-265-35-10-74 0-109 28 35-28 74-38 109-28 74 21 103 141 67 265-39 127-130 209-204 188-32-11-57-40-71-82 0 14 0 28 4 42 21 121 98 184 194 156 91-28 180-141 215-283 40-138 19-272-53-332z">
          <text:p/>
        </draw:path>
        <draw:polygon draw:style-name="gr7" draw:text-style-name="P2" draw:layer="layout" svg:width="0cm" svg:height="0cm" svg:x="7.679cm" svg:y="14.308cm" svg:viewBox="0 0 0 0" draw:points="0,0">
          <text:p/>
        </draw:polygon>
        <draw:path draw:style-name="gr1" draw:text-style-name="P1" draw:layer="layout" svg:width="0.85cm" svg:height="0.302cm" svg:x="5.852cm" svg:y="13.184cm" svg:viewBox="0 0 851 303" svg:d="M703 38c92 28 148 70 148 113 0 84-190 152-428 152-232 0-423-68-423-152 0-57 95-113 247-138 148-25 329-14 456 25z">
          <text:p/>
        </draw:path>
        <draw:polygon draw:style-name="gr7" draw:text-style-name="P2" draw:layer="layout" svg:width="0cm" svg:height="0cm" svg:x="7.679cm" svg:y="14.308cm" svg:viewBox="0 0 0 0" draw:points="0,0">
          <text:p/>
        </draw:polygon>
        <draw:path draw:style-name="gr1" draw:text-style-name="P1" draw:layer="layout" svg:width="0.851cm" svg:height="0.304cm" svg:x="8.441cm" svg:y="12.1cm" svg:viewBox="0 0 852 305" svg:d="M700 36c95 28 152 71 152 116 0 86-191 153-428 153-233 0-424-67-424-153 0-59 96-112 247-137 149-25 330-18 453 21z">
          <text:p/>
        </draw:path>
        <draw:polygon draw:style-name="gr7" draw:text-style-name="P2" draw:layer="layout" svg:width="0cm" svg:height="0cm" svg:x="7.679cm" svg:y="14.308cm" svg:viewBox="0 0 0 0" draw:points="0,0">
          <text:p/>
        </draw:polygon>
        <draw:path draw:style-name="gr1" draw:text-style-name="P1" draw:layer="layout" svg:width="0.663cm" svg:height="0.934cm" svg:x="3.813cm" svg:y="15.374cm" svg:viewBox="0 0 664 935" svg:d="M183 24l-74-24c-70 71-109 180-109 307 0 177 74 364 201 487 124 124 275 173 403 120 21-10 43-21 60-35-123 14-262-49-368-173-105-123-169-293-169-451 0-89 21-166 56-231z">
          <text:p/>
        </draw:path>
        <draw:polygon draw:style-name="gr7" draw:text-style-name="P2" draw:layer="layout" svg:width="0cm" svg:height="0cm" svg:x="7.679cm" svg:y="14.308cm" svg:viewBox="0 0 0 0" draw:points="0,0">
          <text:p/>
        </draw:polygon>
        <draw:path draw:style-name="gr1" draw:text-style-name="P1" draw:layer="layout" svg:width="0.671cm" svg:height="0.759cm" svg:x="4.624cm" svg:y="15.751cm" svg:viewBox="0 0 672 760" svg:d="M672 35c-46 71-85 148-117 233-7 11-10 25-14 39-56 169-167 294-304 354l-237 99c142-60 247-184 304-354 53-163 138-300 244-406z">
          <text:p/>
        </draw:path>
        <draw:polygon draw:style-name="gr7" draw:text-style-name="P2" draw:layer="layout" svg:width="0cm" svg:height="0cm" svg:x="7.679cm" svg:y="14.308cm" svg:viewBox="0 0 0 0" draw:points="0,0">
          <text:p/>
        </draw:polygon>
        <draw:polygon draw:style-name="gr1" draw:text-style-name="P1" draw:layer="layout" svg:width="0.265cm" svg:height="0.995cm" svg:x="10.371cm" svg:y="13.818cm" svg:viewBox="0 0 266 996" draw:points="0,109 266,0 266,996 255,936 241,876 230,816 216,752 202,692 185,629 163,564 146,501 125,437 100,370 79,307 53,243 25,176">
          <text:p/>
        </draw:polygon>
        <draw:polygon draw:style-name="gr7" draw:text-style-name="P2" draw:layer="layout" svg:width="0cm" svg:height="0cm" svg:x="7.679cm" svg:y="14.308cm" svg:viewBox="0 0 0 0" draw:points="0,0">
          <text:p/>
        </draw:polygon>
        <draw:path draw:style-name="gr1" draw:text-style-name="P1" draw:layer="layout" svg:width="0.435cm" svg:height="0.654cm" svg:x="11.782cm" svg:y="14.787cm" svg:viewBox="0 0 436 655" svg:d="M0 449c18 42 43 71 74 81 74 21 167-60 206-183 39-124 7-244-67-268-32-11-72 0-107 28 11-11 18-25 28-32 86-88 181-99 245-28 60 70 74 204 35 338-42 138-127 241-219 266-89 21-166-39-188-160-3-14-3-28-7-42z">
          <text:p/>
        </draw:path>
        <draw:polygon draw:style-name="gr7" draw:text-style-name="P2" draw:layer="layout" svg:width="0cm" svg:height="0cm" svg:x="7.679cm" svg:y="14.308cm" svg:viewBox="0 0 0 0" draw:points="0,0">
          <text:p/>
        </draw:polygon>
        <draw:path draw:style-name="gr1" draw:text-style-name="P1" draw:layer="layout" svg:width="0.431cm" svg:height="0.654cm" svg:x="7.189cm" svg:y="16.714cm" svg:viewBox="0 0 432 655" svg:d="M0 449c14 42 39 71 71 78 74 24 165-60 204-184 36-123 7-243-67-264-35-11-70 0-106 24 11-10 18-21 29-28 81-88 180-99 244-28 60 67 74 205 35 339-42 134-131 244-219 265-92 21-166-42-187-163-4-11-4-25-4-39z">
          <text:p/>
        </draw:path>
        <draw:polygon draw:style-name="gr7" draw:text-style-name="P2" draw:layer="layout" svg:width="0cm" svg:height="0cm" svg:x="7.679cm" svg:y="14.308cm" svg:viewBox="0 0 0 0" draw:points="0,0">
          <text:p/>
        </draw:polygon>
        <draw:path draw:style-name="gr1" draw:text-style-name="P1" draw:layer="layout" svg:width="0.434cm" svg:height="0.653cm" svg:x="8.741cm" svg:y="16.062cm" svg:viewBox="0 0 435 654" svg:d="M0 451c14 39 39 67 71 78 79 24 170-60 206-184 38-123 10-243-68-268-31-7-67 0-103 28 7-10 18-21 25-31 86-85 181-99 244-29 64 71 78 205 36 339-39 134-127 241-216 266-92 21-166-39-191-160 0-11-4-25-4-39z">
          <text:p/>
        </draw:path>
        <draw:polygon draw:style-name="gr7" draw:text-style-name="P2" draw:layer="layout" svg:width="0cm" svg:height="0cm" svg:x="7.679cm" svg:y="14.308cm" svg:viewBox="0 0 0 0" draw:points="0,0">
          <text:p/>
        </draw:polygon>
        <draw:path draw:style-name="gr1" draw:text-style-name="P1" draw:layer="layout" svg:width="0.296cm" svg:height="0.459cm" svg:x="11.782cm" svg:y="14.862cm" svg:viewBox="0 0 297 460" svg:d="M213 4c-32-11-72 0-107 29-67 81-106 201-106 310 0 11 0 21 0 32 18 42 43 71 74 81 74 21 167-60 206-183 39-124 7-244-67-269z">
          <text:p/>
        </draw:path>
        <draw:polygon draw:style-name="gr7" draw:text-style-name="P2" draw:layer="layout" svg:width="0cm" svg:height="0cm" svg:x="7.679cm" svg:y="14.308cm" svg:viewBox="0 0 0 0" draw:points="0,0">
          <text:p/>
        </draw:polygon>
        <draw:path draw:style-name="gr1" draw:text-style-name="P1" draw:layer="layout" svg:width="0.293cm" svg:height="0.458cm" svg:x="8.741cm" svg:y="16.136cm" svg:viewBox="0 0 294 459" svg:d="M209 3c-31-7-71 0-103 25-67 89-106 205-106 315 0 14 0 21 0 35 14 39 39 67 71 78 74 21 170-60 206-184 38-123 10-244-68-269z">
          <text:p/>
        </draw:path>
        <draw:polygon draw:style-name="gr7" draw:text-style-name="P2" draw:layer="layout" svg:width="0cm" svg:height="0cm" svg:x="7.679cm" svg:y="14.308cm" svg:viewBox="0 0 0 0" draw:points="0,0">
          <text:p/>
        </draw:polygon>
        <draw:path draw:style-name="gr1" draw:text-style-name="P1" draw:layer="layout" svg:width="0.295cm" svg:height="0.459cm" svg:x="7.186cm" svg:y="16.788cm" svg:viewBox="0 0 296 460" svg:d="M212 4c-35-11-70 0-106 24-63 85-106 205-106 314 0 11 0 22 3 32 14 43 40 72 72 82 74 21 165-60 204-188 39-123 7-243-67-264z">
          <text:p/>
        </draw:path>
        <draw:polygon draw:style-name="gr7" draw:text-style-name="P2" draw:layer="layout" svg:width="0cm" svg:height="0cm" svg:x="7.679cm" svg:y="14.308cm" svg:viewBox="0 0 0 0" draw:points="0,0">
          <text:p/>
        </draw:polygon>
        <draw:path draw:style-name="gr1" draw:text-style-name="P1" draw:layer="layout" svg:width="0.303cm" svg:height="0.473cm" svg:x="4.243cm" svg:y="15.49cm" svg:viewBox="0 0 304 474" svg:d="M252 474c49-57 67-148 39-245-25-95-88-176-164-211l-60-18c-3 0-10 0-17 0-32 35-50 88-50 152 0 74 29 155 78 219 46 64 114 99 174 103z">
          <text:p/>
        </draw:path>
        <draw:polygon draw:style-name="gr7" draw:text-style-name="P2" draw:layer="layout" svg:width="0cm" svg:height="0cm" svg:x="7.679cm" svg:y="14.308cm" svg:viewBox="0 0 0 0" draw:points="0,0">
          <text:p/>
        </draw:polygon>
        <draw:path draw:style-name="gr1" draw:text-style-name="P1" draw:layer="layout" svg:width="0.356cm" svg:height="0.514cm" svg:x="4.138cm" svg:y="15.49cm" svg:viewBox="0 0 357 515" svg:d="M155 0c-18 0-39 4-57 11-60 24-98 95-98 188 0 88 38 183 102 246 63 64 141 85 205 60 18-7 36-17 50-31-61-4-128-39-174-103-49-63-78-141-78-219 0-64 18-117 50-152z">
          <text:p/>
        </draw:path>
        <draw:polygon draw:style-name="gr7" draw:text-style-name="P2" draw:layer="layout" svg:width="0cm" svg:height="0cm" svg:x="7.679cm" svg:y="14.308cm" svg:viewBox="0 0 0 0" draw:points="0,0">
          <text:p/>
        </draw:polygon>
        <draw:line draw:style-name="gr8" draw:text-style-name="P2" draw:layer="layout" svg:x1="11.676cm" svg:y1="15.716cm" svg:x2="11.676cm" svg:y2="13.85cm">
          <text:p/>
        </draw:line>
        <draw:path draw:style-name="gr8" draw:text-style-name="P2" draw:layer="layout" svg:width="0.148cm" svg:height="0.02cm" svg:x="11.352cm" svg:y="13.498cm" svg:viewBox="0 0 149 21" svg:d="M0 21c49-22 102-26 149-14">
          <text:p/>
        </draw:path>
        <draw:path draw:style-name="gr8" draw:text-style-name="P2" draw:layer="layout" svg:width="0.179cm" svg:height="0.346cm" svg:x="11.497cm" svg:y="13.504cm" svg:viewBox="0 0 180 347" svg:d="M0 0c110 35 180 170 180 347">
          <text:p/>
        </draw:path>
        <draw:line draw:style-name="gr8" draw:text-style-name="P2" draw:layer="layout" svg:x1="11.676cm" svg:y1="15.717cm" svg:x2="12.327cm" svg:y2="15.444cm">
          <text:p/>
        </draw:line>
        <draw:line draw:style-name="gr8" draw:text-style-name="P2" draw:layer="layout" svg:x1="9.606cm" svg:y1="14.253cm" svg:x2="11.353cm" svg:y2="13.518cm">
          <text:p/>
        </draw:line>
        <draw:line draw:style-name="gr8" draw:text-style-name="P2" draw:layer="layout" svg:x1="12.322cm" svg:y1="12.971cm" svg:x2="12.322cm" svg:y2="15.444cm">
          <text:p/>
        </draw:line>
        <draw:path draw:style-name="gr8" draw:text-style-name="P2" draw:layer="layout" svg:width="0.325cm" svg:height="0.603cm" svg:x="9.281cm" svg:y="14.248cm" svg:viewBox="0 0 326 604" svg:d="M326 0c-181 78-326 346-326 604">
          <text:p/>
        </draw:path>
        <draw:line draw:style-name="gr8" draw:text-style-name="P2" draw:layer="layout" svg:x1="12.327cm" svg:y1="12.971cm" svg:x2="12.142cm" svg:y2="13.046cm">
          <text:p/>
        </draw:line>
        <draw:line draw:style-name="gr8" draw:text-style-name="P2" draw:layer="layout" svg:x1="9.281cm" svg:y1="16.721cm" svg:x2="9.281cm" svg:y2="14.851cm">
          <text:p/>
        </draw:line>
        <draw:path draw:style-name="gr8" draw:text-style-name="P2" draw:layer="layout" svg:width="0.007cm" svg:height="0.074cm" svg:x="11.782cm" svg:y="13.43cm" svg:viewBox="0 0 8 75" svg:d="M0 0c0 25 5 50 8 75">
          <text:p/>
        </draw:path>
        <draw:path draw:style-name="gr8" draw:text-style-name="P2" draw:layer="layout" svg:width="0.43cm" svg:height="0.621cm" svg:x="11.789cm" svg:y="13.045cm" svg:viewBox="0 0 431 622" svg:d="M0 460c23 120 100 183 195 155 92-28 180-141 219-279 36-142 14-276-60-336">
          <text:p/>
        </draw:path>
        <draw:line draw:style-name="gr8" draw:text-style-name="P2" draw:layer="layout" svg:x1="8.632cm" svg:y1="16.994cm" svg:x2="9.282cm" svg:y2="16.721cm">
          <text:p/>
        </draw:line>
        <draw:path draw:style-name="gr8" draw:text-style-name="P2" draw:layer="layout" svg:width="0.074cm" svg:height="0.265cm" svg:x="11.782cm" svg:y="13.165cm" svg:viewBox="0 0 75 266" svg:d="M75 0c-45 81-75 178-75 266">
          <text:p/>
        </draw:path>
        <draw:line draw:style-name="gr8" draw:text-style-name="P2" draw:layer="layout" svg:x1="8.632cm" svg:y1="16.993cm" svg:x2="8.632cm" svg:y2="15.123cm">
          <text:p/>
        </draw:line>
        <draw:line draw:style-name="gr8" draw:text-style-name="P2" draw:layer="layout" svg:x1="11.857cm" svg:y1="13.165cm" svg:x2="9.101cm" svg:y2="14.32cm">
          <text:p/>
        </draw:line>
        <draw:path draw:style-name="gr8" draw:text-style-name="P2" draw:layer="layout" svg:width="0.145cm" svg:height="0.023cm" svg:x="8.311cm" svg:y="14.773cm" svg:viewBox="0 0 146 24" svg:d="M0 24c49-27 99-30 146-15">
          <text:p/>
        </draw:path>
        <draw:path draw:style-name="gr8" draw:text-style-name="P2" draw:layer="layout" svg:width="0.18cm" svg:height="0.342cm" svg:x="8.456cm" svg:y="14.781cm" svg:viewBox="0 0 181 343" svg:d="M0 0c110 32 181 167 181 343">
          <text:p/>
        </draw:path>
        <draw:path draw:style-name="gr8" draw:text-style-name="P2" draw:layer="layout" svg:width="0.007cm" svg:height="0.074cm" svg:x="8.741cm" svg:y="14.703cm" svg:viewBox="0 0 8 75" svg:d="M0 0c0 29 0 53 8 75">
          <text:p/>
        </draw:path>
        <draw:path draw:style-name="gr8" draw:text-style-name="P2" draw:layer="layout" svg:width="0.431cm" svg:height="0.623cm" svg:x="8.745cm" svg:y="14.319cm" svg:viewBox="0 0 432 624" svg:d="M0 459c25 124 103 184 195 159 95-32 180-141 219-282 38-142 14-273-57-336">
          <text:p/>
        </draw:path>
        <draw:line draw:style-name="gr8" draw:text-style-name="P2" draw:layer="layout" svg:x1="8.05cm" svg:y1="14.902cm" svg:x2="8.312cm" svg:y2="14.791cm">
          <text:p/>
        </draw:line>
        <draw:path draw:style-name="gr8" draw:text-style-name="P2" draw:layer="layout" svg:width="0.071cm" svg:height="0.265cm" svg:x="8.741cm" svg:y="14.442cm" svg:viewBox="0 0 72 266" svg:d="M72 0c-47 78-72 173-72 266">
          <text:p/>
        </draw:path>
        <draw:path draw:style-name="gr8" draw:text-style-name="P2" draw:layer="layout" svg:width="0.325cm" svg:height="0.603cm" svg:x="7.725cm" svg:y="14.901cm" svg:viewBox="0 0 326 604" svg:d="M326 0c-181 74-326 342-326 604">
          <text:p/>
        </draw:path>
        <draw:line draw:style-name="gr8" draw:text-style-name="P2" draw:layer="layout" svg:x1="8.813cm" svg:y1="14.442cm" svg:x2="7.549cm" svg:y2="14.972cm">
          <text:p/>
        </draw:line>
        <draw:line draw:style-name="gr8" draw:text-style-name="P2" draw:layer="layout" svg:x1="7.725cm" svg:y1="17.37cm" svg:x2="7.725cm" svg:y2="15.504cm">
          <text:p/>
        </draw:line>
        <draw:path draw:style-name="gr8" draw:text-style-name="P2" draw:layer="layout" svg:width="0.007cm" svg:height="0.074cm" svg:x="7.186cm" svg:y="15.356cm" svg:viewBox="0 0 8 75" svg:d="M0 0c0 25 3 49 8 75">
          <text:p/>
        </draw:path>
        <draw:path draw:style-name="gr8" draw:text-style-name="P2" draw:layer="layout" svg:width="0.428cm" svg:height="0.621cm" svg:x="7.193cm" svg:y="14.971cm" svg:viewBox="0 0 429 622" svg:d="M0 460c21 120 98 183 194 155 91-28 181-141 216-278 39-143 18-277-53-337">
          <text:p/>
        </draw:path>
        <draw:line draw:style-name="gr8" draw:text-style-name="P2" draw:layer="layout" svg:x1="7.08cm" svg:y1="17.643cm" svg:x2="7.73cm" svg:y2="17.37cm">
          <text:p/>
        </draw:line>
        <draw:path draw:style-name="gr8" draw:text-style-name="P2" draw:layer="layout" svg:width="0.074cm" svg:height="0.265cm" svg:x="7.186cm" svg:y="15.091cm" svg:viewBox="0 0 75 266" svg:d="M75 0c-47 81-75 178-75 266">
          <text:p/>
        </draw:path>
        <draw:line draw:style-name="gr8" draw:text-style-name="P2" draw:layer="layout" svg:x1="7.08cm" svg:y1="17.642cm" svg:x2="7.08cm" svg:y2="15.307cm">
          <text:p/>
        </draw:line>
        <draw:line draw:style-name="gr8" draw:text-style-name="P2" draw:layer="layout" svg:x1="7.261cm" svg:y1="15.091cm" svg:x2="5.665cm" svg:y2="15.763cm">
          <text:p/>
        </draw:line>
        <draw:line draw:style-name="gr8" draw:text-style-name="P2" draw:layer="layout" svg:x1="7.081cm" svg:y1="15.307cm" svg:x2="5.665cm" svg:y2="15.9cm">
          <text:p/>
        </draw:line>
        <draw:line draw:style-name="gr8" draw:text-style-name="P2" draw:layer="layout" svg:x1="5.665cm" svg:y1="15.758cm" svg:x2="5.665cm" svg:y2="15.899cm">
          <text:p/>
        </draw:line>
        <draw:path draw:style-name="gr8" draw:text-style-name="P2" draw:layer="layout" svg:width="0.007cm" svg:height="0.074cm" svg:x="11.782cm" svg:y="15.204cm" svg:viewBox="0 0 8 75" svg:d="M0 0c0 29 5 54 8 75">
          <text:p/>
        </draw:path>
        <draw:path draw:style-name="gr8" draw:text-style-name="P2" draw:layer="layout" svg:width="0.428cm" svg:height="0.654cm" svg:x="11.789cm" svg:y="14.787cm" svg:viewBox="0 0 429 655" svg:d="M0 491c22 121 96 181 187 160 92-25 177-128 220-266 39-134 25-268-40-338-60-71-159-60-240 28">
          <text:p/>
        </draw:path>
        <draw:path draw:style-name="gr8" draw:text-style-name="P2" draw:layer="layout" svg:width="0.134cm" svg:height="0.346cm" svg:x="11.782cm" svg:y="14.862cm" svg:viewBox="0 0 135 347" svg:d="M135 0c-82 81-135 220-135 347">
          <text:p/>
        </draw:path>
        <draw:path draw:style-name="gr8" draw:text-style-name="P2" draw:layer="layout" svg:width="0.007cm" svg:height="0.074cm" svg:x="8.741cm" svg:y="16.478cm" svg:viewBox="0 0 8 75" svg:d="M0 0c0 28 0 53 8 75">
          <text:p/>
        </draw:path>
        <draw:path draw:style-name="gr8" draw:text-style-name="P2" draw:layer="layout" svg:width="0.43cm" svg:height="0.653cm" svg:x="8.745cm" svg:y="16.062cm" svg:viewBox="0 0 431 654" svg:d="M0 490c25 121 100 181 191 160 89-25 177-132 216-266 42-134 28-268-36-339-63-70-158-56-243 29">
          <text:p/>
        </draw:path>
        <draw:path draw:style-name="gr8" draw:text-style-name="P2" draw:layer="layout" svg:width="0.131cm" svg:height="0.345cm" svg:x="8.741cm" svg:y="16.136cm" svg:viewBox="0 0 132 346" svg:d="M132 0c-78 84-132 218-132 346">
          <text:p/>
        </draw:path>
        <draw:path draw:style-name="gr8" draw:text-style-name="P2" draw:layer="layout" svg:width="0.007cm" svg:height="0.074cm" svg:x="7.186cm" svg:y="17.13cm" svg:viewBox="0 0 8 75" svg:d="M0 0c0 26 3 51 8 75">
          <text:p/>
        </draw:path>
        <draw:path draw:style-name="gr8" draw:text-style-name="P2" draw:layer="layout" svg:width="0.427cm" svg:height="0.654cm" svg:x="7.193cm" svg:y="16.714cm" svg:viewBox="0 0 428 655" svg:d="M0 488c21 121 95 184 187 163 88-21 177-131 219-265 39-134 25-272-35-339-63-71-163-60-244 28">
          <text:p/>
        </draw:path>
        <draw:path draw:style-name="gr8" draw:text-style-name="P2" draw:layer="layout" svg:width="0.134cm" svg:height="0.342cm" svg:x="7.186cm" svg:y="16.788cm" svg:viewBox="0 0 135 343" svg:d="M135 0c-82 81-135 220-135 343">
          <text:p/>
        </draw:path>
        <draw:line draw:style-name="gr8" draw:text-style-name="P2" draw:layer="layout" svg:x1="10.632cm" svg:y1="13.818cm" svg:x2="10.632cm" svg:y2="14.809cm">
          <text:p/>
        </draw:line>
        <draw:line draw:style-name="gr8" draw:text-style-name="P2" draw:layer="layout" svg:x1="10.632cm" svg:y1="14.809cm" svg:x2="11.071cm" svg:y2="15.533cm">
          <text:p/>
        </draw:line>
        <draw:line draw:style-name="gr8" draw:text-style-name="P2" draw:layer="layout" svg:x1="11.677cm" svg:y1="15.717cm" svg:x2="11.066cm" svg:y2="15.532cm">
          <text:p/>
        </draw:line>
        <draw:path draw:style-name="gr8" draw:text-style-name="P2" draw:layer="layout" svg:width="0.218cm" svg:height="0.17cm" svg:x="2.494cm" svg:y="14.837cm" svg:viewBox="0 0 219 171" svg:d="M219 171c-137-43-219-107-219-171">
          <text:p/>
        </draw:path>
        <draw:line draw:style-name="gr8" draw:text-style-name="P2" draw:layer="layout" svg:x1="5.666cm" svg:y1="15.9cm" svg:x2="2.712cm" svg:y2="15.007cm">
          <text:p/>
        </draw:line>
        <draw:line draw:style-name="gr8" draw:text-style-name="P2" draw:layer="layout" svg:x1="11.783cm" svg:y1="12.016cm" svg:x2="10.04cm" svg:y2="11.486cm">
          <text:p/>
        </draw:line>
        <draw:line draw:style-name="gr8" draw:text-style-name="P2" draw:layer="layout" svg:x1="11.779cm" svg:y1="12.012cm" svg:x2="12.327cm" svg:y2="12.972cm">
          <text:p/>
        </draw:line>
        <draw:polyline draw:style-name="gr8" draw:text-style-name="P2" draw:layer="layout" svg:width="0.244cm" svg:height="0.064cm" svg:x="11.902cm" svg:y="13.038cm" svg:viewBox="0 0 245 65" draw:points="245,7 223,4 202,0 181,0 160,0 142,0 124,0 106,4 88,11 71,14 53,21 39,32 25,40 11,54 0,65">
          <text:p/>
        </draw:polyline>
        <draw:path draw:style-name="gr8" draw:text-style-name="P2" draw:layer="layout" svg:width="0.046cm" svg:height="0.067cm" svg:x="11.856cm" svg:y="13.102cm" svg:viewBox="0 0 47 68" svg:d="M47 0c-17 17-32 38-47 68">
          <text:p/>
        </draw:path>
        <draw:polyline draw:style-name="gr8" draw:text-style-name="P2" draw:layer="layout" svg:width="0.243cm" svg:height="0.063cm" svg:x="8.858cm" svg:y="14.312cm" svg:viewBox="0 0 244 64" draw:points="244,7 223,3 202,0 181,0 163,0 142,0 124,3 107,3 89,10 71,14 57,22 43,32 29,43 15,54 0,64">
          <text:p/>
        </draw:polyline>
        <draw:path draw:style-name="gr8" draw:text-style-name="P2" draw:layer="layout" svg:width="0.046cm" svg:height="0.067cm" svg:x="8.812cm" svg:y="14.375cm" svg:viewBox="0 0 47 68" svg:d="M47 0c-19 18-33 43-47 68">
          <text:p/>
        </draw:path>
        <draw:polyline draw:style-name="gr8" draw:text-style-name="P2" draw:layer="layout" svg:width="0.243cm" svg:height="0.067cm" svg:x="7.306cm" svg:y="14.961cm" svg:viewBox="0 0 244 68" draw:points="244,10 223,7 202,3 180,0 159,0 142,0 124,3 105,7 88,10 70,18 56,26 38,33 24,43 10,57 0,68">
          <text:p/>
        </draw:polyline>
        <draw:path draw:style-name="gr8" draw:text-style-name="P2" draw:layer="layout" svg:width="0.046cm" svg:height="0.063cm" svg:x="7.26cm" svg:y="15.028cm" svg:viewBox="0 0 47 64" svg:d="M47 0c-18 17-32 39-47 64">
          <text:p/>
        </draw:path>
        <draw:line draw:style-name="gr8" draw:text-style-name="P2" draw:layer="layout" svg:x1="5.666cm" svg:y1="15.763cm" svg:x2="5.122cm" svg:y2="14.802cm">
          <text:p/>
        </draw:line>
        <draw:line draw:style-name="gr8" draw:text-style-name="P2" draw:layer="layout" svg:x1="11.783cm" svg:y1="12.012cm" svg:x2="5.122cm" svg:y2="14.803cm">
          <text:p/>
        </draw:line>
        <draw:path draw:style-name="gr8" draw:text-style-name="P2" draw:layer="layout" svg:width="0.074cm" svg:height="0.081cm" svg:x="11.782cm" svg:y="13.462cm" svg:viewBox="0 0 75 82" svg:d="M0 0c18 43 44 71 75 82">
          <text:p/>
        </draw:path>
        <draw:path draw:style-name="gr8" draw:text-style-name="P2" draw:layer="layout" svg:width="0.222cm" svg:height="0.455cm" svg:x="11.856cm" svg:y="13.091cm" svg:viewBox="0 0 223 456" svg:d="M0 453c74 21 166-60 206-185 39-127 7-243-68-268">
          <text:p/>
        </draw:path>
        <draw:path draw:style-name="gr8" draw:text-style-name="P2" draw:layer="layout" svg:width="0.109cm" svg:height="0.036cm" svg:x="11.885cm" svg:y="13.087cm" svg:viewBox="0 0 110 37" svg:d="M110 4c-35-10-75 0-110 33">
          <text:p/>
        </draw:path>
        <draw:line draw:style-name="gr8" draw:text-style-name="P2" draw:layer="layout" svg:x1="8.025cm" svg:y1="16.806cm" svg:x2="8.637cm" svg:y2="16.994cm">
          <text:p/>
        </draw:line>
        <draw:line draw:style-name="gr8" draw:text-style-name="P2" draw:layer="layout" svg:x1="8.026cm" svg:y1="16.81cm" svg:x2="7.725cm" svg:y2="16.312cm">
          <text:p/>
        </draw:line>
        <draw:path draw:style-name="gr8" draw:text-style-name="P2" draw:layer="layout" svg:width="0.071cm" svg:height="0.081cm" svg:x="8.741cm" svg:y="14.735cm" svg:viewBox="0 0 72 82" svg:d="M0 0c14 42 39 72 72 82">
          <text:p/>
        </draw:path>
        <draw:path draw:style-name="gr8" draw:text-style-name="P2" draw:layer="layout" svg:width="0.222cm" svg:height="0.455cm" svg:x="8.812cm" svg:y="14.365cm" svg:viewBox="0 0 223 456" svg:d="M0 452c74 25 170-61 206-184 38-124 10-244-69-268">
          <text:p/>
        </draw:path>
        <draw:path draw:style-name="gr8" draw:text-style-name="P2" draw:layer="layout" svg:width="0.109cm" svg:height="0.032cm" svg:x="8.84cm" svg:y="14.364cm" svg:viewBox="0 0 110 33" svg:d="M110 4c-35-10-71 0-110 29">
          <text:p/>
        </draw:path>
        <draw:path draw:style-name="gr8" draw:text-style-name="P2" draw:layer="layout" svg:width="0.071cm" svg:height="0.081cm" svg:x="7.189cm" svg:y="15.388cm" svg:viewBox="0 0 72 82" svg:d="M0 0c14 42 39 71 72 82">
          <text:p/>
        </draw:path>
        <draw:path draw:style-name="gr8" draw:text-style-name="P2" draw:layer="layout" svg:width="0.221cm" svg:height="0.455cm" svg:x="7.26cm" svg:y="15.017cm" svg:viewBox="0 0 222 456" svg:d="M0 453c74 21 166-60 205-187 39-125 7-245-68-266">
          <text:p/>
        </draw:path>
        <draw:path draw:style-name="gr8" draw:text-style-name="P2" draw:layer="layout" svg:width="0.109cm" svg:height="0.036cm" svg:x="7.288cm" svg:y="15.013cm" svg:viewBox="0 0 110 37" svg:d="M110 4c-35-10-75 0-110 33">
          <text:p/>
        </draw:path>
        <draw:line draw:style-name="gr8" draw:text-style-name="P2" draw:layer="layout" svg:x1="7.081cm" svg:y1="17.643cm" svg:x2="6.536cm" svg:y2="17.476cm">
          <text:p/>
        </draw:line>
        <draw:line draw:style-name="gr8" draw:text-style-name="P2" draw:layer="layout" svg:x1="6.536cm" svg:y1="17.476cm" svg:x2="6.536cm" svg:y2="15.536cm">
          <text:p/>
        </draw:line>
        <draw:line draw:style-name="gr8" draw:text-style-name="P2" draw:layer="layout" svg:x1="2.712cm" svg:y1="14.072cm" svg:x2="5.123cm" svg:y2="14.803cm">
          <text:p/>
        </draw:line>
        <draw:path draw:style-name="gr8" draw:text-style-name="P2" draw:layer="layout" svg:width="0.074cm" svg:height="0.081cm" svg:x="11.782cm" svg:y="15.236cm" svg:viewBox="0 0 75 82" svg:d="M0 0c18 43 44 72 75 82">
          <text:p/>
        </draw:path>
        <draw:path draw:style-name="gr8" draw:text-style-name="P2" draw:layer="layout" svg:width="0.222cm" svg:height="0.454cm" svg:x="11.856cm" svg:y="14.866cm" svg:viewBox="0 0 223 455" svg:d="M0 452c74 21 166-60 206-184 39-124 7-244-68-268">
          <text:p/>
        </draw:path>
        <draw:path draw:style-name="gr8" draw:text-style-name="P2" draw:layer="layout" svg:width="0.106cm" svg:height="0.032cm" svg:x="11.888cm" svg:y="14.862cm" svg:viewBox="0 0 107 33" svg:d="M107 5c-32-12-71 0-107 28">
          <text:p/>
        </draw:path>
        <draw:path draw:style-name="gr8" draw:text-style-name="P2" draw:layer="layout" svg:width="0.071cm" svg:height="0.078cm" svg:x="8.741cm" svg:y="16.513cm" svg:viewBox="0 0 72 79" svg:d="M0 0c14 40 39 68 72 79">
          <text:p/>
        </draw:path>
        <draw:path draw:style-name="gr8" draw:text-style-name="P2" draw:layer="layout" svg:width="0.222cm" svg:height="0.456cm" svg:x="8.812cm" svg:y="16.139cm" svg:viewBox="0 0 223 457" svg:d="M0 453c74 25 170-60 206-184 38-123 10-243-69-269">
          <text:p/>
        </draw:path>
        <draw:path draw:style-name="gr8" draw:text-style-name="P2" draw:layer="layout" svg:width="0.102cm" svg:height="0.031cm" svg:x="8.847cm" svg:y="16.137cm" svg:viewBox="0 0 103 32" svg:d="M103 3c-32-7-71 0-103 29">
          <text:p/>
        </draw:path>
        <draw:path draw:style-name="gr8" draw:text-style-name="P2" draw:layer="layout" svg:width="0.071cm" svg:height="0.081cm" svg:x="7.189cm" svg:y="17.162cm" svg:viewBox="0 0 72 82" svg:d="M0 0c14 42 39 72 72 82">
          <text:p/>
        </draw:path>
        <draw:path draw:style-name="gr8" draw:text-style-name="P2" draw:layer="layout" svg:width="0.221cm" svg:height="0.454cm" svg:x="7.26cm" svg:y="16.792cm" svg:viewBox="0 0 222 455" svg:d="M0 452c74 21 166-60 205-183 39-128 7-248-68-269">
          <text:p/>
        </draw:path>
        <draw:path draw:style-name="gr8" draw:text-style-name="P2" draw:layer="layout" svg:width="0.106cm" svg:height="0.033cm" svg:x="7.291cm" svg:y="16.788cm" svg:viewBox="0 0 107 34" svg:d="M107 5c-35-12-70 0-107 29">
          <text:p/>
        </draw:path>
        <draw:polyline draw:style-name="gr8" draw:text-style-name="P2" draw:layer="layout" svg:width="0.265cm" svg:height="0.886cm" svg:x="10.371cm" svg:y="13.927cm" svg:viewBox="0 0 266 887" draw:points="0,0 25,67 53,134 79,198 100,261 125,328 146,392 163,455 185,519 202,582 216,642 230,707 241,767 255,827 266,887">
          <text:p/>
        </draw:polyline>
        <draw:line draw:style-name="gr8" draw:text-style-name="P2" draw:layer="layout" svg:x1="7.556cm" svg:y1="12.03cm" svg:x2="10.041cm" svg:y2="11.486cm">
          <text:p/>
        </draw:line>
        <draw:path draw:style-name="gr8" draw:text-style-name="P2" draw:layer="layout" svg:width="0.543cm" svg:height="0.279cm" svg:x="7.013cm" svg:y="12.029cm" svg:viewBox="0 0 544 280" svg:d="M0 280c63-113 261-215 544-280">
          <text:p/>
        </draw:path>
        <draw:path draw:style-name="gr8" draw:text-style-name="P2" draw:layer="layout" svg:width="1.775cm" svg:height="0.575cm" svg:x="5.238cm" svg:y="12.308cm" svg:viewBox="0 0 1776 576" svg:d="M1776 0c-177 308-897 541-1776 576">
          <text:p/>
        </draw:path>
        <draw:path draw:style-name="gr8" draw:text-style-name="P2" draw:layer="layout" svg:width="0.903cm" svg:height="0.173cm" svg:x="4.335cm" svg:y="12.879cm" svg:viewBox="0 0 904 174" svg:d="M0 174c226-96 550-159 904-174">
          <text:p/>
        </draw:path>
        <draw:line draw:style-name="gr8" draw:text-style-name="P2" draw:layer="layout" svg:x1="2.642cm" svg:y1="13.762cm" svg:x2="4.336cm" svg:y2="13.049cm">
          <text:p/>
        </draw:line>
        <draw:path draw:style-name="gr8" draw:text-style-name="P2" draw:layer="layout" svg:width="0.218cm" svg:height="0.17cm" svg:x="2.494cm" svg:y="13.902cm" svg:viewBox="0 0 219 171" svg:d="M219 171c-137-39-219-102-219-171">
          <text:p/>
        </draw:path>
        <draw:path draw:style-name="gr8" draw:text-style-name="P2" draw:layer="layout" svg:width="0.148cm" svg:height="0.148cm" svg:x="2.494cm" svg:y="13.758cm" svg:viewBox="0 0 149 149" svg:d="M0 149c0-56 49-107 149-149">
          <text:p/>
        </draw:path>
        <draw:line draw:style-name="gr8" draw:text-style-name="P2" draw:layer="layout" svg:x1="6.209cm" svg:y1="16.913cm" svg:x2="5.175cm" svg:y2="16.019cm">
          <text:p/>
        </draw:line>
        <draw:path draw:style-name="gr8" draw:text-style-name="P2" draw:layer="layout" svg:width="0.131cm" svg:height="0.272cm" svg:x="5.164cm" svg:y="15.786cm" svg:viewBox="0 0 132 273" svg:d="M132 0c-58 82-100 174-132 273">
          <text:p/>
        </draw:path>
        <draw:path draw:style-name="gr8" draw:text-style-name="P2" draw:layer="layout" svg:width="0.303cm" svg:height="0.353cm" svg:x="4.861cm" svg:y="16.058cm" svg:viewBox="0 0 304 354" svg:d="M0 354c142-61 248-185 304-354">
          <text:p/>
        </draw:path>
        <draw:path draw:style-name="gr8" draw:text-style-name="P2" draw:layer="layout" svg:width="0.251cm" svg:height="0.321cm" svg:x="4.243cm" svg:y="15.642cm" svg:viewBox="0 0 252 322" svg:d="M0 0c0 74 29 155 78 218 46 65 114 100 174 104">
          <text:p/>
        </draw:path>
        <draw:path draw:style-name="gr8" draw:text-style-name="P2" draw:layer="layout" svg:width="0.053cm" svg:height="0.152cm" svg:x="4.243cm" svg:y="15.49cm" svg:viewBox="0 0 54 153" svg:d="M54 0c-36 35-54 88-54 153">
          <text:p/>
        </draw:path>
        <draw:line draw:style-name="gr8" draw:text-style-name="P2" draw:layer="layout" svg:x1="6.208cm" svg:y1="16.943cm" svg:x2="6.208cm" svg:y2="15.67cm">
          <text:p/>
        </draw:line>
        <draw:line draw:style-name="gr8" draw:text-style-name="P2" draw:layer="layout" svg:x1="6.537cm" svg:y1="17.23cm" svg:x2="6.208cm" svg:y2="16.943cm">
          <text:p/>
        </draw:line>
        <draw:path draw:style-name="gr8" draw:text-style-name="P2" draw:layer="layout" svg:width="0.222cm" svg:height="0.547cm" svg:x="3.259cm" svg:y="15.172cm" svg:viewBox="0 0 223 548" svg:d="M223 548c-50-191-124-378-223-548">
          <text:p/>
        </draw:path>
        <draw:path draw:style-name="gr8" draw:text-style-name="P2" draw:layer="layout" svg:width="0.635cm" svg:height="0.758cm" svg:x="3.481cm" svg:y="15.716cm" svg:viewBox="0 0 636 759" svg:d="M0 0c93 367 347 671 636 759">
          <text:p/>
        </draw:path>
        <draw:line draw:style-name="gr8" draw:text-style-name="P2" draw:layer="layout" svg:x1="4.269cm" svg:y1="16.521cm" svg:x2="4.116cm" svg:y2="16.474cm">
          <text:p/>
        </draw:line>
        <draw:path draw:style-name="gr8" draw:text-style-name="P2" draw:layer="layout" svg:width="0.243cm" svg:height="0.406cm" svg:x="4.928cm" svg:y="15.751cm" svg:viewBox="0 0 244 407" svg:d="M244 0c-106 106-187 243-244 407">
          <text:p/>
        </draw:path>
        <draw:path draw:style-name="gr8" draw:text-style-name="P2" draw:layer="layout" svg:width="0.356cm" svg:height="0.04cm" svg:x="4.268cm" svg:y="16.506cm" svg:viewBox="0 0 357 41" svg:d="M0 15c127 40 252 33 357-15">
          <text:p/>
        </draw:path>
        <draw:path draw:style-name="gr8" draw:text-style-name="P2" draw:layer="layout" svg:width="0.304cm" svg:height="0.353cm" svg:x="4.624cm" svg:y="16.157cm" svg:viewBox="0 0 305 354" svg:d="M0 354c143-60 248-185 305-354">
          <text:p/>
        </draw:path>
        <draw:path draw:style-name="gr8" draw:text-style-name="P2" draw:layer="layout" svg:width="0.603cm" svg:height="0.627cm" svg:x="3.813cm" svg:y="15.68cm" svg:viewBox="0 0 604 628" svg:d="M0 0c0 177 74 365 202 488 124 124 279 170 402 120">
          <text:p/>
        </draw:path>
        <draw:path draw:style-name="gr8" draw:text-style-name="P2" draw:layer="layout" svg:width="0.198cm" svg:height="0.741cm" svg:x="4.413cm" svg:y="15.546cm" svg:viewBox="0 0 199 742" svg:d="M0 742c110-46 181-155 195-300 17-145-21-308-106-442">
          <text:p/>
        </draw:path>
        <draw:path draw:style-name="gr8" draw:text-style-name="P2" draw:layer="layout" svg:width="0.113cm" svg:height="0.306cm" svg:x="3.813cm" svg:y="15.374cm" svg:viewBox="0 0 114 307" svg:d="M114 0c-75 70-114 180-114 307">
          <text:p/>
        </draw:path>
        <draw:path draw:style-name="gr8" draw:text-style-name="P2" draw:layer="layout" svg:width="0.152cm" svg:height="0.116cm" svg:x="9.14cm" svg:y="12.135cm" svg:viewBox="0 0 153 117" svg:d="M0 0c95 28 153 71 153 117">
          <text:p/>
        </draw:path>
        <draw:path draw:style-name="gr8" draw:text-style-name="P2" draw:layer="layout" svg:width="0.851cm" svg:height="0.152cm" svg:x="8.441cm" svg:y="12.251cm" svg:viewBox="0 0 852 153" svg:d="M852 0c0 86-191 153-428 153-233 0-424-67-424-153">
          <text:p/>
        </draw:path>
        <draw:path draw:style-name="gr8" draw:text-style-name="P2" draw:layer="layout" svg:width="0.699cm" svg:height="0.152cm" svg:x="8.441cm" svg:y="12.1cm" svg:viewBox="0 0 700 153" svg:d="M0 153c0-56 96-113 247-138 153-25 330-18 453 21">
          <text:p/>
        </draw:path>
        <draw:path draw:style-name="gr8" draw:text-style-name="P2" draw:layer="layout" svg:width="0.151cm" svg:height="0.116cm" svg:x="6.551cm" svg:y="13.222cm" svg:viewBox="0 0 152 117" svg:d="M0 0c96 28 152 71 152 117">
          <text:p/>
        </draw:path>
        <draw:path draw:style-name="gr8" draw:text-style-name="P2" draw:layer="layout" svg:width="0.85cm" svg:height="0.151cm" svg:x="5.852cm" svg:y="13.335cm" svg:viewBox="0 0 851 152" svg:d="M851 0c0 85-190 152-428 152-232 0-423-67-423-152">
          <text:p/>
        </draw:path>
        <draw:path draw:style-name="gr8" draw:text-style-name="P2" draw:layer="layout" svg:width="0.702cm" svg:height="0.154cm" svg:x="5.852cm" svg:y="13.184cm" svg:viewBox="0 0 703 155" svg:d="M0 155c0-61 95-114 248-142 152-25 328-14 455 25">
          <text:p/>
        </draw:path>
        <draw:path draw:style-name="gr8" draw:text-style-name="P2" draw:layer="layout" svg:width="0.307cm" svg:height="0.32cm" svg:x="4.138cm" svg:y="15.684cm" svg:viewBox="0 0 308 321" svg:d="M0 0c0 92 38 188 102 251 63 64 141 85 206 60">
          <text:p/>
        </draw:path>
        <draw:path draw:style-name="gr8" draw:text-style-name="P2" draw:layer="layout" svg:width="0.174cm" svg:height="0.486cm" svg:x="4.37cm" svg:y="15.508cm" svg:viewBox="0 0 175 487" svg:d="M76 487c74-31 112-123 95-233-14-110-85-212-171-254">
          <text:p/>
        </draw:path>
        <draw:path draw:style-name="gr8" draw:text-style-name="P2" draw:layer="layout" svg:width="0.078cm" svg:height="0.016cm" svg:x="4.236cm" svg:y="15.489cm" svg:viewBox="0 0 79 17" svg:d="M79 2c-28-5-54 0-79 15">
          <text:p/>
        </draw:path>
        <draw:path draw:style-name="gr8" draw:text-style-name="P2" draw:layer="layout" svg:width="0.102cm" svg:height="0.187cm" svg:x="4.138cm" svg:y="15.501cm" svg:viewBox="0 0 103 188" svg:d="M103 0c-65 24-103 96-103 188">
          <text:p/>
        </draw:path>
        <draw:path draw:style-name="gr8" draw:text-style-name="P2" draw:layer="layout" svg:width="0.536cm" svg:height="0.63cm" svg:x="3.94cm" svg:y="15.624cm" svg:viewBox="0 0 537 631" svg:d="M0 0c0 162 67 332 174 456 106 124 240 187 363 173">
          <text:p/>
        </draw:path>
        <draw:path draw:style-name="gr8" draw:text-style-name="P2" draw:layer="layout" svg:width="0.056cm" svg:height="0.233cm" svg:x="3.94cm" svg:y="15.395cm" svg:viewBox="0 0 57 234" svg:d="M57 0c-35 64-57 145-57 234">
          <text:p/>
        </draw:path>
        <draw:line draw:style-name="gr8" draw:text-style-name="P2" draw:layer="layout" svg:x1="2.494cm" svg:y1="14.837cm" svg:x2="2.494cm" svg:y2="13.902cm">
          <text:p/>
        </draw:line>
        <draw:line draw:style-name="gr8" draw:text-style-name="P2" draw:layer="layout" svg:x1="4.862cm" svg:y1="16.411cm" svg:x2="4.624cm" svg:y2="16.511cm">
          <text:p/>
        </draw:line>
        <draw:frame draw:style-name="gr12" draw:text-style-name="P5" draw:layer="layout" svg:width="11.339cm" svg:height="0.78cm" svg:x="15.141cm" svg:y="10.801cm">
          <draw:text-box>
            <text:p text:style-name="P4"><text:span text:style-name="T1">6X M3 Brass Inserts [HD-MS0030]</text:span></text:p>
          </draw:text-box>
        </draw:frame>
        <draw:frame draw:style-name="gr13" draw:text-style-name="P6" draw:layer="layout" svg:width="0.119cm" svg:height="0.141cm" svg:x="21.11cm" svg:y="12.183cm">
          <draw:text-box>
            <text:p text:style-name="P4"><text:span text:style-name="T2"><text:s/></text:span></text:p>
          </draw:text-box>
        </draw:frame>
        <draw:frame draw:style-name="gr12" draw:text-style-name="P5" draw:layer="layout" svg:width="0.666cm" svg:height="0.78cm" svg:x="27.64cm" svg:y="19.236cm">
          <draw:text-box>
            <text:p text:style-name="P4"><text:span text:style-name="T1">X</text:span></text:p>
          </draw:text-box>
        </draw:frame>
        <draw:frame draw:style-name="gr13" draw:text-style-name="P6" draw:layer="layout" svg:width="0.119cm" svg:height="0.141cm" svg:x="28.049cm" svg:y="19.732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57:53.998183218</dc:date>
    <meta:editing-duration>PT29S</meta:editing-duration>
    <meta:editing-cycles>1</meta:editing-cycles>
    <meta:document-statistic meta:object-count="842"/>
    <meta:generator>LibreOffice/5.2.7.2$Linux_X86_64 LibreOffice_project/20m0$Build-2</meta:generator>
  </office:meta>
</office:document-meta>
</file>